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lay Black" svg:font-family="'Noto Sans Display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35in"/>
    </style:style>
    <style:style style:name="co2" style:family="table-column">
      <style:table-column-properties fo:break-before="auto" style:column-width="1.6299in"/>
    </style:style>
    <style:style style:name="co3" style:family="table-column">
      <style:table-column-properties fo:break-before="auto" style:column-width="1.01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in"/>
    </style:style>
    <style:style style:name="co6" style:family="table-column">
      <style:table-column-properties fo:break-before="auto" style:column-width="0.9992in"/>
    </style:style>
    <style:style style:name="co7" style:family="table-column">
      <style:table-column-properties fo:break-before="auto" style:column-width="0.4693in"/>
    </style:style>
    <style:style style:name="co8" style:family="table-column">
      <style:table-column-properties fo:break-before="auto" style:column-width="0.952in"/>
    </style:style>
    <style:style style:name="co9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7945in"/>
    </style:style>
    <style:style style:name="co12" style:family="table-column">
      <style:table-column-properties fo:break-before="auto" style:column-width="0.7071in"/>
    </style:style>
    <style:style style:name="co13" style:family="table-column">
      <style:table-column-properties fo:break-before="auto" style:column-width="0.748in"/>
    </style:style>
    <style:style style:name="co14" style:family="table-column">
      <style:table-column-properties fo:break-before="auto" style:column-width="1.1799in"/>
    </style:style>
    <style:style style:name="co15" style:family="table-column">
      <style:table-column-properties fo:break-before="auto" style:column-width="0.8898in"/>
    </style:style>
    <style:style style:name="co16" style:family="table-column">
      <style:table-column-properties fo:break-before="auto" style:column-width="0.4811in"/>
    </style:style>
    <style:style style:name="co17" style:family="table-column">
      <style:table-column-properties fo:break-before="auto" style:column-width="0.6791in"/>
    </style:style>
    <style:style style:name="co18" style:family="table-column">
      <style:table-column-properties fo:break-before="auto" style:column-width="0.622in"/>
    </style:style>
    <style:style style:name="co19" style:family="table-column">
      <style:table-column-properties fo:break-before="auto" style:column-width="0.7098in"/>
    </style:style>
    <style:style style:name="co20" style:family="table-column">
      <style:table-column-properties fo:break-before="auto" style:column-width="0.7929in"/>
    </style:style>
    <style:style style:name="co21" style:family="table-column">
      <style:table-column-properties fo:break-before="auto" style:column-width="0.6661in"/>
    </style:style>
    <style:style style:name="co22" style:family="table-column">
      <style:table-column-properties fo:break-before="auto" style:column-width="0.7189in"/>
    </style:style>
    <style:style style:name="co23" style:family="table-column">
      <style:table-column-properties fo:break-before="auto" style:column-width="0.8409in"/>
    </style:style>
    <style:style style:name="co24" style:family="table-column">
      <style:table-column-properties fo:break-before="auto" style:column-width="1.0693in"/>
    </style:style>
    <style:style style:name="co25" style:family="table-column">
      <style:table-column-properties fo:break-before="auto" style:column-width="1.1917in"/>
    </style:style>
    <style:style style:name="co26" style:family="table-column">
      <style:table-column-properties fo:break-before="auto" style:column-width="0.8146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8319in"/>
    </style:style>
    <style:style style:name="co29" style:family="table-column">
      <style:table-column-properties fo:break-before="auto" style:column-width="1.4508in"/>
    </style:style>
    <style:style style:name="co30" style:family="table-column">
      <style:table-column-properties fo:break-before="auto" style:column-width="1.6217in"/>
    </style:style>
    <style:style style:name="co31" style:family="table-column">
      <style:table-column-properties fo:break-before="auto" style:column-width="0.8193in"/>
    </style:style>
    <style:style style:name="co32" style:family="table-column">
      <style:table-column-properties fo:break-before="auto" style:column-width="0.9902in"/>
    </style:style>
    <style:style style:name="co33" style:family="table-column">
      <style:table-column-properties fo:break-before="auto" style:column-width="0.9425in"/>
    </style:style>
    <style:style style:name="co34" style:family="table-column">
      <style:table-column-properties fo:break-before="auto" style:column-width="1.0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49" style:family="table-cell" style:parent-style-name="Default">
      <style:table-cell-properties fo:border-bottom="1.11pt double-thin #000000" style:border-line-width-bottom="0.0071in 0.0016in 0.0071in" fo:background-color="#eeeee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468a1a" style:font-name="Noto Sans Display Black" fo:font-weight="bold" style:font-weight-asian="bold" style:font-weight-complex="bold"/>
    </style:style>
    <style:style style:name="ce15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0.74pt solid #000000" fo:border-right="none" fo:border-top="0.74pt solid #000000"/>
      <style:text-properties fo:color="#dddddd"/>
    </style:style>
    <style:style style:name="ce157" style:family="table-cell" style:parent-style-name="Default">
      <style:table-cell-properties fo:border-bottom="none" fo:border-left="0.74pt solid #000000" fo:border-right="none" fo:border-top="none"/>
      <style:text-properties fo:color="#dddddd"/>
    </style:style>
    <style:style style:name="ce159" style:family="table-cell" style:parent-style-name="Default"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fo:border-left="0.74pt solid #000000" fo:border-right="none" fo:border-top="none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1.11pt double-thin #000000" style:border-line-width-bottom="0.0071in 0.0016in 0.0071in" fo:background-color="#eeeeee" fo:border-left="none" fo:border-right="none" fo:border-top="none"/>
    </style:style>
    <style:style style:name="ce174" style:family="table-cell" style:parent-style-name="Default">
      <style:table-cell-properties fo:border="none"/>
    </style:style>
    <style:style style:name="ce176" style:family="table-cell" style:parent-style-name="Default">
      <style:table-cell-properties fo:border-bottom="none" fo:border-left="none" fo:border-right="none" fo:border-top="0.74pt solid #000000"/>
    </style:style>
    <style:style style:name="ce177" style:family="table-cell" style:parent-style-name="Default">
      <style:table-cell-properties fo:background-color="#e8f2a1"/>
    </style:style>
    <style:style style:name="ce178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17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in"/>
      <style:text-properties fo:color="#b2b2b2" fo:font-weight="normal" style:font-weight-asian="normal" style:font-weight-complex="normal"/>
    </style:style>
    <style:style style:name="ce183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8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8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color="#b2b2b2" fo:font-weight="normal" style:font-weight-asian="normal" style:font-weight-complex="normal"/>
    </style:style>
    <style:style style:name="ce18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8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89" style:family="table-cell" style:parent-style-name="Default">
      <style:table-cell-properties fo:border-bottom="none" fo:border-left="none" fo:border-right="0.74pt solid #000000" fo:border-top="0.74pt solid #000000"/>
    </style:style>
    <style:style style:name="ce19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4" style:family="table-cell" style:parent-style-name="Default">
      <style:table-cell-properties fo:border-bottom="none" fo:border-left="none" fo:border-right="0.74pt solid #000000" fo:border-top="none"/>
    </style:style>
    <style:style style:name="ce205" style:family="table-cell" style:parent-style-name="Default">
      <style:table-cell-properties fo:border-bottom="0.74pt solid #000000" fo:border-left="none" fo:border-right="0.74pt solid #000000" fo:border-top="none"/>
    </style:style>
    <style:style style:name="ce206" style:family="table-cell" style:parent-style-name="Default">
      <style:table-cell-properties fo:border-bottom="0.74pt solid #000000" fo:border-left="none" fo:border-right="none" fo:border-top="none"/>
    </style:style>
    <style:style style:name="ce21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2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fo:color="#b2b2b2" fo:font-weight="normal" style:font-weight-asian="normal" style:font-weight-complex="normal"/>
    </style:style>
    <style:style style:name="ce219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2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in"/>
      <style:text-properties fo:color="#b2b2b2" fo:font-weight="normal" style:font-weight-asian="normal" style:font-weight-complex="normal"/>
    </style:style>
    <style:style style:name="ce2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6" style:family="table-cell" style:parent-style-name="Default">
      <style:table-cell-properties fo:wrap-option="no-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74pt solid #000000" fo:wrap-option="no-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1.11pt double-thin #000000" style:border-line-width-bottom="0.0071in 0.0016in 0.0071in" fo:background-color="#eeeee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468a1a" style:text-outline="false" style:text-line-through-style="none" style:text-line-through-type="none" style:font-name="Noto Sans Display Black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24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color="#b2b2b2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24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2b2b2" fo:font-weight="normal" style:font-weight-asian="normal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0.74pt solid #000000" fo:border-left="0.74pt solid #000000" fo:border-right="none" fo:border-top="none"/>
    </style:style>
    <style:style style:name="ce249" style:family="table-cell" style:parent-style-name="Default">
      <style:table-cell-properties fo:border-bottom="1.11pt double-thin #000000" style:border-line-width-bottom="0.0071in 0.0016in 0.0071in" fo:background-color="#eeeeee" style:text-align-source="fix" style:repeat-content="false" fo:border-left="none" fo:border-right="none" fo:border-top="none"/>
      <style:paragraph-properties fo:text-align="center" fo:margin-left="0in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1" style:family="table-cell" style:parent-style-name="Default">
      <style:table-cell-properties fo:border-bottom="0.74pt solid #000000" fo:border-left="none" fo:border-right="none" fo:border-top="0.74pt solid #000000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5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1.11pt double-thin #000000" style:border-line-width-bottom="0.0071in 0.0016in 0.0071in" fo:background-color="#eeeee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468a1a" style:font-name="Noto Sans Display Black" fo:font-weight="bold" style:font-weight-asian="bold" style:font-weight-complex="bold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order-left="0.74pt solid #000000" fo:border-right="none" fo:border-top="0.74pt solid #000000"/>
      <style:text-properties fo:color="#dddddd"/>
    </style:style>
    <style:style style:name="ce94" style:family="table-cell" style:parent-style-name="Default">
      <style:table-cell-properties fo:border-bottom="none" fo:border-left="0.74pt solid #000000" fo:border-right="none" fo:border-top="none"/>
      <style:text-properties fo:color="#dddddd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order-left="0.74pt solid #000000" fo:border-right="none" fo:border-top="none"/>
    </style:style>
    <style:style style:name="ce103" style:family="table-cell" style:parent-style-name="Default">
      <style:table-cell-properties fo:border-bottom="0.74pt solid #000000" fo:border-left="0.74pt solid #000000" fo:border-right="none" fo:border-top="non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1.11pt double-thin #000000" style:border-line-width-bottom="0.0071in 0.0016in 0.0071in" fo:background-color="#eeeeee" fo:border-left="none" fo:border-right="none" fo:border-top="none"/>
    </style:style>
    <style:style style:name="ce105" style:family="table-cell" style:parent-style-name="Default">
      <style:table-cell-properties fo:border="none"/>
    </style:style>
    <style:style style:name="ce106" style:family="table-cell" style:parent-style-name="Default">
      <style:table-cell-properties fo:border-bottom="none" fo:border-left="none" fo:border-right="none" fo:border-top="0.74pt solid #000000"/>
    </style:style>
    <style:style style:name="ce107" style:family="table-cell" style:parent-style-name="Default">
      <style:table-cell-properties fo:background-color="#e8f2a1"/>
    </style:style>
    <style:style style:name="ce108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10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in"/>
      <style:text-properties fo:color="#b2b2b2" fo:font-weight="normal" style:font-weight-asian="normal" style:font-weight-complex="normal"/>
    </style:style>
    <style:style style:name="ce111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12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color="#b2b2b2" fo:font-weight="normal" style:font-weight-asian="normal" style:font-weight-complex="normal"/>
    </style:style>
    <style:style style:name="ce11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15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16" style:family="table-cell" style:parent-style-name="Default">
      <style:table-cell-properties fo:border-bottom="none" fo:border-left="none" fo:border-right="0.74pt solid #000000" fo:border-top="0.74pt solid #000000"/>
    </style:style>
    <style:style style:name="ce11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4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none"/>
    </style:style>
    <style:style style:name="ce126" style:family="table-cell" style:parent-style-name="Default">
      <style:table-cell-properties fo:border-bottom="0.74pt solid #000000" fo:border-left="none" fo:border-right="none" fo:border-top="none"/>
    </style:style>
    <style:style style:name="ce12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  <style:text-properties fo:color="#b2b2b2" fo:font-weight="normal" style:font-weight-asian="normal" style:font-weight-complex="normal"/>
    </style:style>
    <style:style style:name="ce129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13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in"/>
      <style:text-properties fo:color="#b2b2b2" fo:font-weight="normal" style:font-weight-asian="normal" style:font-weight-complex="normal"/>
    </style:style>
    <style:style style:name="ce1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no-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74pt solid #000000" fo:wrap-option="no-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1.11pt double-thin #000000" style:border-line-width-bottom="0.0071in 0.0016in 0.0071in" fo:background-color="#eeeee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468a1a" style:text-outline="false" style:text-line-through-style="none" style:text-line-through-type="none" style:font-name="Noto Sans Display Black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13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  <style:text-properties fo:color="#b2b2b2" fo:font-weight="normal" style:font-weight-asian="normal" style:font-weight-complex="normal"/>
    </style:style>
    <style:style style:name="ce141" style:family="table-cell" style:parent-style-name="Default" style:data-style-name="N2"/>
    <style:style style:name="ce143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2b2b2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46" style:family="table-cell" style:parent-style-name="Default">
      <style:table-cell-properties fo:border-bottom="0.74pt solid #000000" fo:border-left="0.74pt solid #000000" fo:border-right="none" fo:border-top="none"/>
    </style:style>
    <style:style style:name="ce147" style:family="table-cell" style:parent-style-name="Default">
      <style:table-cell-properties fo:border-bottom="1.11pt double-thin #000000" style:border-line-width-bottom="0.0071in 0.0016in 0.0071in" fo:background-color="#eeeeee" style:text-align-source="fix" style:repeat-content="false" fo:border-left="none" fo:border-right="none" fo:border-top="non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fo:border-bottom="0.74pt solid #000000" fo:border-left="none" fo:border-right="none" fo:border-top="0.74pt solid #000000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 style:data-style-name="N121"/>
    <style:style style:name="ce56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0.74pt solid #000000" style:text-align-source="fix" style:repeat-content="false" fo:border-left="none" fo:border-right="0.99pt solid #000000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166" style:family="table-cell" style:parent-style-name="Default" style:data-style-name="N84">
      <style:table-cell-properties fo:border-bottom="none" fo:background-color="#e8f2a1" fo:border-left="none" fo:border-right="0.99pt solid #000000" fo:border-top="none"/>
      <style:text-properties fo:color="#000000"/>
    </style:style>
    <style:style style:name="ce167" style:family="table-cell" style:parent-style-name="Default" style:data-style-name="N84">
      <style:table-cell-properties fo:border-bottom="none" fo:background-color="#eeeeee" fo:border-left="none" fo:border-right="0.99pt solid #000000" fo:border-top="none"/>
    </style:style>
    <style:style style:name="ce59" style:family="table-cell" style:parent-style-name="Default">
      <style:table-cell-properties fo:border-bottom="none" fo:border-left="none" fo:border-right="0.99pt solid #000000" fo:border-top="none"/>
    </style:style>
    <style:style style:name="ce60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8" style:family="table-cell" style:parent-style-name="Default" style:data-style-name="N140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in"/>
      <style:text-properties fo:font-weight="normal" style:font-weight-asian="normal" style:font-weight-complex="normal"/>
    </style:style>
    <style:style style:name="ce190" style:family="table-cell" style:parent-style-name="Default" style:data-style-name="N139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in"/>
      <style:text-properties fo:font-weight="normal" style:font-weight-asian="normal" style:font-weight-complex="normal"/>
    </style:style>
    <style:style style:name="ce61" style:family="table-cell" style:parent-style-name="Default" style:data-style-name="N11"/>
    <style:style style:name="ce193" style:family="table-cell" style:parent-style-name="Default" style:data-style-name="N135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in"/>
      <style:text-properties fo:font-weight="normal" style:font-weight-asian="normal" style:font-weight-complex="normal"/>
    </style:style>
    <style:style style:name="ce194" style:family="table-cell" style:parent-style-name="Default" style:data-style-name="N136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in"/>
      <style:text-properties fo:font-weight="normal" style:font-weight-asian="normal" style:font-weight-complex="normal"/>
    </style:style>
    <style:style style:name="ce195" style:family="table-cell" style:parent-style-name="Default" style:data-style-name="N142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in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f6f9d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7" style:family="table-cell" style:parent-style-name="Default" style:data-style-name="N1">
      <style:table-cell-properties fo:background-color="#eeeeee"/>
    </style:style>
    <style:style style:name="ce63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75" style:family="table-cell" style:parent-style-name="Default" style:data-style-name="N2">
      <style:table-cell-properties fo:background-color="#eeeeee"/>
    </style:style>
    <style:style style:name="ce64" style:family="table-cell" style:parent-style-name="Default">
      <style:table-cell-properties fo:background-color="#e0c2c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fo:background-color="#eeeeee"/>
    </style:style>
    <style:style style:name="ce202" style:family="table-cell" style:parent-style-name="Default" style:data-style-name="N11">
      <style:table-cell-properties fo:background-color="#eeeeee"/>
    </style:style>
    <style:style style:name="ce2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80" style:family="table-cell" style:parent-style-name="Default" style:data-style-name="N99"/>
    <style:style style:name="ce46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0.74pt solid #000000" style:text-align-source="fix" style:repeat-content="false" fo:border-left="none" fo:border-right="0.99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8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88" style:family="table-cell" style:parent-style-name="Default" style:data-style-name="N140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289" style:family="table-cell" style:parent-style-name="Default" style:data-style-name="N138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291" style:family="table-cell" style:parent-style-name="Default" style:data-style-name="N144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214" style:family="table-cell" style:parent-style-name="Default" style:data-style-name="N125">
      <style:table-cell-properties fo:background-color="#eeeeee"/>
    </style:style>
    <style:style style:name="ce67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1.11pt double-thin #000000" style:border-line-width-bottom="0.0071in 0.0016in 0.0071in" fo:background-color="#eeeeee" style:text-align-source="fix" style:repeat-content="false" fo:border-left="none" fo:border-right="none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74pt solid #000000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bf00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84"/>
    <style:style style:name="ce74" style:family="table-cell" style:parent-style-name="Default">
      <style:table-cell-properties fo:background-color="#ffbf00"/>
    </style:style>
    <style:style style:name="ce75" style:family="table-cell" style:parent-style-name="Default">
      <style:table-cell-properties fo:border-bottom="none" fo:background-color="#ffbf00" fo:border-left="none" fo:border-right="0.99pt solid #000000" fo:border-top="none"/>
    </style:style>
    <style:style style:name="ce225" style:family="table-cell" style:parent-style-name="Default">
      <style:table-cell-properties fo:border-bottom="0.74pt solid #000000" fo:background-color="#ffbf00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bbe33d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0.74pt solid #000000" fo:background-color="#bbe33d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bbe33d"/>
    </style:style>
    <style:style style:name="ce89" style:family="table-cell" style:parent-style-name="Default">
      <style:table-cell-properties fo:border-bottom="none" fo:background-color="#bbe33d" fo:border-left="none" fo:border-right="0.99pt solid #000000" fo:border-top="none"/>
    </style:style>
    <style:style style:name="ce230" style:family="table-cell" style:parent-style-name="Default">
      <style:table-cell-properties fo:border-bottom="0.74pt solid #000000" fo:background-color="#bbe33d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31" style:family="table-cell" style:parent-style-name="Default" style:data-style-name="N121">
      <style:table-cell-properties fo:background-color="#f6f9d4"/>
    </style:style>
    <style:style style:name="ce232" style:family="table-cell" style:parent-style-name="Default" style:data-style-name="N84">
      <style:table-cell-properties fo:border-bottom="none" fo:background-color="#f6f9d4" fo:border-left="none" fo:border-right="0.99pt solid #000000" fo:border-top="none"/>
    </style:style>
    <style:style style:name="ce233" style:family="table-cell" style:parent-style-name="Default" style:data-style-name="N84">
      <style:table-cell-properties fo:border-bottom="none" fo:background-color="#eeeeee" style:text-align-source="fix" style:repeat-content="false" fo:border-left="none" fo:border-right="0.99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4" style:family="table-cell" style:parent-style-name="Default" style:data-style-name="N121">
      <style:table-cell-properties fo:border-bottom="none" fo:background-color="#eeeeee" fo:border-left="none" fo:border-right="0.99pt solid #000000" fo:border-top="none"/>
    </style:style>
    <style:style style:name="ce235" style:family="table-cell" style:parent-style-name="Default">
      <style:table-cell-properties fo:border-bottom="none" fo:background-color="#eeeeee" fo:border-left="none" fo:border-right="0.99pt solid #000000" fo:border-top="none"/>
    </style:style>
    <style:style style:name="ce236" style:family="table-cell" style:parent-style-name="Default" style:data-style-name="N1"/>
    <style:style style:name="ce237" style:family="table-cell" style:parent-style-name="Default" style:data-style-name="N1">
      <style:table-cell-properties fo:border-bottom="none" fo:border-left="none" fo:border-right="0.99pt solid #000000" fo:border-top="none"/>
    </style:style>
    <style:style style:name="ce238" style:family="table-cell" style:parent-style-name="Default" style:data-style-name="N2">
      <style:table-cell-properties fo:border-bottom="none" fo:border-left="none" fo:border-right="0.99pt solid #000000" fo:border-top="none"/>
    </style:style>
    <style:style style:name="ce239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 style:data-style-name="N10"/>
    <style:style style:name="ce242" style:family="table-cell" style:parent-style-name="Default">
      <style:table-cell-properties fo:border-bottom="0.74pt solid #000000" fo:background-color="#e8f2a1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 style:data-style-name="N10">
      <style:table-cell-properties fo:border-bottom="none" fo:border-left="none" fo:border-right="0.99pt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95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table:style-name="ce83" office:value-type="string" calcext:value-type="string" table:number-columns-spanned="5" table:number-rows-spanned="1">
            <text:p>WHOLE HEALTHY ATHLETE – Protocol</text:p>
          </table:table-cell>
          <table:covered-table-cell table:number-columns-repeated="2" table:style-name="ce104"/>
          <table:covered-table-cell table:style-name="ce136"/>
          <table:covered-table-cell table:style-name="ce147"/>
          <table:table-cell table:style-name="ce83" office:value-type="string" calcext:value-type="string">
            <text:p>V 1.0</text:p>
          </table:table-cell>
          <table:table-cell table:number-columns-repeated="4"/>
        </table:table-row>
        <table:table-row table:style-name="ro1">
          <table:table-cell table:style-name="ce84"/>
          <table:table-cell table:style-name="ce105" table:number-columns-repeated="4"/>
          <table:table-cell table:number-columns-repeated="5"/>
        </table:table-row>
        <table:table-row table:style-name="ro1">
          <table:table-cell table:style-name="ce87" office:value-type="string" calcext:value-type="string" table:number-columns-spanned="5" table:number-rows-spanned="1">
            <text:p>Personal Data</text:p>
          </table:table-cell>
          <table:covered-table-cell table:number-columns-repeated="3" table:style-name="ce106"/>
          <table:covered-table-cell table:style-name="ce116"/>
          <table:table-cell table:number-columns-repeated="5"/>
        </table:table-row>
        <table:table-row table:style-name="ro1">
          <table:table-cell table:style-name="ce90" office:value-type="string" calcext:value-type="string">
            <text:p>Age:</text:p>
          </table:table-cell>
          <table:table-cell table:style-name="ce107"/>
          <table:table-cell table:number-columns-repeated="2"/>
          <table:table-cell table:style-name="ce124"/>
          <table:table-cell table:number-columns-repeated="5"/>
        </table:table-row>
        <table:table-row table:style-name="ro1">
          <table:table-cell table:style-name="ce90" office:value-type="string" calcext:value-type="string">
            <text:p>Height:</text:p>
          </table:table-cell>
          <table:table-cell table:style-name="ce107"/>
          <table:table-cell office:value-type="string" calcext:value-type="string">
            <text:p>cm</text:p>
          </table:table-cell>
          <table:table-cell table:style-name="ce137" table:formula="of:=[.B5]*[.A14]" office:value-type="float" office:value="0" calcext:value-type="float">
            <text:p>0.00</text:p>
          </table:table-cell>
          <table:table-cell table:style-name="ce124" office:value-type="string" calcext:value-type="string">
            <text:p>in</text:p>
          </table:table-cell>
          <table:table-cell table:number-columns-repeated="5"/>
        </table:table-row>
        <table:table-row table:style-name="ro1">
          <table:table-cell table:style-name="ce91" office:value-type="string" calcext:value-type="string">
            <text:p>Physical Activity Level:</text:p>
          </table:table-cell>
          <table:table-cell table:style-name="ce108"/>
          <table:table-cell table:style-name="ce126" table:number-columns-repeated="2"/>
          <table:table-cell table:style-name="ce125"/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ce121" table:number-columns-repeated="2"/>
          <table:table-cell table:style-name="ce210"/>
          <table:table-cell table:number-columns-repeated="3"/>
        </table:table-row>
        <table:table-row table:style-name="ro1">
          <table:table-cell table:style-name="ce92" office:value-type="string" calcext:value-type="string">
            <text:p>Targets</text:p>
          </table:table-cell>
          <table:table-cell table:style-name="ce109" office:value-type="string" calcext:value-type="string" table:number-columns-spanned="2" table:number-rows-spanned="1">
            <text:p>Start</text:p>
          </table:table-cell>
          <table:covered-table-cell table:style-name="ce127"/>
          <table:table-cell table:style-name="ce139" office:value-type="string" calcext:value-type="string" table:number-columns-spanned="2" table:number-rows-spanned="1">
            <text:p>Goal</text:p>
          </table:table-cell>
          <table:covered-table-cell table:style-name="ce127"/>
          <table:table-cell table:style-name="ce105"/>
          <table:table-cell table:number-columns-repeated="4"/>
        </table:table-row>
        <table:table-row table:style-name="ro1">
          <table:table-cell table:style-name="ce93" office:value-type="float" office:value="0.45359237" calcext:value-type="float">
            <text:p>0.45359237</text:p>
          </table:table-cell>
          <table:table-cell table:style-name="ce110" office:value-type="string" calcext:value-type="string">
            <text:p>kg</text:p>
          </table:table-cell>
          <table:table-cell table:style-name="ce128" office:value-type="string" calcext:value-type="string">
            <text:p>lb</text:p>
          </table:table-cell>
          <table:table-cell table:style-name="ce140" office:value-type="string" calcext:value-type="string">
            <text:p>kg</text:p>
          </table:table-cell>
          <table:table-cell table:style-name="ce128" office:value-type="string" calcext:value-type="string">
            <text:p>lb</text:p>
          </table:table-cell>
          <table:table-cell table:style-name="ce158" table:number-columns-repeated="2"/>
          <table:table-cell table:number-columns-repeated="3"/>
        </table:table-row>
        <table:table-row table:style-name="ro1">
          <table:table-cell table:style-name="ce90" office:value-type="string" calcext:value-type="string">
            <text:p>Weight:</text:p>
          </table:table-cell>
          <table:table-cell table:style-name="ce111"/>
          <table:table-cell table:style-name="ce129" table:formula="of:=[.B11]/[.A10]" office:value-type="float" office:value="0" calcext:value-type="float">
            <text:p>0.00</text:p>
          </table:table-cell>
          <table:table-cell table:style-name="ce141" table:formula="of:=[.D13]*[.B5]*[.B5]/10000" office:value-type="float" office:value="0" calcext:value-type="float">
            <text:p>0.00</text:p>
          </table:table-cell>
          <table:table-cell table:style-name="ce129" table:formula="of:=[.D11]*2.205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Weight Loss:</text:p>
          </table:table-cell>
          <table:table-cell table:style-name="ce102"/>
          <table:table-cell table:style-name="ce124"/>
          <table:table-cell table:style-name="ce141" table:formula="of:=[.B11]-[.D11]" office:value-type="float" office:value="0" calcext:value-type="float">
            <text:p>0.00</text:p>
          </table:table-cell>
          <table:table-cell table:style-name="ce129" table:formula="of:=[.C11]-[.E1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91" office:value-type="string" calcext:value-type="string">
            <text:p>BMI:</text:p>
          </table:table-cell>
          <table:table-cell table:style-name="ce112" table:formula="of:=IF(AND(ISNUMBER([.B$5]);ISNUMBER([.B$11]));[.B$11]/([.B$5]*[.B$5]/10000);0)" office:value-type="float" office:value="0" calcext:value-type="float" table:number-columns-spanned="2" table:number-rows-spanned="1">
            <text:p>0.00</text:p>
          </table:table-cell>
          <table:covered-table-cell table:style-name="ce125"/>
          <table:table-cell table:style-name="ce143" table:number-columns-spanned="2" table:number-rows-spanned="1"/>
          <table:covered-table-cell table:style-name="ce131"/>
          <table:table-cell table:number-columns-repeated="5"/>
        </table:table-row>
        <table:table-row table:style-name="ro1">
          <table:table-cell table:style-name="ce94" office:value-type="float" office:value="0.39370078740157" calcext:value-type="float">
            <text:p>0.39370078740157</text:p>
          </table:table-cell>
          <table:table-cell table:style-name="ce113" office:value-type="string" calcext:value-type="string">
            <text:p>cm</text:p>
          </table:table-cell>
          <table:table-cell table:style-name="ce130" office:value-type="string" calcext:value-type="string">
            <text:p>in</text:p>
          </table:table-cell>
          <table:table-cell table:style-name="ce144" office:value-type="string" calcext:value-type="string">
            <text:p>cm</text:p>
          </table:table-cell>
          <table:table-cell table:style-name="ce130" office:value-type="string" calcext:value-type="string">
            <text:p>in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Waist:</text:p>
          </table:table-cell>
          <table:table-cell table:style-name="ce111"/>
          <table:table-cell table:style-name="ce129" table:formula="of:=[.B15]*[.A$14]" office:value-type="float" office:value="0" calcext:value-type="float">
            <text:p>0.00</text:p>
          </table:table-cell>
          <table:table-cell table:style-name="ce105" table:formula="of:=[.D17]*[.B$5]" office:value-type="float" office:value="0" calcext:value-type="float">
            <text:p>0</text:p>
          </table:table-cell>
          <table:table-cell table:style-name="ce129" table:formula="of:=[.D15]*[.A$1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Waist Loss:</text:p>
          </table:table-cell>
          <table:table-cell table:style-name="ce102"/>
          <table:table-cell table:style-name="ce124"/>
          <table:table-cell table:style-name="ce105" table:formula="of:=[.B15]-[.D15]" office:value-type="float" office:value="0" calcext:value-type="float">
            <text:p>0</text:p>
          </table:table-cell>
          <table:table-cell table:style-name="ce129" table:formula="of:=[.D16]*[.A$1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91" office:value-type="string" calcext:value-type="string">
            <text:p>WhtR:</text:p>
          </table:table-cell>
          <table:table-cell table:style-name="ce114" table:formula="of:=IF(AND(ISNUMBER([.B$5]);ISNUMBER([.B$15]));[.B15]/[.B$5];0)" office:value-type="float" office:value="0" calcext:value-type="float" table:number-columns-spanned="2" table:number-rows-spanned="1">
            <text:p>0.00</text:p>
          </table:table-cell>
          <table:covered-table-cell table:style-name="ce131"/>
          <table:table-cell table:style-name="ce143" table:number-columns-spanned="2" table:number-rows-spanned="1"/>
          <table:covered-table-cell table:style-name="ce131"/>
          <table:table-cell table:number-columns-repeated="5"/>
        </table:table-row>
        <table:table-row table:style-name="ro1">
          <table:table-cell/>
          <table:table-cell table:style-name="ce115"/>
          <table:table-cell table:style-name="ce132"/>
          <table:table-cell table:style-name="ce145"/>
          <table:table-cell table:style-name="ce148"/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96" office:value-type="string" calcext:value-type="string" table:number-columns-spanned="2" table:number-rows-spanned="1">
            <text:p>Body Mass Index</text:p>
          </table:table-cell>
          <table:covered-table-cell table:style-name="ce116"/>
          <table:table-cell/>
          <table:table-cell table:style-name="ce96" office:value-type="string" calcext:value-type="string" table:number-columns-spanned="3" table:number-rows-spanned="1">
            <text:p>Waist-to-Height Ratio</text:p>
          </table:table-cell>
          <table:covered-table-cell table:style-name="ce153"/>
          <table:covered-table-cell table:style-name="ce123"/>
          <table:table-cell table:number-columns-repeated="4"/>
        </table:table-row>
        <table:table-row table:style-name="ro2">
          <table:table-cell table:style-name="ce97" office:value-type="string" calcext:value-type="string">
            <text:p>Value</text:p>
          </table:table-cell>
          <table:table-cell table:style-name="ce117" office:value-type="string" calcext:value-type="string">
            <text:p>Nutritional status</text:p>
          </table:table-cell>
          <table:table-cell/>
          <table:table-cell table:style-name="ce100" office:value-type="string" calcext:value-type="string">
            <text:p>Men</text:p>
          </table:table-cell>
          <table:table-cell table:style-name="ce120" office:value-type="string" calcext:value-type="string">
            <text:p>Women</text:p>
          </table:table-cell>
          <table:table-cell table:style-name="ce209" office:value-type="string" calcext:value-type="string">
            <text:p>Categorisation</text:p>
          </table:table-cell>
          <table:table-cell table:number-columns-repeated="4"/>
        </table:table-row>
        <table:table-row table:style-name="ro2">
          <table:table-cell table:style-name="ce98" office:value-type="string" calcext:value-type="string">
            <text:p>Below 18.5</text:p>
          </table:table-cell>
          <table:table-cell table:style-name="ce118" office:value-type="string" calcext:value-type="string">
            <text:p>Underweight</text:p>
          </table:table-cell>
          <table:table-cell/>
          <table:table-cell table:style-name="ce98" office:value-type="string" calcext:value-type="string">
            <text:p>&lt;=0.34</text:p>
          </table:table-cell>
          <table:table-cell table:style-name="ce121" office:value-type="string" calcext:value-type="string">
            <text:p>&lt;=0.34</text:p>
          </table:table-cell>
          <table:table-cell table:style-name="ce118" office:value-type="string" calcext:value-type="string">
            <text:p>Extremely Slim</text:p>
          </table:table-cell>
          <table:table-cell table:number-columns-repeated="4"/>
        </table:table-row>
        <table:table-row table:style-name="ro2">
          <table:table-cell table:style-name="ce98" office:value-type="string" calcext:value-type="string">
            <text:p>18.5–24.9</text:p>
          </table:table-cell>
          <table:table-cell table:style-name="ce118" office:value-type="string" calcext:value-type="string">
            <text:p>Normal weight</text:p>
          </table:table-cell>
          <table:table-cell/>
          <table:table-cell table:style-name="ce98" office:value-type="string" calcext:value-type="string">
            <text:p>0.35 to 0.42 </text:p>
          </table:table-cell>
          <table:table-cell table:style-name="ce121" office:value-type="string" calcext:value-type="string">
            <text:p>0.35 to 0.41 </text:p>
          </table:table-cell>
          <table:table-cell table:style-name="ce118" office:value-type="string" calcext:value-type="string">
            <text:p>Slim </text:p>
          </table:table-cell>
          <table:table-cell table:number-columns-repeated="4"/>
        </table:table-row>
        <table:table-row table:style-name="ro2">
          <table:table-cell table:style-name="ce98" office:value-type="string" calcext:value-type="string">
            <text:p>25.0–29.9</text:p>
          </table:table-cell>
          <table:table-cell table:style-name="ce118" office:value-type="string" calcext:value-type="string">
            <text:p>Pre-obesity / Overweight</text:p>
          </table:table-cell>
          <table:table-cell/>
          <table:table-cell table:style-name="ce98" office:value-type="string" calcext:value-type="string">
            <text:p>0.43 to 0.52</text:p>
          </table:table-cell>
          <table:table-cell table:style-name="ce121" office:value-type="string" calcext:value-type="string">
            <text:p>0.42 to 0.48</text:p>
          </table:table-cell>
          <table:table-cell table:style-name="ce118" office:value-type="string" calcext:value-type="string">
            <text:p>Healthy</text:p>
          </table:table-cell>
          <table:table-cell table:number-columns-repeated="4"/>
        </table:table-row>
        <table:table-row table:style-name="ro2">
          <table:table-cell table:style-name="ce98" office:value-type="string" calcext:value-type="string">
            <text:p>30.0–34.9</text:p>
          </table:table-cell>
          <table:table-cell table:style-name="ce118" office:value-type="string" calcext:value-type="string">
            <text:p>Obesity class I</text:p>
          </table:table-cell>
          <table:table-cell/>
          <table:table-cell table:style-name="ce98" office:value-type="string" calcext:value-type="string">
            <text:p>0.53 to 0.57</text:p>
          </table:table-cell>
          <table:table-cell table:style-name="ce121" office:value-type="string" calcext:value-type="string">
            <text:p>0.49 to 0.53</text:p>
          </table:table-cell>
          <table:table-cell table:style-name="ce118" office:value-type="string" calcext:value-type="string">
            <text:p>Overweight</text:p>
          </table:table-cell>
          <table:table-cell table:number-columns-repeated="4"/>
        </table:table-row>
        <table:table-row table:style-name="ro2">
          <table:table-cell table:style-name="ce98" office:value-type="string" calcext:value-type="string">
            <text:p>35.0–39.9</text:p>
          </table:table-cell>
          <table:table-cell table:style-name="ce118" office:value-type="string" calcext:value-type="string">
            <text:p>Obesity class II</text:p>
          </table:table-cell>
          <table:table-cell/>
          <table:table-cell table:style-name="ce98" office:value-type="string" calcext:value-type="string">
            <text:p>0.58 to 0.62</text:p>
          </table:table-cell>
          <table:table-cell table:style-name="ce121" office:value-type="string" calcext:value-type="string">
            <text:p>0.54 to 0.57</text:p>
          </table:table-cell>
          <table:table-cell table:style-name="ce118" office:value-type="string" calcext:value-type="string">
            <text:p>Very Overweight</text:p>
          </table:table-cell>
          <table:table-cell table:number-columns-repeated="4"/>
        </table:table-row>
        <table:table-row table:style-name="ro2">
          <table:table-cell table:style-name="ce99" office:value-type="string" calcext:value-type="string">
            <text:p>Above 40</text:p>
          </table:table-cell>
          <table:table-cell table:style-name="ce119" office:value-type="string" calcext:value-type="string">
            <text:p>Obesity class III</text:p>
          </table:table-cell>
          <table:table-cell/>
          <table:table-cell table:style-name="ce99" office:value-type="string" calcext:value-type="string">
            <text:p>0.63 =&gt;</text:p>
          </table:table-cell>
          <table:table-cell table:style-name="ce122" office:value-type="string" calcext:value-type="string">
            <text:p>0.58 =&gt;</text:p>
          </table:table-cell>
          <table:table-cell table:style-name="ce119" office:value-type="string" calcext:value-type="string">
            <text:p>Obese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87" office:value-type="string" calcext:value-type="string" table:number-columns-spanned="6" table:number-rows-spanned="1">
            <text:p>Physical Activity Level</text:p>
          </table:table-cell>
          <table:covered-table-cell table:style-name="ce106"/>
          <table:covered-table-cell table:style-name="ce116"/>
          <table:covered-table-cell table:number-columns-repeated="3"/>
          <table:table-cell table:number-columns-repeated="4"/>
        </table:table-row>
        <table:table-row table:style-name="ro2">
          <table:table-cell table:style-name="ce100" office:value-type="string" calcext:value-type="string">
            <text:p>Factor</text:p>
          </table:table-cell>
          <table:table-cell table:style-name="ce120" office:value-type="string" calcext:value-type="string">
            <text:p>Lifestyle</text:p>
          </table:table-cell>
          <table:table-cell table:style-name="ce133" office:value-type="string" calcext:value-type="string">
            <text:p>Examples</text:p>
          </table:table-cell>
          <table:table-cell table:number-columns-repeated="2"/>
          <table:table-cell table:style-name="ce124"/>
          <table:table-cell table:number-columns-repeated="4"/>
        </table:table-row>
        <table:table-row table:style-name="ro2">
          <table:table-cell table:style-name="ce98" office:value-type="string" calcext:value-type="string">
            <text:p>&lt;1.40 </text:p>
          </table:table-cell>
          <table:table-cell table:style-name="ce121" office:value-type="string" calcext:value-type="string">
            <text:p>Extremely inactive</text:p>
          </table:table-cell>
          <table:table-cell table:style-name="ce134" office:value-type="string" calcext:value-type="string">
            <text:p><text:a xlink:href="https://en.wikipedia.org/wiki/Cerebral_palsy" xlink:type="simple">Cerebral palsy</text:a> patient</text:p>
          </table:table-cell>
          <table:table-cell table:number-columns-repeated="2"/>
          <table:table-cell table:style-name="ce124"/>
          <table:table-cell table:number-columns-repeated="4"/>
        </table:table-row>
        <table:table-row table:style-name="ro2">
          <table:table-cell table:style-name="ce98" office:value-type="string" calcext:value-type="string">
            <text:p>1.40-1.69 </text:p>
          </table:table-cell>
          <table:table-cell table:style-name="ce121" office:value-type="string" calcext:value-type="string">
            <text:p>Sedentary</text:p>
          </table:table-cell>
          <table:table-cell table:style-name="ce134" office:value-type="string" calcext:value-type="string">
            <text:p>Office worker getting little or no exercise</text:p>
          </table:table-cell>
          <table:table-cell table:number-columns-repeated="2"/>
          <table:table-cell table:style-name="ce124"/>
          <table:table-cell table:number-columns-repeated="2"/>
          <table:table-cell table:style-name="ce211" table:number-columns-repeated="2"/>
        </table:table-row>
        <table:table-row table:style-name="ro2">
          <table:table-cell table:style-name="ce98" office:value-type="string" calcext:value-type="string">
            <text:p>1.70-1.99 </text:p>
          </table:table-cell>
          <table:table-cell table:style-name="ce121" office:value-type="string" calcext:value-type="string">
            <text:p>Moderately active</text:p>
          </table:table-cell>
          <table:table-cell table:style-name="ce134" office:value-type="string" calcext:value-type="string">
            <text:p>Construction worker or person <text:a xlink:href="https://en.wikipedia.org/wiki/Running" xlink:type="simple">running</text:a> one hour daily</text:p>
          </table:table-cell>
          <table:table-cell table:number-columns-repeated="2"/>
          <table:table-cell table:style-name="ce124"/>
          <table:table-cell table:number-columns-repeated="2"/>
          <table:table-cell table:style-name="ce213"/>
          <table:table-cell/>
        </table:table-row>
        <table:table-row table:style-name="ro2">
          <table:table-cell table:style-name="ce98" office:value-type="string" calcext:value-type="string">
            <text:p>2.00-2.40 </text:p>
          </table:table-cell>
          <table:table-cell table:style-name="ce121" office:value-type="string" calcext:value-type="string">
            <text:p>Vigorously active</text:p>
          </table:table-cell>
          <table:table-cell table:style-name="ce134" office:value-type="string" calcext:value-type="string">
            <text:p>Agricultural worker (non mechanized), miners</text:p>
          </table:table-cell>
          <table:table-cell table:number-columns-repeated="2"/>
          <table:table-cell table:style-name="ce124"/>
          <table:table-cell table:number-columns-repeated="2"/>
          <table:table-cell table:style-name="ce213"/>
          <table:table-cell/>
        </table:table-row>
        <table:table-row table:style-name="ro2">
          <table:table-cell table:style-name="ce99" office:value-type="string" calcext:value-type="string">
            <text:p>&gt;2.40 </text:p>
          </table:table-cell>
          <table:table-cell table:style-name="ce122" office:value-type="string" calcext:value-type="string">
            <text:p>Extremely active</text:p>
          </table:table-cell>
          <table:table-cell table:style-name="ce135" office:value-type="string" calcext:value-type="string">
            <text:p><text:a xlink:href="https://en.wikipedia.org/wiki/Bicycle_racing" xlink:type="simple">Competitive cyclist</text:a></text:p>
          </table:table-cell>
          <table:table-cell table:style-name="ce126" table:number-columns-repeated="2"/>
          <table:table-cell table:style-name="ce125"/>
          <table:table-cell table:number-columns-repeated="2"/>
          <table:table-cell table:style-name="ce213"/>
          <table:table-cell/>
        </table:table-row>
        <table:table-row table:style-name="ro1">
          <table:table-cell table:style-name="Default"/>
          <table:table-cell table:number-columns-repeated="7"/>
          <table:table-cell table:style-name="ce213"/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01" office:value-type="string" calcext:value-type="string" table:number-columns-spanned="2" table:number-rows-spanned="1">
            <text:p>Glossary</text:p>
          </table:table-cell>
          <table:covered-table-cell table:style-name="ce123"/>
          <table:table-cell/>
          <table:table-cell table:style-name="ce101" office:value-type="string" calcext:value-type="string" table:number-columns-spanned="3" table:number-rows-spanned="1">
            <text:p>Exercise Types</text:p>
          </table:table-cell>
          <table:covered-table-cell table:style-name="ce106"/>
          <table:covered-table-cell table:style-name="ce116"/>
          <table:table-cell table:number-columns-repeated="4"/>
        </table:table-row>
        <table:table-row table:style-name="ro2">
          <table:table-cell table:style-name="ce102" office:value-type="string" calcext:value-type="string">
            <text:p>BMI</text:p>
          </table:table-cell>
          <table:table-cell table:style-name="ce124" office:value-type="string" calcext:value-type="string">
            <text:p><text:span text:style-name="T1">B</text:span>ody <text:span text:style-name="T1">M</text:span>ass <text:span text:style-name="T1">I</text:span>ndex</text:p>
          </table:table-cell>
          <table:table-cell/>
          <table:table-cell table:style-name="ce102" office:value-type="string" calcext:value-type="string">
            <text:p>R</text:p>
          </table:table-cell>
          <table:table-cell office:value-type="string" calcext:value-type="string">
            <text:p>Running</text:p>
          </table:table-cell>
          <table:table-cell table:style-name="ce124"/>
          <table:table-cell table:number-columns-repeated="4"/>
        </table:table-row>
        <table:table-row table:style-name="ro2">
          <table:table-cell table:style-name="ce102" office:value-type="string" calcext:value-type="string">
            <text:p>BMR</text:p>
          </table:table-cell>
          <table:table-cell table:style-name="ce124" office:value-type="string" calcext:value-type="string">
            <text:p><text:span text:style-name="T1">B</text:span>asal <text:span text:style-name="T1">M</text:span>etabolic Rate</text:p>
          </table:table-cell>
          <table:table-cell/>
          <table:table-cell table:style-name="ce102" office:value-type="string" calcext:value-type="string">
            <text:p>C</text:p>
          </table:table-cell>
          <table:table-cell office:value-type="string" calcext:value-type="string">
            <text:p>Calisthenics / Body weight training</text:p>
          </table:table-cell>
          <table:table-cell table:style-name="ce124"/>
          <table:table-cell table:number-columns-repeated="4"/>
        </table:table-row>
        <table:table-row table:style-name="ro2">
          <table:table-cell table:style-name="ce102" office:value-type="string" calcext:value-type="string">
            <text:p>PAL</text:p>
          </table:table-cell>
          <table:table-cell table:style-name="ce124" office:value-type="string" calcext:value-type="string">
            <text:p><text:span text:style-name="T1">P</text:span>hysical <text:span text:style-name="T1">A</text:span>ctivity <text:span text:style-name="T1">L</text:span>evel</text:p>
          </table:table-cell>
          <table:table-cell/>
          <table:table-cell table:style-name="ce102" office:value-type="string" calcext:value-type="string">
            <text:p>W</text:p>
          </table:table-cell>
          <table:table-cell office:value-type="string" calcext:value-type="string">
            <text:p>Weight training</text:p>
          </table:table-cell>
          <table:table-cell table:style-name="ce124"/>
          <table:table-cell table:number-columns-repeated="4"/>
        </table:table-row>
        <table:table-row table:style-name="ro2">
          <table:table-cell table:style-name="ce102" office:value-type="string" calcext:value-type="string">
            <text:p>WHR</text:p>
          </table:table-cell>
          <table:table-cell table:style-name="ce124" office:value-type="string" calcext:value-type="string">
            <text:p><text:span text:style-name="T1">W</text:span>aist-to-<text:span text:style-name="T1">H</text:span>ip <text:span text:style-name="T1">R</text:span>atio</text:p>
          </table:table-cell>
          <table:table-cell/>
          <table:table-cell table:style-name="ce102" office:value-type="string" calcext:value-type="string">
            <text:p>F</text:p>
          </table:table-cell>
          <table:table-cell office:value-type="string" calcext:value-type="string">
            <text:p>Flexibility / Mobility</text:p>
          </table:table-cell>
          <table:table-cell table:style-name="ce124"/>
          <table:table-cell table:number-columns-repeated="4"/>
        </table:table-row>
        <table:table-row table:style-name="ro2">
          <table:table-cell table:style-name="ce103" office:value-type="string" calcext:value-type="string">
            <text:p>WHtR</text:p>
          </table:table-cell>
          <table:table-cell table:style-name="ce125" office:value-type="string" calcext:value-type="string">
            <text:p><text:span text:style-name="T1">W</text:span>aist-to-<text:span text:style-name="T1">H</text:span>eigh<text:span text:style-name="T1">t</text:span> Ratio</text:p>
          </table:table-cell>
          <table:table-cell/>
          <table:table-cell table:style-name="ce146" office:value-type="string" calcext:value-type="string">
            <text:p>M</text:p>
          </table:table-cell>
          <table:table-cell table:style-name="ce126" office:value-type="string" calcext:value-type="string">
            <text:p>Martial Arts</text:p>
          </table:table-cell>
          <table:table-cell table:style-name="ce125"/>
          <table:table-cell table:number-columns-repeated="4"/>
        </table:table-row>
        <table:table-row table:style-name="ro1" table:number-rows-repeated="7">
          <table:table-cell table:style-name="Default"/>
          <table:table-cell table:number-columns-repeated="9"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ight" table:style-name="ta1">
        <table:table-column table:style-name="co7" table:default-cell-style-name="Default"/>
        <table:table-column table:style-name="co4" table:default-cell-style-name="ce5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013" table:default-cell-style-name="Default"/>
        <table:table-row table:style-name="ro1">
          <table:table-cell table:style-name="ce83" office:value-type="string" calcext:value-type="string" table:number-columns-spanned="13" table:number-rows-spanned="1">
            <text:p><text:s text:c="2"/>WHOLE HEALTHY ATHLETE – Weight Protocol</text:p>
          </table:table-cell>
          <table:covered-table-cell table:number-columns-repeated="2" table:style-name="ce104"/>
          <table:covered-table-cell table:style-name="ce136"/>
          <table:covered-table-cell table:style-name="ce147"/>
          <table:covered-table-cell table:number-columns-repeated="8" table:style-name="ce83"/>
          <table:table-cell table:number-columns-repeated="1011"/>
        </table:table-row>
        <table:table-row table:style-name="ro1">
          <table:table-cell table:style-name="ce95"/>
          <table:table-cell table:style-name="ce56"/>
          <table:table-cell table:style-name="ce60" office:value-type="string" calcext:value-type="string" table:number-columns-spanned="6" table:number-rows-spanned="1">
            <text:p>Scale</text:p>
          </table:table-cell>
          <table:covered-table-cell table:number-columns-repeated="5" table:style-name="ce95"/>
          <table:table-cell table:style-name="ce62" office:value-type="string" calcext:value-type="string" table:number-columns-spanned="3" table:number-rows-spanned="1">
            <text:p>Calculations</text:p>
          </table:table-cell>
          <table:covered-table-cell table:number-columns-repeated="2" table:style-name="ce63"/>
          <table:table-cell table:style-name="ce64" office:value-type="string" calcext:value-type="string" table:number-columns-spanned="2" table:number-rows-spanned="1">
            <text:p>Differences</text:p>
          </table:table-cell>
          <table:covered-table-cell table:style-name="ce95"/>
          <table:table-cell table:number-columns-repeated="2"/>
          <table:table-cell table:style-name="ce95" table:number-columns-repeated="997"/>
          <table:table-cell table:number-columns-repeated="12"/>
        </table:table-row>
        <table:table-row table:style-name="ro2">
          <table:table-cell table:style-name="ce169" office:value-type="string" calcext:value-type="string">
            <text:p>Week</text:p>
          </table:table-cell>
          <table:table-cell table:style-name="ce69" office:value-type="string" calcext:value-type="string">
            <text:p>Date</text:p>
          </table:table-cell>
          <table:table-cell table:style-name="ce169" office:value-type="string" calcext:value-type="string">
            <text:p>Weight (kg)</text:p>
          </table:table-cell>
          <table:table-cell table:style-name="ce169" office:value-type="string" calcext:value-type="string">
            <text:p>Fat</text:p>
          </table:table-cell>
          <table:table-cell table:style-name="ce169" office:value-type="string" calcext:value-type="string">
            <text:p>Water</text:p>
          </table:table-cell>
          <table:table-cell table:style-name="ce169" office:value-type="string" calcext:value-type="string">
            <text:p>Muscle</text:p>
          </table:table-cell>
          <table:table-cell table:style-name="ce169" office:value-type="string" calcext:value-type="string">
            <text:p>Bone</text:p>
          </table:table-cell>
          <table:table-cell table:style-name="ce169" office:value-type="string" calcext:value-type="string">
            <text:p>Calories</text:p>
          </table:table-cell>
          <table:table-cell table:style-name="ce169" office:value-type="string" calcext:value-type="string">
            <text:p>BMR</text:p>
          </table:table-cell>
          <table:table-cell table:style-name="ce169" office:value-type="string" calcext:value-type="string">
            <text:p>Daily Calories</text:p>
          </table:table-cell>
          <table:table-cell table:style-name="ce169" office:value-type="string" calcext:value-type="string">
            <text:p>BMI</text:p>
          </table:table-cell>
          <table:table-cell table:style-name="ce169" office:value-type="string" calcext:value-type="string">
            <text:p>Weight <text:span text:style-name="T2">Δ</text:span></text:p>
          </table:table-cell>
          <table:table-cell table:style-name="ce169" office:value-type="string" calcext:value-type="string">
            <text:p><text:span text:style-name="T3">Fat Δ</text:span></text:p>
          </table:table-cell>
          <table:table-cell table:style-name="ce132" table:number-columns-repeated="2"/>
          <table:table-cell table:style-name="ce169" table:number-columns-repeated="997"/>
          <table:table-cell table:style-name="ce132" table:number-columns-repeated="11"/>
          <table:table-cell/>
        </table:table-row>
        <table:table-row table:style-name="ro1">
          <table:table-cell table:style-name="ce170"/>
          <table:table-cell table:style-name="ce181" office:value-type="string" calcext:value-type="string">
            <text:p>Changes:</text:p>
          </table:table-cell>
          <table:table-cell table:style-name="ce188" table:formula="of:=IF(AND(ISNUMBER([.C5]);ISNUMBER(LOOKUP(2;1/ISNUMBER([.C5:.C53]);[.C5:.C53])));LOOKUP(2;1/ISNUMBER([.C5:.C53]);[.C5:.C53])-[.C5];&quot;&quot;)">
            <text:p/>
          </table:table-cell>
          <table:table-cell table:style-name="ce190" table:formula="of:=IF(AND(ISNUMBER([.D5]);ISNUMBER(LOOKUP(2;1/ISNUMBER([.D5:.D53]);[.D5:.D53])));LOOKUP(2;1/ISNUMBER([.D5:.D53]);[.D5:.D53])-[.D5];&quot;&quot;)">
            <text:p/>
          </table:table-cell>
          <table:table-cell table:style-name="ce193" table:formula="of:=IF(AND(ISNUMBER([.E5]);ISNUMBER(LOOKUP(2;1/ISNUMBER([.E5:.E53]);[.E5:.E53])));LOOKUP(2;1/ISNUMBER([.E5:.E53]);[.E5:.E53])-[.E5];&quot;&quot;)">
            <text:p/>
          </table:table-cell>
          <table:table-cell table:style-name="ce194" table:formula="of:=IF(AND(ISNUMBER([.F5]);ISNUMBER(LOOKUP(2;1/ISNUMBER([.F5:.F53]);[.F5:.F53])));LOOKUP(2;1/ISNUMBER([.F5:.F53]);[.F5:.F53])-[.F5];&quot;&quot;)">
            <text:p/>
          </table:table-cell>
          <table:table-cell table:style-name="ce193" table:formula="of:=IF(AND(ISNUMBER([.G5]);ISNUMBER(LOOKUP(2;1/ISNUMBER([.G5:.G53]);[.G5:.G53])));LOOKUP(2;1/ISNUMBER([.G5:.G53]);[.G5:.G53])-[.G5];&quot;&quot;)">
            <text:p/>
          </table:table-cell>
          <table:table-cell table:style-name="ce195" table:formula="of:=IF(AND(ISNUMBER([.H5]);ISNUMBER(LOOKUP(2;1/ISNUMBER([.H5:.H53]);[.H5:.H53])));LOOKUP(2;1/ISNUMBER([.H5:.H53]);[.H5:.H53])-[.H5];&quot;&quot;)">
            <text:p/>
          </table:table-cell>
          <table:table-cell table:style-name="ce195" table:formula="of:=IF(AND(ISNUMBER([.I5]);ISNUMBER(LOOKUP(2;1/ISNUMBER([.I5:.I53]);[.I5:.I53])));LOOKUP(2;1/ISNUMBER([.I5:.I53]);[.I5:.I53])-[.I5];&quot;&quot;)">
            <text:p/>
          </table:table-cell>
          <table:table-cell table:style-name="ce195" table:formula="of:=IF(AND(ISNUMBER([.J5]);ISNUMBER(LOOKUP(2;1/ISNUMBER([.J5:.J53]);[.J5:.J53])));LOOKUP(2;1/ISNUMBER([.J5:.J53]);[.J5:.J53])-[.J5];&quot;&quot;)">
            <text:p/>
          </table:table-cell>
          <table:table-cell table:style-name="ce188" table:formula="of:=IF(AND(ISNUMBER([.K5]);ISNUMBER(LOOKUP(2;1/ISNUMBER([.K5:.K53]);[.K5:.K53])));LOOKUP(2;1/ISNUMBER([.K5:.K53]);[.K5:.K53])-[.K5];&quot;&quot;)">
            <text:p/>
          </table:table-cell>
          <table:table-cell table:style-name="ce188" table:formula="of:=SUM([.L5:.L59])" office:value-type="float" office:value="0" calcext:value-type="float">
            <text:p>+0.00</text:p>
          </table:table-cell>
          <table:table-cell table:style-name="ce188" table:formula="of:=SUM([.M5:.M59])" office:value-type="float" office:value="0" calcext:value-type="float">
            <text:p>+0.00</text:p>
          </table:table-cell>
          <table:table-cell table:style-name="ce203" table:number-columns-repeated="1010"/>
          <table:table-cell table:style-name="ce46"/>
        </table:table-row>
        <table:table-row table:style-name="ro1">
          <table:table-cell table:style-name="ce55" office:value-type="float" office:value="0" calcext:value-type="float">
            <text:p>000</text:p>
          </table:table-cell>
          <table:table-cell table:style-name="ce166"/>
          <table:table-cell/>
          <table:table-cell table:style-name="ce61" table:number-columns-repeated="4"/>
          <table:table-cell/>
          <table:table-cell table:style-name="ce197" table:formula="of:=IF(AND(ISNUMBER([.C5]);ISNUMBER([$Data.B$4]);ISNUMBER([$Data.B$5]));66.47+13.7*[.C5]+5*[$Data.B$5]-6.8*[$Data.B$4];&quot;&quot;)">
            <text:p/>
          </table:table-cell>
          <table:table-cell table:style-name="ce197" table:formula="of:=IF(AND(ISNUMBER([.I5]);ISNUMBER([$Data.B$6]));[$Data.B$6]*[.I5];[.I5])">
            <text:p/>
          </table:table-cell>
          <table:table-cell table:style-name="ce175" table:formula="of:=IF(AND(ISNUMBER([.C5]);ISNUMBER([$Data.B$5]);[$Data.B$5]&lt;&gt;0);[.C5]/([$Data.B$5]*[$Data.B$5]/10000);&quot;&quot;)">
            <text:p/>
          </table:table-cell>
          <table:table-cell table:style-name="ce172"/>
          <table:table-cell table:style-name="ce202"/>
          <table:table-cell/>
          <table:table-cell table:style-name="ce180"/>
          <table:table-cell table:number-columns-repeated="1009"/>
        </table:table-row>
        <table:table-row table:style-name="ro1">
          <table:table-cell table:style-name="ce55" office:value-type="float" office:value="1" calcext:value-type="float">
            <text:p>001</text:p>
          </table:table-cell>
          <table:table-cell table:style-name="ce167" table:formula="of:=IF(ISNUMBER([.B5]); [.B5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6]);ISNUMBER([$Data.B$4]);ISNUMBER([$Data.B$5]));66.47+13.7*[.C6]+5*[$Data.B$5]-6.8*[$Data.B$4];&quot;&quot;)">
            <text:p/>
          </table:table-cell>
          <table:table-cell table:style-name="ce197" table:formula="of:=IF(AND(ISNUMBER([.I6]);ISNUMBER([$Data.B$6]));[$Data.B$6]*[.I6];[.I6])">
            <text:p/>
          </table:table-cell>
          <table:table-cell table:style-name="ce175" table:formula="of:=IF(AND(ISNUMBER([.C6]);ISNUMBER([$Data.B$5]);[$Data.B$5]&lt;&gt;0);[.C6]/([$Data.B$5]*[$Data.B$5]/10000);&quot;&quot;)">
            <text:p/>
          </table:table-cell>
          <table:table-cell table:style-name="ce172" table:formula="of:=IF(AND(ISNUMBER([.C5]);ISNUMBER([.C6]));[.C6]-[.C5];&quot;&quot;)">
            <text:p/>
          </table:table-cell>
          <table:table-cell table:style-name="ce202" table:formula="of:=IF(AND(ISNUMBER([.D5]);ISNUMBER([.D6]));[.D6]-[.D5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2" calcext:value-type="float">
            <text:p>002</text:p>
          </table:table-cell>
          <table:table-cell table:style-name="ce167" table:formula="of:=IF(ISNUMBER([.B6]); [.B6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7]);ISNUMBER([$Data.B$4]);ISNUMBER([$Data.B$5]));66.47+13.7*[.C7]+5*[$Data.B$5]-6.8*[$Data.B$4];&quot;&quot;)">
            <text:p/>
          </table:table-cell>
          <table:table-cell table:style-name="ce197" table:formula="of:=IF(AND(ISNUMBER([.I7]);ISNUMBER([$Data.B$6]));[$Data.B$6]*[.I7];[.I7])">
            <text:p/>
          </table:table-cell>
          <table:table-cell table:style-name="ce175" table:formula="of:=IF(AND(ISNUMBER([.C7]);ISNUMBER([$Data.B$5]);[$Data.B$5]&lt;&gt;0);[.C7]/([$Data.B$5]*[$Data.B$5]/10000);&quot;&quot;)">
            <text:p/>
          </table:table-cell>
          <table:table-cell table:style-name="ce172" table:formula="of:=IF(AND(ISNUMBER([.C6]);ISNUMBER([.C7]));[.C7]-[.C6];&quot;&quot;)">
            <text:p/>
          </table:table-cell>
          <table:table-cell table:style-name="ce202" table:formula="of:=IF(AND(ISNUMBER([.D6]);ISNUMBER([.D7]));[.D7]-[.D6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3" calcext:value-type="float">
            <text:p>003</text:p>
          </table:table-cell>
          <table:table-cell table:style-name="ce167" table:formula="of:=IF(ISNUMBER([.B7]); [.B7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8]);ISNUMBER([$Data.B$4]);ISNUMBER([$Data.B$5]));66.47+13.7*[.C8]+5*[$Data.B$5]-6.8*[$Data.B$4];&quot;&quot;)">
            <text:p/>
          </table:table-cell>
          <table:table-cell table:style-name="ce197" table:formula="of:=IF(AND(ISNUMBER([.I8]);ISNUMBER([$Data.B$6]));[$Data.B$6]*[.I8];[.I8])">
            <text:p/>
          </table:table-cell>
          <table:table-cell table:style-name="ce175" table:formula="of:=IF(AND(ISNUMBER([.C8]);ISNUMBER([$Data.B$5]);[$Data.B$5]&lt;&gt;0);[.C8]/([$Data.B$5]*[$Data.B$5]/10000);&quot;&quot;)">
            <text:p/>
          </table:table-cell>
          <table:table-cell table:style-name="ce172" table:formula="of:=IF(AND(ISNUMBER([.C7]);ISNUMBER([.C8]));[.C8]-[.C7];&quot;&quot;)">
            <text:p/>
          </table:table-cell>
          <table:table-cell table:style-name="ce202" table:formula="of:=IF(AND(ISNUMBER([.D7]);ISNUMBER([.D8]));[.D8]-[.D7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4" calcext:value-type="float">
            <text:p>004</text:p>
          </table:table-cell>
          <table:table-cell table:style-name="ce167" table:formula="of:=IF(ISNUMBER([.B8]); [.B8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9]);ISNUMBER([$Data.B$4]);ISNUMBER([$Data.B$5]));66.47+13.7*[.C9]+5*[$Data.B$5]-6.8*[$Data.B$4];&quot;&quot;)">
            <text:p/>
          </table:table-cell>
          <table:table-cell table:style-name="ce197" table:formula="of:=IF(AND(ISNUMBER([.I9]);ISNUMBER([$Data.B$6]));[$Data.B$6]*[.I9];[.I9])">
            <text:p/>
          </table:table-cell>
          <table:table-cell table:style-name="ce175" table:formula="of:=IF(AND(ISNUMBER([.C9]);ISNUMBER([$Data.B$5]);[$Data.B$5]&lt;&gt;0);[.C9]/([$Data.B$5]*[$Data.B$5]/10000);&quot;&quot;)">
            <text:p/>
          </table:table-cell>
          <table:table-cell table:style-name="ce172" table:formula="of:=IF(AND(ISNUMBER([.C8]);ISNUMBER([.C9]));[.C9]-[.C8];&quot;&quot;)">
            <text:p/>
          </table:table-cell>
          <table:table-cell table:style-name="ce202" table:formula="of:=IF(AND(ISNUMBER([.D8]);ISNUMBER([.D9]));[.D9]-[.D8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5" calcext:value-type="float">
            <text:p>005</text:p>
          </table:table-cell>
          <table:table-cell table:style-name="ce167" table:formula="of:=IF(ISNUMBER([.B9]); [.B9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10]);ISNUMBER([$Data.B$4]);ISNUMBER([$Data.B$5]));66.47+13.7*[.C10]+5*[$Data.B$5]-6.8*[$Data.B$4];&quot;&quot;)">
            <text:p/>
          </table:table-cell>
          <table:table-cell table:style-name="ce197"/>
          <table:table-cell table:style-name="ce175" table:formula="of:=IF(AND(ISNUMBER([.C10]);ISNUMBER([$Data.B$5]);[$Data.B$5]&lt;&gt;0);[.C10]/([$Data.B$5]*[$Data.B$5]/10000);&quot;&quot;)">
            <text:p/>
          </table:table-cell>
          <table:table-cell table:style-name="ce172" table:formula="of:=IF(AND(ISNUMBER([.C9]);ISNUMBER([.C10]));[.C10]-[.C9];&quot;&quot;)">
            <text:p/>
          </table:table-cell>
          <table:table-cell table:style-name="ce202" table:formula="of:=IF(AND(ISNUMBER([.D9]);ISNUMBER([.D10]));[.D10]-[.D9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6" calcext:value-type="float">
            <text:p>006</text:p>
          </table:table-cell>
          <table:table-cell table:style-name="ce167" table:formula="of:=IF(ISNUMBER([.B10]); [.B10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11]);ISNUMBER([$Data.B$4]);ISNUMBER([$Data.B$5]));66.47+13.7*[.C11]+5*[$Data.B$5]-6.8*[$Data.B$4];&quot;&quot;)">
            <text:p/>
          </table:table-cell>
          <table:table-cell table:style-name="ce197" table:formula="of:=IF(AND(ISNUMBER([.I11]);ISNUMBER([$Data.B$6]));[$Data.B$6]*[.I11];[.I11])">
            <text:p/>
          </table:table-cell>
          <table:table-cell table:style-name="ce175" table:formula="of:=IF(AND(ISNUMBER([.C11]);ISNUMBER([$Data.B$5]);[$Data.B$5]&lt;&gt;0);[.C11]/([$Data.B$5]*[$Data.B$5]/10000);&quot;&quot;)">
            <text:p/>
          </table:table-cell>
          <table:table-cell table:style-name="ce172" table:formula="of:=IF(AND(ISNUMBER([.C10]);ISNUMBER([.C11]));[.C11]-[.C10];&quot;&quot;)">
            <text:p/>
          </table:table-cell>
          <table:table-cell table:style-name="ce202" table:formula="of:=IF(AND(ISNUMBER([.D10]);ISNUMBER([.D11]));[.D11]-[.D10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7" calcext:value-type="float">
            <text:p>007</text:p>
          </table:table-cell>
          <table:table-cell table:style-name="ce167" table:formula="of:=IF(ISNUMBER([.B11]); [.B11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12]);ISNUMBER([$Data.B$4]);ISNUMBER([$Data.B$5]));66.47+13.7*[.C12]+5*[$Data.B$5]-6.8*[$Data.B$4];&quot;&quot;)">
            <text:p/>
          </table:table-cell>
          <table:table-cell table:style-name="ce197" table:formula="of:=IF(AND(ISNUMBER([.I12]);ISNUMBER([$Data.B$6]));[$Data.B$6]*[.I12];[.I12])">
            <text:p/>
          </table:table-cell>
          <table:table-cell table:style-name="ce175" table:formula="of:=IF(AND(ISNUMBER([.C12]);ISNUMBER([$Data.B$5]);[$Data.B$5]&lt;&gt;0);[.C12]/([$Data.B$5]*[$Data.B$5]/10000);&quot;&quot;)">
            <text:p/>
          </table:table-cell>
          <table:table-cell table:style-name="ce172" table:formula="of:=IF(AND(ISNUMBER([.C11]);ISNUMBER([.C12]));[.C12]-[.C11];&quot;&quot;)">
            <text:p/>
          </table:table-cell>
          <table:table-cell table:style-name="ce202" table:formula="of:=IF(AND(ISNUMBER([.D11]);ISNUMBER([.D12]));[.D12]-[.D11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8" calcext:value-type="float">
            <text:p>008</text:p>
          </table:table-cell>
          <table:table-cell table:style-name="ce167" table:formula="of:=IF(ISNUMBER([.B12]); [.B12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13]);ISNUMBER([$Data.B$4]);ISNUMBER([$Data.B$5]));66.47+13.7*[.C13]+5*[$Data.B$5]-6.8*[$Data.B$4];&quot;&quot;)">
            <text:p/>
          </table:table-cell>
          <table:table-cell table:style-name="ce197" table:formula="of:=IF(AND(ISNUMBER([.I13]);ISNUMBER([$Data.B$6]));[$Data.B$6]*[.I13];[.I13])">
            <text:p/>
          </table:table-cell>
          <table:table-cell table:style-name="ce175" table:formula="of:=IF(AND(ISNUMBER([.C13]);ISNUMBER([$Data.B$5]);[$Data.B$5]&lt;&gt;0);[.C13]/([$Data.B$5]*[$Data.B$5]/10000);&quot;&quot;)">
            <text:p/>
          </table:table-cell>
          <table:table-cell table:style-name="ce172" table:formula="of:=IF(AND(ISNUMBER([.C12]);ISNUMBER([.C13]));[.C13]-[.C12];&quot;&quot;)">
            <text:p/>
          </table:table-cell>
          <table:table-cell table:style-name="ce202" table:formula="of:=IF(AND(ISNUMBER([.D12]);ISNUMBER([.D13]));[.D13]-[.D12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9" calcext:value-type="float">
            <text:p>009</text:p>
          </table:table-cell>
          <table:table-cell table:style-name="ce167" table:formula="of:=IF(ISNUMBER([.B13]); [.B13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14]);ISNUMBER([$Data.B$4]);ISNUMBER([$Data.B$5]));66.47+13.7*[.C14]+5*[$Data.B$5]-6.8*[$Data.B$4];&quot;&quot;)">
            <text:p/>
          </table:table-cell>
          <table:table-cell table:style-name="ce197" table:formula="of:=IF(AND(ISNUMBER([.I14]);ISNUMBER([$Data.B$6]));[$Data.B$6]*[.I14];[.I14])">
            <text:p/>
          </table:table-cell>
          <table:table-cell table:style-name="ce175" table:formula="of:=IF(AND(ISNUMBER([.C14]);ISNUMBER([$Data.B$5]);[$Data.B$5]&lt;&gt;0);[.C14]/([$Data.B$5]*[$Data.B$5]/10000);&quot;&quot;)">
            <text:p/>
          </table:table-cell>
          <table:table-cell table:style-name="ce172" table:formula="of:=IF(AND(ISNUMBER([.C13]);ISNUMBER([.C14]));[.C14]-[.C13];&quot;&quot;)">
            <text:p/>
          </table:table-cell>
          <table:table-cell table:style-name="ce202" table:formula="of:=IF(AND(ISNUMBER([.D13]);ISNUMBER([.D14]));[.D14]-[.D13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10" calcext:value-type="float">
            <text:p>010</text:p>
          </table:table-cell>
          <table:table-cell table:style-name="ce167" table:formula="of:=IF(ISNUMBER([.B14]); [.B14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15]);ISNUMBER([$Data.B$4]);ISNUMBER([$Data.B$5]));66.47+13.7*[.C15]+5*[$Data.B$5]-6.8*[$Data.B$4];&quot;&quot;)">
            <text:p/>
          </table:table-cell>
          <table:table-cell table:style-name="ce197" table:formula="of:=IF(AND(ISNUMBER([.I15]);ISNUMBER([$Data.B$6]));[$Data.B$6]*[.I15];[.I15])">
            <text:p/>
          </table:table-cell>
          <table:table-cell table:style-name="ce175" table:formula="of:=IF(AND(ISNUMBER([.C15]);ISNUMBER([$Data.B$5]);[$Data.B$5]&lt;&gt;0);[.C15]/([$Data.B$5]*[$Data.B$5]/10000);&quot;&quot;)">
            <text:p/>
          </table:table-cell>
          <table:table-cell table:style-name="ce172" table:formula="of:=IF(AND(ISNUMBER([.C14]);ISNUMBER([.C15]));[.C15]-[.C14];&quot;&quot;)">
            <text:p/>
          </table:table-cell>
          <table:table-cell table:style-name="ce202" table:formula="of:=IF(AND(ISNUMBER([.D14]);ISNUMBER([.D15]));[.D15]-[.D14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11" calcext:value-type="float">
            <text:p>011</text:p>
          </table:table-cell>
          <table:table-cell table:style-name="ce167" table:formula="of:=IF(ISNUMBER([.B15]); [.B15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16]);ISNUMBER([$Data.B$4]);ISNUMBER([$Data.B$5]));66.47+13.7*[.C16]+5*[$Data.B$5]-6.8*[$Data.B$4];&quot;&quot;)">
            <text:p/>
          </table:table-cell>
          <table:table-cell table:style-name="ce197" table:formula="of:=IF(AND(ISNUMBER([.I16]);ISNUMBER([$Data.B$6]));[$Data.B$6]*[.I16];[.I16])">
            <text:p/>
          </table:table-cell>
          <table:table-cell table:style-name="ce175" table:formula="of:=IF(AND(ISNUMBER([.C16]);ISNUMBER([$Data.B$5]);[$Data.B$5]&lt;&gt;0);[.C16]/([$Data.B$5]*[$Data.B$5]/10000);&quot;&quot;)">
            <text:p/>
          </table:table-cell>
          <table:table-cell table:style-name="ce172" table:formula="of:=IF(AND(ISNUMBER([.C15]);ISNUMBER([.C16]));[.C16]-[.C15];&quot;&quot;)">
            <text:p/>
          </table:table-cell>
          <table:table-cell table:style-name="ce202" table:formula="of:=IF(AND(ISNUMBER([.D15]);ISNUMBER([.D16]));[.D16]-[.D15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12" calcext:value-type="float">
            <text:p>012</text:p>
          </table:table-cell>
          <table:table-cell table:style-name="ce167" table:formula="of:=IF(ISNUMBER([.B16]); [.B16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17]);ISNUMBER([$Data.B$4]);ISNUMBER([$Data.B$5]));66.47+13.7*[.C17]+5*[$Data.B$5]-6.8*[$Data.B$4];&quot;&quot;)">
            <text:p/>
          </table:table-cell>
          <table:table-cell table:style-name="ce197" table:formula="of:=IF(AND(ISNUMBER([.I17]);ISNUMBER([$Data.B$6]));[$Data.B$6]*[.I17];[.I17])">
            <text:p/>
          </table:table-cell>
          <table:table-cell table:style-name="ce175" table:formula="of:=IF(AND(ISNUMBER([.C17]);ISNUMBER([$Data.B$5]);[$Data.B$5]&lt;&gt;0);[.C17]/([$Data.B$5]*[$Data.B$5]/10000);&quot;&quot;)">
            <text:p/>
          </table:table-cell>
          <table:table-cell table:style-name="ce172" table:formula="of:=IF(AND(ISNUMBER([.C16]);ISNUMBER([.C17]));[.C17]-[.C16];&quot;&quot;)">
            <text:p/>
          </table:table-cell>
          <table:table-cell table:style-name="ce202" table:formula="of:=IF(AND(ISNUMBER([.D16]);ISNUMBER([.D17]));[.D17]-[.D16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13" calcext:value-type="float">
            <text:p>013</text:p>
          </table:table-cell>
          <table:table-cell table:style-name="ce167" table:formula="of:=IF(ISNUMBER([.B17]); [.B17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18]);ISNUMBER([$Data.B$4]);ISNUMBER([$Data.B$5]));66.47+13.7*[.C18]+5*[$Data.B$5]-6.8*[$Data.B$4];&quot;&quot;)">
            <text:p/>
          </table:table-cell>
          <table:table-cell table:style-name="ce197" table:formula="of:=IF(AND(ISNUMBER([.I18]);ISNUMBER([$Data.B$6]));[$Data.B$6]*[.I18];[.I18])">
            <text:p/>
          </table:table-cell>
          <table:table-cell table:style-name="ce175" table:formula="of:=IF(AND(ISNUMBER([.C18]);ISNUMBER([$Data.B$5]);[$Data.B$5]&lt;&gt;0);[.C18]/([$Data.B$5]*[$Data.B$5]/10000);&quot;&quot;)">
            <text:p/>
          </table:table-cell>
          <table:table-cell table:style-name="ce172" table:formula="of:=IF(AND(ISNUMBER([.C17]);ISNUMBER([.C18]));[.C18]-[.C17];&quot;&quot;)">
            <text:p/>
          </table:table-cell>
          <table:table-cell table:style-name="ce202" table:formula="of:=IF(AND(ISNUMBER([.D17]);ISNUMBER([.D18]));[.D18]-[.D17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14" calcext:value-type="float">
            <text:p>014</text:p>
          </table:table-cell>
          <table:table-cell table:style-name="ce167" table:formula="of:=IF(ISNUMBER([.B18]); [.B18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19]);ISNUMBER([$Data.B$4]);ISNUMBER([$Data.B$5]));66.47+13.7*[.C19]+5*[$Data.B$5]-6.8*[$Data.B$4];&quot;&quot;)">
            <text:p/>
          </table:table-cell>
          <table:table-cell table:style-name="ce197" table:formula="of:=IF(AND(ISNUMBER([.I19]);ISNUMBER([$Data.B$6]));[$Data.B$6]*[.I19];[.I19])">
            <text:p/>
          </table:table-cell>
          <table:table-cell table:style-name="ce175" table:formula="of:=IF(AND(ISNUMBER([.C19]);ISNUMBER([$Data.B$5]);[$Data.B$5]&lt;&gt;0);[.C19]/([$Data.B$5]*[$Data.B$5]/10000);&quot;&quot;)">
            <text:p/>
          </table:table-cell>
          <table:table-cell table:style-name="ce172" table:formula="of:=IF(AND(ISNUMBER([.C18]);ISNUMBER([.C19]));[.C19]-[.C18];&quot;&quot;)">
            <text:p/>
          </table:table-cell>
          <table:table-cell table:style-name="ce202" table:formula="of:=IF(AND(ISNUMBER([.D18]);ISNUMBER([.D19]));[.D19]-[.D18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15" calcext:value-type="float">
            <text:p>015</text:p>
          </table:table-cell>
          <table:table-cell table:style-name="ce167" table:formula="of:=IF(ISNUMBER([.B19]); [.B19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20]);ISNUMBER([$Data.B$4]);ISNUMBER([$Data.B$5]));66.47+13.7*[.C20]+5*[$Data.B$5]-6.8*[$Data.B$4];&quot;&quot;)">
            <text:p/>
          </table:table-cell>
          <table:table-cell table:style-name="ce197" table:formula="of:=IF(AND(ISNUMBER([.I20]);ISNUMBER([$Data.B$6]));[$Data.B$6]*[.I20];[.I20])">
            <text:p/>
          </table:table-cell>
          <table:table-cell table:style-name="ce175" table:formula="of:=IF(AND(ISNUMBER([.C20]);ISNUMBER([$Data.B$5]);[$Data.B$5]&lt;&gt;0);[.C20]/([$Data.B$5]*[$Data.B$5]/10000);&quot;&quot;)">
            <text:p/>
          </table:table-cell>
          <table:table-cell table:style-name="ce172" table:formula="of:=IF(AND(ISNUMBER([.C19]);ISNUMBER([.C20]));[.C20]-[.C19];&quot;&quot;)">
            <text:p/>
          </table:table-cell>
          <table:table-cell table:style-name="ce202" table:formula="of:=IF(AND(ISNUMBER([.D19]);ISNUMBER([.D20]));[.D20]-[.D19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16" calcext:value-type="float">
            <text:p>016</text:p>
          </table:table-cell>
          <table:table-cell table:style-name="ce167" table:formula="of:=IF(ISNUMBER([.B20]); [.B20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21]);ISNUMBER([$Data.B$4]);ISNUMBER([$Data.B$5]));66.47+13.7*[.C21]+5*[$Data.B$5]-6.8*[$Data.B$4];&quot;&quot;)">
            <text:p/>
          </table:table-cell>
          <table:table-cell table:style-name="ce197" table:formula="of:=IF(AND(ISNUMBER([.I21]);ISNUMBER([$Data.B$6]));[$Data.B$6]*[.I21];[.I21])">
            <text:p/>
          </table:table-cell>
          <table:table-cell table:style-name="ce175" table:formula="of:=IF(AND(ISNUMBER([.C21]);ISNUMBER([$Data.B$5]);[$Data.B$5]&lt;&gt;0);[.C21]/([$Data.B$5]*[$Data.B$5]/10000);&quot;&quot;)">
            <text:p/>
          </table:table-cell>
          <table:table-cell table:style-name="ce172" table:formula="of:=IF(AND(ISNUMBER([.C20]);ISNUMBER([.C21]));[.C21]-[.C20];&quot;&quot;)">
            <text:p/>
          </table:table-cell>
          <table:table-cell table:style-name="ce202" table:formula="of:=IF(AND(ISNUMBER([.D20]);ISNUMBER([.D21]));[.D21]-[.D20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17" calcext:value-type="float">
            <text:p>017</text:p>
          </table:table-cell>
          <table:table-cell table:style-name="ce167" table:formula="of:=IF(ISNUMBER([.B21]); [.B21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22]);ISNUMBER([$Data.B$4]);ISNUMBER([$Data.B$5]));66.47+13.7*[.C22]+5*[$Data.B$5]-6.8*[$Data.B$4];&quot;&quot;)">
            <text:p/>
          </table:table-cell>
          <table:table-cell table:style-name="ce197" table:formula="of:=IF(AND(ISNUMBER([.I22]);ISNUMBER([$Data.B$6]));[$Data.B$6]*[.I22];[.I22])">
            <text:p/>
          </table:table-cell>
          <table:table-cell table:style-name="ce175" table:formula="of:=IF(AND(ISNUMBER([.C22]);ISNUMBER([$Data.B$5]);[$Data.B$5]&lt;&gt;0);[.C22]/([$Data.B$5]*[$Data.B$5]/10000);&quot;&quot;)">
            <text:p/>
          </table:table-cell>
          <table:table-cell table:style-name="ce172" table:formula="of:=IF(AND(ISNUMBER([.C21]);ISNUMBER([.C22]));[.C22]-[.C21];&quot;&quot;)">
            <text:p/>
          </table:table-cell>
          <table:table-cell table:style-name="ce202" table:formula="of:=IF(AND(ISNUMBER([.D21]);ISNUMBER([.D22]));[.D22]-[.D21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18" calcext:value-type="float">
            <text:p>018</text:p>
          </table:table-cell>
          <table:table-cell table:style-name="ce167" table:formula="of:=IF(ISNUMBER([.B22]); [.B22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23]);ISNUMBER([$Data.B$4]);ISNUMBER([$Data.B$5]));66.47+13.7*[.C23]+5*[$Data.B$5]-6.8*[$Data.B$4];&quot;&quot;)">
            <text:p/>
          </table:table-cell>
          <table:table-cell table:style-name="ce197" table:formula="of:=IF(AND(ISNUMBER([.I23]);ISNUMBER([$Data.B$6]));[$Data.B$6]*[.I23];[.I23])">
            <text:p/>
          </table:table-cell>
          <table:table-cell table:style-name="ce175" table:formula="of:=IF(AND(ISNUMBER([.C23]);ISNUMBER([$Data.B$5]);[$Data.B$5]&lt;&gt;0);[.C23]/([$Data.B$5]*[$Data.B$5]/10000);&quot;&quot;)">
            <text:p/>
          </table:table-cell>
          <table:table-cell table:style-name="ce172" table:formula="of:=IF(AND(ISNUMBER([.C22]);ISNUMBER([.C23]));[.C23]-[.C22];&quot;&quot;)">
            <text:p/>
          </table:table-cell>
          <table:table-cell table:style-name="ce202" table:formula="of:=IF(AND(ISNUMBER([.D22]);ISNUMBER([.D23]));[.D23]-[.D22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19" calcext:value-type="float">
            <text:p>019</text:p>
          </table:table-cell>
          <table:table-cell table:style-name="ce167" table:formula="of:=IF(ISNUMBER([.B23]); [.B23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24]);ISNUMBER([$Data.B$4]);ISNUMBER([$Data.B$5]));66.47+13.7*[.C24]+5*[$Data.B$5]-6.8*[$Data.B$4];&quot;&quot;)">
            <text:p/>
          </table:table-cell>
          <table:table-cell table:style-name="ce197" table:formula="of:=IF(AND(ISNUMBER([.I24]);ISNUMBER([$Data.B$6]));[$Data.B$6]*[.I24];[.I24])">
            <text:p/>
          </table:table-cell>
          <table:table-cell table:style-name="ce175" table:formula="of:=IF(AND(ISNUMBER([.C24]);ISNUMBER([$Data.B$5]);[$Data.B$5]&lt;&gt;0);[.C24]/([$Data.B$5]*[$Data.B$5]/10000);&quot;&quot;)">
            <text:p/>
          </table:table-cell>
          <table:table-cell table:style-name="ce172" table:formula="of:=IF(AND(ISNUMBER([.C23]);ISNUMBER([.C24]));[.C24]-[.C23];&quot;&quot;)">
            <text:p/>
          </table:table-cell>
          <table:table-cell table:style-name="ce202" table:formula="of:=IF(AND(ISNUMBER([.D23]);ISNUMBER([.D24]));[.D24]-[.D23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20" calcext:value-type="float">
            <text:p>020</text:p>
          </table:table-cell>
          <table:table-cell table:style-name="ce167" table:formula="of:=IF(ISNUMBER([.B24]); [.B24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25]);ISNUMBER([$Data.B$4]);ISNUMBER([$Data.B$5]));66.47+13.7*[.C25]+5*[$Data.B$5]-6.8*[$Data.B$4];&quot;&quot;)">
            <text:p/>
          </table:table-cell>
          <table:table-cell table:style-name="ce197" table:formula="of:=IF(AND(ISNUMBER([.I25]);ISNUMBER([$Data.B$6]));[$Data.B$6]*[.I25];[.I25])">
            <text:p/>
          </table:table-cell>
          <table:table-cell table:style-name="ce175" table:formula="of:=IF(AND(ISNUMBER([.C25]);ISNUMBER([$Data.B$5]);[$Data.B$5]&lt;&gt;0);[.C25]/([$Data.B$5]*[$Data.B$5]/10000);&quot;&quot;)">
            <text:p/>
          </table:table-cell>
          <table:table-cell table:style-name="ce172" table:formula="of:=IF(AND(ISNUMBER([.C24]);ISNUMBER([.C25]));[.C25]-[.C24];&quot;&quot;)">
            <text:p/>
          </table:table-cell>
          <table:table-cell table:style-name="ce202" table:formula="of:=IF(AND(ISNUMBER([.D24]);ISNUMBER([.D25]));[.D25]-[.D24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21" calcext:value-type="float">
            <text:p>021</text:p>
          </table:table-cell>
          <table:table-cell table:style-name="ce167" table:formula="of:=IF(ISNUMBER([.B25]); [.B25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26]);ISNUMBER([$Data.B$4]);ISNUMBER([$Data.B$5]));66.47+13.7*[.C26]+5*[$Data.B$5]-6.8*[$Data.B$4];&quot;&quot;)">
            <text:p/>
          </table:table-cell>
          <table:table-cell table:style-name="ce197" table:formula="of:=IF(AND(ISNUMBER([.I26]);ISNUMBER([$Data.B$6]));[$Data.B$6]*[.I26];[.I26])">
            <text:p/>
          </table:table-cell>
          <table:table-cell table:style-name="ce175" table:formula="of:=IF(AND(ISNUMBER([.C26]);ISNUMBER([$Data.B$5]);[$Data.B$5]&lt;&gt;0);[.C26]/([$Data.B$5]*[$Data.B$5]/10000);&quot;&quot;)">
            <text:p/>
          </table:table-cell>
          <table:table-cell table:style-name="ce172" table:formula="of:=IF(AND(ISNUMBER([.C25]);ISNUMBER([.C26]));[.C26]-[.C25];&quot;&quot;)">
            <text:p/>
          </table:table-cell>
          <table:table-cell table:style-name="ce202" table:formula="of:=IF(AND(ISNUMBER([.D25]);ISNUMBER([.D26]));[.D26]-[.D25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22" calcext:value-type="float">
            <text:p>022</text:p>
          </table:table-cell>
          <table:table-cell table:style-name="ce167" table:formula="of:=IF(ISNUMBER([.B26]); [.B26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27]);ISNUMBER([$Data.B$4]);ISNUMBER([$Data.B$5]));66.47+13.7*[.C27]+5*[$Data.B$5]-6.8*[$Data.B$4];&quot;&quot;)">
            <text:p/>
          </table:table-cell>
          <table:table-cell table:style-name="ce197" table:formula="of:=IF(AND(ISNUMBER([.I27]);ISNUMBER([$Data.B$6]));[$Data.B$6]*[.I27];[.I27])">
            <text:p/>
          </table:table-cell>
          <table:table-cell table:style-name="ce175" table:formula="of:=IF(AND(ISNUMBER([.C27]);ISNUMBER([$Data.B$5]);[$Data.B$5]&lt;&gt;0);[.C27]/([$Data.B$5]*[$Data.B$5]/10000);&quot;&quot;)">
            <text:p/>
          </table:table-cell>
          <table:table-cell table:style-name="ce172" table:formula="of:=IF(AND(ISNUMBER([.C26]);ISNUMBER([.C27]));[.C27]-[.C26];&quot;&quot;)">
            <text:p/>
          </table:table-cell>
          <table:table-cell table:style-name="ce202" table:formula="of:=IF(AND(ISNUMBER([.D26]);ISNUMBER([.D27]));[.D27]-[.D26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23" calcext:value-type="float">
            <text:p>023</text:p>
          </table:table-cell>
          <table:table-cell table:style-name="ce167" table:formula="of:=IF(ISNUMBER([.B27]); [.B27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28]);ISNUMBER([$Data.B$4]);ISNUMBER([$Data.B$5]));66.47+13.7*[.C28]+5*[$Data.B$5]-6.8*[$Data.B$4];&quot;&quot;)">
            <text:p/>
          </table:table-cell>
          <table:table-cell table:style-name="ce197" table:formula="of:=IF(AND(ISNUMBER([.I28]);ISNUMBER([$Data.B$6]));[$Data.B$6]*[.I28];[.I28])">
            <text:p/>
          </table:table-cell>
          <table:table-cell table:style-name="ce175" table:formula="of:=IF(AND(ISNUMBER([.C28]);ISNUMBER([$Data.B$5]);[$Data.B$5]&lt;&gt;0);[.C28]/([$Data.B$5]*[$Data.B$5]/10000);&quot;&quot;)">
            <text:p/>
          </table:table-cell>
          <table:table-cell table:style-name="ce172" table:formula="of:=IF(AND(ISNUMBER([.C27]);ISNUMBER([.C28]));[.C28]-[.C27];&quot;&quot;)">
            <text:p/>
          </table:table-cell>
          <table:table-cell table:style-name="ce202" table:formula="of:=IF(AND(ISNUMBER([.D27]);ISNUMBER([.D28]));[.D28]-[.D27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24" calcext:value-type="float">
            <text:p>024</text:p>
          </table:table-cell>
          <table:table-cell table:style-name="ce167" table:formula="of:=IF(ISNUMBER([.B28]); [.B28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29]);ISNUMBER([$Data.B$4]);ISNUMBER([$Data.B$5]));66.47+13.7*[.C29]+5*[$Data.B$5]-6.8*[$Data.B$4];&quot;&quot;)">
            <text:p/>
          </table:table-cell>
          <table:table-cell table:style-name="ce197" table:formula="of:=IF(AND(ISNUMBER([.I29]);ISNUMBER([$Data.B$6]));[$Data.B$6]*[.I29];[.I29])">
            <text:p/>
          </table:table-cell>
          <table:table-cell table:style-name="ce175" table:formula="of:=IF(AND(ISNUMBER([.C29]);ISNUMBER([$Data.B$5]);[$Data.B$5]&lt;&gt;0);[.C29]/([$Data.B$5]*[$Data.B$5]/10000);&quot;&quot;)">
            <text:p/>
          </table:table-cell>
          <table:table-cell table:style-name="ce172" table:formula="of:=IF(AND(ISNUMBER([.C28]);ISNUMBER([.C29]));[.C29]-[.C28];&quot;&quot;)">
            <text:p/>
          </table:table-cell>
          <table:table-cell table:style-name="ce202" table:formula="of:=IF(AND(ISNUMBER([.D28]);ISNUMBER([.D29]));[.D29]-[.D28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25" calcext:value-type="float">
            <text:p>025</text:p>
          </table:table-cell>
          <table:table-cell table:style-name="ce167" table:formula="of:=IF(ISNUMBER([.B29]); [.B29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30]);ISNUMBER([$Data.B$4]);ISNUMBER([$Data.B$5]));66.47+13.7*[.C30]+5*[$Data.B$5]-6.8*[$Data.B$4];&quot;&quot;)">
            <text:p/>
          </table:table-cell>
          <table:table-cell table:style-name="ce197" table:formula="of:=IF(AND(ISNUMBER([.I30]);ISNUMBER([$Data.B$6]));[$Data.B$6]*[.I30];[.I30])">
            <text:p/>
          </table:table-cell>
          <table:table-cell table:style-name="ce175" table:formula="of:=IF(AND(ISNUMBER([.C30]);ISNUMBER([$Data.B$5]);[$Data.B$5]&lt;&gt;0);[.C30]/([$Data.B$5]*[$Data.B$5]/10000);&quot;&quot;)">
            <text:p/>
          </table:table-cell>
          <table:table-cell table:style-name="ce172" table:formula="of:=IF(AND(ISNUMBER([.C29]);ISNUMBER([.C30]));[.C30]-[.C29];&quot;&quot;)">
            <text:p/>
          </table:table-cell>
          <table:table-cell table:style-name="ce202" table:formula="of:=IF(AND(ISNUMBER([.D29]);ISNUMBER([.D30]));[.D30]-[.D29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26" calcext:value-type="float">
            <text:p>026</text:p>
          </table:table-cell>
          <table:table-cell table:style-name="ce167" table:formula="of:=IF(ISNUMBER([.B30]); [.B30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31]);ISNUMBER([$Data.B$4]);ISNUMBER([$Data.B$5]));66.47+13.7*[.C31]+5*[$Data.B$5]-6.8*[$Data.B$4];&quot;&quot;)">
            <text:p/>
          </table:table-cell>
          <table:table-cell table:style-name="ce197" table:formula="of:=IF(AND(ISNUMBER([.I31]);ISNUMBER([$Data.B$6]));[$Data.B$6]*[.I31];[.I31])">
            <text:p/>
          </table:table-cell>
          <table:table-cell table:style-name="ce175" table:formula="of:=IF(AND(ISNUMBER([.C31]);ISNUMBER([$Data.B$5]);[$Data.B$5]&lt;&gt;0);[.C31]/([$Data.B$5]*[$Data.B$5]/10000);&quot;&quot;)">
            <text:p/>
          </table:table-cell>
          <table:table-cell table:style-name="ce172" table:formula="of:=IF(AND(ISNUMBER([.C30]);ISNUMBER([.C31]));[.C31]-[.C30];&quot;&quot;)">
            <text:p/>
          </table:table-cell>
          <table:table-cell table:style-name="ce202" table:formula="of:=IF(AND(ISNUMBER([.D30]);ISNUMBER([.D31]));[.D31]-[.D30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27" calcext:value-type="float">
            <text:p>027</text:p>
          </table:table-cell>
          <table:table-cell table:style-name="ce167" table:formula="of:=IF(ISNUMBER([.B31]); [.B31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32]);ISNUMBER([$Data.B$4]);ISNUMBER([$Data.B$5]));66.47+13.7*[.C32]+5*[$Data.B$5]-6.8*[$Data.B$4];&quot;&quot;)">
            <text:p/>
          </table:table-cell>
          <table:table-cell table:style-name="ce197" table:formula="of:=IF(AND(ISNUMBER([.I32]);ISNUMBER([$Data.B$6]));[$Data.B$6]*[.I32];[.I32])">
            <text:p/>
          </table:table-cell>
          <table:table-cell table:style-name="ce175" table:formula="of:=IF(AND(ISNUMBER([.C32]);ISNUMBER([$Data.B$5]);[$Data.B$5]&lt;&gt;0);[.C32]/([$Data.B$5]*[$Data.B$5]/10000);&quot;&quot;)">
            <text:p/>
          </table:table-cell>
          <table:table-cell table:style-name="ce172" table:formula="of:=IF(AND(ISNUMBER([.C31]);ISNUMBER([.C32]));[.C32]-[.C31];&quot;&quot;)">
            <text:p/>
          </table:table-cell>
          <table:table-cell table:style-name="ce202" table:formula="of:=IF(AND(ISNUMBER([.D31]);ISNUMBER([.D32]));[.D32]-[.D31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28" calcext:value-type="float">
            <text:p>028</text:p>
          </table:table-cell>
          <table:table-cell table:style-name="ce167" table:formula="of:=IF(ISNUMBER([.B32]); [.B32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33]);ISNUMBER([$Data.B$4]);ISNUMBER([$Data.B$5]));66.47+13.7*[.C33]+5*[$Data.B$5]-6.8*[$Data.B$4];&quot;&quot;)">
            <text:p/>
          </table:table-cell>
          <table:table-cell table:style-name="ce197" table:formula="of:=IF(AND(ISNUMBER([.I33]);ISNUMBER([$Data.B$6]));[$Data.B$6]*[.I33];[.I33])">
            <text:p/>
          </table:table-cell>
          <table:table-cell table:style-name="ce175" table:formula="of:=IF(AND(ISNUMBER([.C33]);ISNUMBER([$Data.B$5]);[$Data.B$5]&lt;&gt;0);[.C33]/([$Data.B$5]*[$Data.B$5]/10000);&quot;&quot;)">
            <text:p/>
          </table:table-cell>
          <table:table-cell table:style-name="ce172" table:formula="of:=IF(AND(ISNUMBER([.C32]);ISNUMBER([.C33]));[.C33]-[.C32];&quot;&quot;)">
            <text:p/>
          </table:table-cell>
          <table:table-cell table:style-name="ce202" table:formula="of:=IF(AND(ISNUMBER([.D32]);ISNUMBER([.D33]));[.D33]-[.D32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29" calcext:value-type="float">
            <text:p>029</text:p>
          </table:table-cell>
          <table:table-cell table:style-name="ce167" table:formula="of:=IF(ISNUMBER([.B33]); [.B33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34]);ISNUMBER([$Data.B$4]);ISNUMBER([$Data.B$5]));66.47+13.7*[.C34]+5*[$Data.B$5]-6.8*[$Data.B$4];&quot;&quot;)">
            <text:p/>
          </table:table-cell>
          <table:table-cell table:style-name="ce197" table:formula="of:=IF(AND(ISNUMBER([.I34]);ISNUMBER([$Data.B$6]));[$Data.B$6]*[.I34];[.I34])">
            <text:p/>
          </table:table-cell>
          <table:table-cell table:style-name="ce175" table:formula="of:=IF(AND(ISNUMBER([.C34]);ISNUMBER([$Data.B$5]);[$Data.B$5]&lt;&gt;0);[.C34]/([$Data.B$5]*[$Data.B$5]/10000);&quot;&quot;)">
            <text:p/>
          </table:table-cell>
          <table:table-cell table:style-name="ce172" table:formula="of:=IF(AND(ISNUMBER([.C33]);ISNUMBER([.C34]));[.C34]-[.C33];&quot;&quot;)">
            <text:p/>
          </table:table-cell>
          <table:table-cell table:style-name="ce202" table:formula="of:=IF(AND(ISNUMBER([.D33]);ISNUMBER([.D34]));[.D34]-[.D33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30" calcext:value-type="float">
            <text:p>030</text:p>
          </table:table-cell>
          <table:table-cell table:style-name="ce167" table:formula="of:=IF(ISNUMBER([.B34]); [.B34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35]);ISNUMBER([$Data.B$4]);ISNUMBER([$Data.B$5]));66.47+13.7*[.C35]+5*[$Data.B$5]-6.8*[$Data.B$4];&quot;&quot;)">
            <text:p/>
          </table:table-cell>
          <table:table-cell table:style-name="ce197" table:formula="of:=IF(AND(ISNUMBER([.I35]);ISNUMBER([$Data.B$6]));[$Data.B$6]*[.I35];[.I35])">
            <text:p/>
          </table:table-cell>
          <table:table-cell table:style-name="ce175" table:formula="of:=IF(AND(ISNUMBER([.C35]);ISNUMBER([$Data.B$5]);[$Data.B$5]&lt;&gt;0);[.C35]/([$Data.B$5]*[$Data.B$5]/10000);&quot;&quot;)">
            <text:p/>
          </table:table-cell>
          <table:table-cell table:style-name="ce172" table:formula="of:=IF(AND(ISNUMBER([.C34]);ISNUMBER([.C35]));[.C35]-[.C34];&quot;&quot;)">
            <text:p/>
          </table:table-cell>
          <table:table-cell table:style-name="ce202" table:formula="of:=IF(AND(ISNUMBER([.D34]);ISNUMBER([.D35]));[.D35]-[.D34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31" calcext:value-type="float">
            <text:p>031</text:p>
          </table:table-cell>
          <table:table-cell table:style-name="ce167" table:formula="of:=IF(ISNUMBER([.B35]); [.B35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36]);ISNUMBER([$Data.B$4]);ISNUMBER([$Data.B$5]));66.47+13.7*[.C36]+5*[$Data.B$5]-6.8*[$Data.B$4];&quot;&quot;)">
            <text:p/>
          </table:table-cell>
          <table:table-cell table:style-name="ce197" table:formula="of:=IF(AND(ISNUMBER([.I36]);ISNUMBER([$Data.B$6]));[$Data.B$6]*[.I36];[.I36])">
            <text:p/>
          </table:table-cell>
          <table:table-cell table:style-name="ce175" table:formula="of:=IF(AND(ISNUMBER([.C36]);ISNUMBER([$Data.B$5]);[$Data.B$5]&lt;&gt;0);[.C36]/([$Data.B$5]*[$Data.B$5]/10000);&quot;&quot;)">
            <text:p/>
          </table:table-cell>
          <table:table-cell table:style-name="ce172" table:formula="of:=IF(AND(ISNUMBER([.C35]);ISNUMBER([.C36]));[.C36]-[.C35];&quot;&quot;)">
            <text:p/>
          </table:table-cell>
          <table:table-cell table:style-name="ce202" table:formula="of:=IF(AND(ISNUMBER([.D35]);ISNUMBER([.D36]));[.D36]-[.D35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32" calcext:value-type="float">
            <text:p>032</text:p>
          </table:table-cell>
          <table:table-cell table:style-name="ce167" table:formula="of:=IF(ISNUMBER([.B36]); [.B36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37]);ISNUMBER([$Data.B$4]);ISNUMBER([$Data.B$5]));66.47+13.7*[.C37]+5*[$Data.B$5]-6.8*[$Data.B$4];&quot;&quot;)">
            <text:p/>
          </table:table-cell>
          <table:table-cell table:style-name="ce197" table:formula="of:=IF(AND(ISNUMBER([.I37]);ISNUMBER([$Data.B$6]));[$Data.B$6]*[.I37];[.I37])">
            <text:p/>
          </table:table-cell>
          <table:table-cell table:style-name="ce175" table:formula="of:=IF(AND(ISNUMBER([.C37]);ISNUMBER([$Data.B$5]);[$Data.B$5]&lt;&gt;0);[.C37]/([$Data.B$5]*[$Data.B$5]/10000);&quot;&quot;)">
            <text:p/>
          </table:table-cell>
          <table:table-cell table:style-name="ce172" table:formula="of:=IF(AND(ISNUMBER([.C36]);ISNUMBER([.C37]));[.C37]-[.C36];&quot;&quot;)">
            <text:p/>
          </table:table-cell>
          <table:table-cell table:style-name="ce202" table:formula="of:=IF(AND(ISNUMBER([.D36]);ISNUMBER([.D37]));[.D37]-[.D36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33" calcext:value-type="float">
            <text:p>033</text:p>
          </table:table-cell>
          <table:table-cell table:style-name="ce167" table:formula="of:=IF(ISNUMBER([.B37]); [.B37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38]);ISNUMBER([$Data.B$4]);ISNUMBER([$Data.B$5]));66.47+13.7*[.C38]+5*[$Data.B$5]-6.8*[$Data.B$4];&quot;&quot;)">
            <text:p/>
          </table:table-cell>
          <table:table-cell table:style-name="ce197" table:formula="of:=IF(AND(ISNUMBER([.I38]);ISNUMBER([$Data.B$6]));[$Data.B$6]*[.I38];[.I38])">
            <text:p/>
          </table:table-cell>
          <table:table-cell table:style-name="ce175" table:formula="of:=IF(AND(ISNUMBER([.C38]);ISNUMBER([$Data.B$5]);[$Data.B$5]&lt;&gt;0);[.C38]/([$Data.B$5]*[$Data.B$5]/10000);&quot;&quot;)">
            <text:p/>
          </table:table-cell>
          <table:table-cell table:style-name="ce172" table:formula="of:=IF(AND(ISNUMBER([.C37]);ISNUMBER([.C38]));[.C38]-[.C37];&quot;&quot;)">
            <text:p/>
          </table:table-cell>
          <table:table-cell table:style-name="ce202" table:formula="of:=IF(AND(ISNUMBER([.D37]);ISNUMBER([.D38]));[.D38]-[.D37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34" calcext:value-type="float">
            <text:p>034</text:p>
          </table:table-cell>
          <table:table-cell table:style-name="ce167" table:formula="of:=IF(ISNUMBER([.B38]); [.B38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39]);ISNUMBER([$Data.B$4]);ISNUMBER([$Data.B$5]));66.47+13.7*[.C39]+5*[$Data.B$5]-6.8*[$Data.B$4];&quot;&quot;)">
            <text:p/>
          </table:table-cell>
          <table:table-cell table:style-name="ce197" table:formula="of:=IF(AND(ISNUMBER([.I39]);ISNUMBER([$Data.B$6]));[$Data.B$6]*[.I39];[.I39])">
            <text:p/>
          </table:table-cell>
          <table:table-cell table:style-name="ce175" table:formula="of:=IF(AND(ISNUMBER([.C39]);ISNUMBER([$Data.B$5]);[$Data.B$5]&lt;&gt;0);[.C39]/([$Data.B$5]*[$Data.B$5]/10000);&quot;&quot;)">
            <text:p/>
          </table:table-cell>
          <table:table-cell table:style-name="ce172" table:formula="of:=IF(AND(ISNUMBER([.C38]);ISNUMBER([.C39]));[.C39]-[.C38];&quot;&quot;)">
            <text:p/>
          </table:table-cell>
          <table:table-cell table:style-name="ce202" table:formula="of:=IF(AND(ISNUMBER([.D38]);ISNUMBER([.D39]));[.D39]-[.D38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35" calcext:value-type="float">
            <text:p>035</text:p>
          </table:table-cell>
          <table:table-cell table:style-name="ce167" table:formula="of:=IF(ISNUMBER([.B39]); [.B39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40]);ISNUMBER([$Data.B$4]);ISNUMBER([$Data.B$5]));66.47+13.7*[.C40]+5*[$Data.B$5]-6.8*[$Data.B$4];&quot;&quot;)">
            <text:p/>
          </table:table-cell>
          <table:table-cell table:style-name="ce197" table:formula="of:=IF(AND(ISNUMBER([.I40]);ISNUMBER([$Data.B$6]));[$Data.B$6]*[.I40];[.I40])">
            <text:p/>
          </table:table-cell>
          <table:table-cell table:style-name="ce175" table:formula="of:=IF(AND(ISNUMBER([.C40]);ISNUMBER([$Data.B$5]);[$Data.B$5]&lt;&gt;0);[.C40]/([$Data.B$5]*[$Data.B$5]/10000);&quot;&quot;)">
            <text:p/>
          </table:table-cell>
          <table:table-cell table:style-name="ce172" table:formula="of:=IF(AND(ISNUMBER([.C39]);ISNUMBER([.C40]));[.C40]-[.C39];&quot;&quot;)">
            <text:p/>
          </table:table-cell>
          <table:table-cell table:style-name="ce202" table:formula="of:=IF(AND(ISNUMBER([.D39]);ISNUMBER([.D40]));[.D40]-[.D39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36" calcext:value-type="float">
            <text:p>036</text:p>
          </table:table-cell>
          <table:table-cell table:style-name="ce167" table:formula="of:=IF(ISNUMBER([.B40]); [.B40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41]);ISNUMBER([$Data.B$4]);ISNUMBER([$Data.B$5]));66.47+13.7*[.C41]+5*[$Data.B$5]-6.8*[$Data.B$4];&quot;&quot;)">
            <text:p/>
          </table:table-cell>
          <table:table-cell table:style-name="ce197" table:formula="of:=IF(AND(ISNUMBER([.I41]);ISNUMBER([$Data.B$6]));[$Data.B$6]*[.I41];[.I41])">
            <text:p/>
          </table:table-cell>
          <table:table-cell table:style-name="ce175" table:formula="of:=IF(AND(ISNUMBER([.C41]);ISNUMBER([$Data.B$5]);[$Data.B$5]&lt;&gt;0);[.C41]/([$Data.B$5]*[$Data.B$5]/10000);&quot;&quot;)">
            <text:p/>
          </table:table-cell>
          <table:table-cell table:style-name="ce172" table:formula="of:=IF(AND(ISNUMBER([.C40]);ISNUMBER([.C41]));[.C41]-[.C40];&quot;&quot;)">
            <text:p/>
          </table:table-cell>
          <table:table-cell table:style-name="ce202" table:formula="of:=IF(AND(ISNUMBER([.D40]);ISNUMBER([.D41]));[.D41]-[.D40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37" calcext:value-type="float">
            <text:p>037</text:p>
          </table:table-cell>
          <table:table-cell table:style-name="ce167" table:formula="of:=IF(ISNUMBER([.B41]); [.B41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42]);ISNUMBER([$Data.B$4]);ISNUMBER([$Data.B$5]));66.47+13.7*[.C42]+5*[$Data.B$5]-6.8*[$Data.B$4];&quot;&quot;)">
            <text:p/>
          </table:table-cell>
          <table:table-cell table:style-name="ce197" table:formula="of:=IF(AND(ISNUMBER([.I42]);ISNUMBER([$Data.B$6]));[$Data.B$6]*[.I42];[.I42])">
            <text:p/>
          </table:table-cell>
          <table:table-cell table:style-name="ce175" table:formula="of:=IF(AND(ISNUMBER([.C42]);ISNUMBER([$Data.B$5]);[$Data.B$5]&lt;&gt;0);[.C42]/([$Data.B$5]*[$Data.B$5]/10000);&quot;&quot;)">
            <text:p/>
          </table:table-cell>
          <table:table-cell table:style-name="ce172" table:formula="of:=IF(AND(ISNUMBER([.C41]);ISNUMBER([.C42]));[.C42]-[.C41];&quot;&quot;)">
            <text:p/>
          </table:table-cell>
          <table:table-cell table:style-name="ce202" table:formula="of:=IF(AND(ISNUMBER([.D41]);ISNUMBER([.D42]));[.D42]-[.D41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38" calcext:value-type="float">
            <text:p>038</text:p>
          </table:table-cell>
          <table:table-cell table:style-name="ce167" table:formula="of:=IF(ISNUMBER([.B42]); [.B42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43]);ISNUMBER([$Data.B$4]);ISNUMBER([$Data.B$5]));66.47+13.7*[.C43]+5*[$Data.B$5]-6.8*[$Data.B$4];&quot;&quot;)">
            <text:p/>
          </table:table-cell>
          <table:table-cell table:style-name="ce197" table:formula="of:=IF(AND(ISNUMBER([.I43]);ISNUMBER([$Data.B$6]));[$Data.B$6]*[.I43];[.I43])">
            <text:p/>
          </table:table-cell>
          <table:table-cell table:style-name="ce175" table:formula="of:=IF(AND(ISNUMBER([.C43]);ISNUMBER([$Data.B$5]);[$Data.B$5]&lt;&gt;0);[.C43]/([$Data.B$5]*[$Data.B$5]/10000);&quot;&quot;)">
            <text:p/>
          </table:table-cell>
          <table:table-cell table:style-name="ce172" table:formula="of:=IF(AND(ISNUMBER([.C42]);ISNUMBER([.C43]));[.C43]-[.C42];&quot;&quot;)">
            <text:p/>
          </table:table-cell>
          <table:table-cell table:style-name="ce202" table:formula="of:=IF(AND(ISNUMBER([.D42]);ISNUMBER([.D43]));[.D43]-[.D42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39" calcext:value-type="float">
            <text:p>039</text:p>
          </table:table-cell>
          <table:table-cell table:style-name="ce167" table:formula="of:=IF(ISNUMBER([.B43]); [.B43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44]);ISNUMBER([$Data.B$4]);ISNUMBER([$Data.B$5]));66.47+13.7*[.C44]+5*[$Data.B$5]-6.8*[$Data.B$4];&quot;&quot;)">
            <text:p/>
          </table:table-cell>
          <table:table-cell table:style-name="ce197" table:formula="of:=IF(AND(ISNUMBER([.I44]);ISNUMBER([$Data.B$6]));[$Data.B$6]*[.I44];[.I44])">
            <text:p/>
          </table:table-cell>
          <table:table-cell table:style-name="ce175" table:formula="of:=IF(AND(ISNUMBER([.C44]);ISNUMBER([$Data.B$5]);[$Data.B$5]&lt;&gt;0);[.C44]/([$Data.B$5]*[$Data.B$5]/10000);&quot;&quot;)">
            <text:p/>
          </table:table-cell>
          <table:table-cell table:style-name="ce172" table:formula="of:=IF(AND(ISNUMBER([.C43]);ISNUMBER([.C44]));[.C44]-[.C43];&quot;&quot;)">
            <text:p/>
          </table:table-cell>
          <table:table-cell table:style-name="ce202" table:formula="of:=IF(AND(ISNUMBER([.D43]);ISNUMBER([.D44]));[.D44]-[.D43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40" calcext:value-type="float">
            <text:p>040</text:p>
          </table:table-cell>
          <table:table-cell table:style-name="ce167" table:formula="of:=IF(ISNUMBER([.B44]); [.B44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45]);ISNUMBER([$Data.B$4]);ISNUMBER([$Data.B$5]));66.47+13.7*[.C45]+5*[$Data.B$5]-6.8*[$Data.B$4];&quot;&quot;)">
            <text:p/>
          </table:table-cell>
          <table:table-cell table:style-name="ce197" table:formula="of:=IF(AND(ISNUMBER([.I45]);ISNUMBER([$Data.B$6]));[$Data.B$6]*[.I45];[.I45])">
            <text:p/>
          </table:table-cell>
          <table:table-cell table:style-name="ce175" table:formula="of:=IF(AND(ISNUMBER([.C45]);ISNUMBER([$Data.B$5]);[$Data.B$5]&lt;&gt;0);[.C45]/([$Data.B$5]*[$Data.B$5]/10000);&quot;&quot;)">
            <text:p/>
          </table:table-cell>
          <table:table-cell table:style-name="ce172" table:formula="of:=IF(AND(ISNUMBER([.C44]);ISNUMBER([.C45]));[.C45]-[.C44];&quot;&quot;)">
            <text:p/>
          </table:table-cell>
          <table:table-cell table:style-name="ce202" table:formula="of:=IF(AND(ISNUMBER([.D44]);ISNUMBER([.D45]));[.D45]-[.D44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41" calcext:value-type="float">
            <text:p>041</text:p>
          </table:table-cell>
          <table:table-cell table:style-name="ce167" table:formula="of:=IF(ISNUMBER([.B45]); [.B45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46]);ISNUMBER([$Data.B$4]);ISNUMBER([$Data.B$5]));66.47+13.7*[.C46]+5*[$Data.B$5]-6.8*[$Data.B$4];&quot;&quot;)">
            <text:p/>
          </table:table-cell>
          <table:table-cell table:style-name="ce197" table:formula="of:=IF(AND(ISNUMBER([.I46]);ISNUMBER([$Data.B$6]));[$Data.B$6]*[.I46];[.I46])">
            <text:p/>
          </table:table-cell>
          <table:table-cell table:style-name="ce175" table:formula="of:=IF(AND(ISNUMBER([.C46]);ISNUMBER([$Data.B$5]);[$Data.B$5]&lt;&gt;0);[.C46]/([$Data.B$5]*[$Data.B$5]/10000);&quot;&quot;)">
            <text:p/>
          </table:table-cell>
          <table:table-cell table:style-name="ce172" table:formula="of:=IF(AND(ISNUMBER([.C45]);ISNUMBER([.C46]));[.C46]-[.C45];&quot;&quot;)">
            <text:p/>
          </table:table-cell>
          <table:table-cell table:style-name="ce202" table:formula="of:=IF(AND(ISNUMBER([.D45]);ISNUMBER([.D46]));[.D46]-[.D45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42" calcext:value-type="float">
            <text:p>042</text:p>
          </table:table-cell>
          <table:table-cell table:style-name="ce167" table:formula="of:=IF(ISNUMBER([.B46]); [.B46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47]);ISNUMBER([$Data.B$4]);ISNUMBER([$Data.B$5]));66.47+13.7*[.C47]+5*[$Data.B$5]-6.8*[$Data.B$4];&quot;&quot;)">
            <text:p/>
          </table:table-cell>
          <table:table-cell table:style-name="ce197" table:formula="of:=IF(AND(ISNUMBER([.I47]);ISNUMBER([$Data.B$6]));[$Data.B$6]*[.I47];[.I47])">
            <text:p/>
          </table:table-cell>
          <table:table-cell table:style-name="ce175" table:formula="of:=IF(AND(ISNUMBER([.C47]);ISNUMBER([$Data.B$5]);[$Data.B$5]&lt;&gt;0);[.C47]/([$Data.B$5]*[$Data.B$5]/10000);&quot;&quot;)">
            <text:p/>
          </table:table-cell>
          <table:table-cell table:style-name="ce172" table:formula="of:=IF(AND(ISNUMBER([.C46]);ISNUMBER([.C47]));[.C47]-[.C46];&quot;&quot;)">
            <text:p/>
          </table:table-cell>
          <table:table-cell table:style-name="ce202" table:formula="of:=IF(AND(ISNUMBER([.D46]);ISNUMBER([.D47]));[.D47]-[.D46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43" calcext:value-type="float">
            <text:p>043</text:p>
          </table:table-cell>
          <table:table-cell table:style-name="ce167" table:formula="of:=IF(ISNUMBER([.B47]); [.B47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48]);ISNUMBER([$Data.B$4]);ISNUMBER([$Data.B$5]));66.47+13.7*[.C48]+5*[$Data.B$5]-6.8*[$Data.B$4];&quot;&quot;)">
            <text:p/>
          </table:table-cell>
          <table:table-cell table:style-name="ce197" table:formula="of:=IF(AND(ISNUMBER([.I48]);ISNUMBER([$Data.B$6]));[$Data.B$6]*[.I48];[.I48])">
            <text:p/>
          </table:table-cell>
          <table:table-cell table:style-name="ce175" table:formula="of:=IF(AND(ISNUMBER([.C48]);ISNUMBER([$Data.B$5]);[$Data.B$5]&lt;&gt;0);[.C48]/([$Data.B$5]*[$Data.B$5]/10000);&quot;&quot;)">
            <text:p/>
          </table:table-cell>
          <table:table-cell table:style-name="ce172" table:formula="of:=IF(AND(ISNUMBER([.C47]);ISNUMBER([.C48]));[.C48]-[.C47];&quot;&quot;)">
            <text:p/>
          </table:table-cell>
          <table:table-cell table:style-name="ce202" table:formula="of:=IF(AND(ISNUMBER([.D47]);ISNUMBER([.D48]));[.D48]-[.D47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44" calcext:value-type="float">
            <text:p>044</text:p>
          </table:table-cell>
          <table:table-cell table:style-name="ce167" table:formula="of:=IF(ISNUMBER([.B48]); [.B48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49]);ISNUMBER([$Data.B$4]);ISNUMBER([$Data.B$5]));66.47+13.7*[.C49]+5*[$Data.B$5]-6.8*[$Data.B$4];&quot;&quot;)">
            <text:p/>
          </table:table-cell>
          <table:table-cell table:style-name="ce197" table:formula="of:=IF(AND(ISNUMBER([.I49]);ISNUMBER([$Data.B$6]));[$Data.B$6]*[.I49];[.I49])">
            <text:p/>
          </table:table-cell>
          <table:table-cell table:style-name="ce175" table:formula="of:=IF(AND(ISNUMBER([.C49]);ISNUMBER([$Data.B$5]);[$Data.B$5]&lt;&gt;0);[.C49]/([$Data.B$5]*[$Data.B$5]/10000);&quot;&quot;)">
            <text:p/>
          </table:table-cell>
          <table:table-cell table:style-name="ce172" table:formula="of:=IF(AND(ISNUMBER([.C48]);ISNUMBER([.C49]));[.C49]-[.C48];&quot;&quot;)">
            <text:p/>
          </table:table-cell>
          <table:table-cell table:style-name="ce202" table:formula="of:=IF(AND(ISNUMBER([.D48]);ISNUMBER([.D49]));[.D49]-[.D48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45" calcext:value-type="float">
            <text:p>045</text:p>
          </table:table-cell>
          <table:table-cell table:style-name="ce167" table:formula="of:=IF(ISNUMBER([.B49]); [.B49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50]);ISNUMBER([$Data.B$4]);ISNUMBER([$Data.B$5]));66.47+13.7*[.C50]+5*[$Data.B$5]-6.8*[$Data.B$4];&quot;&quot;)">
            <text:p/>
          </table:table-cell>
          <table:table-cell table:style-name="ce197" table:formula="of:=IF(AND(ISNUMBER([.I50]);ISNUMBER([$Data.B$6]));[$Data.B$6]*[.I50];[.I50])">
            <text:p/>
          </table:table-cell>
          <table:table-cell table:style-name="ce175" table:formula="of:=IF(AND(ISNUMBER([.C50]);ISNUMBER([$Data.B$5]);[$Data.B$5]&lt;&gt;0);[.C50]/([$Data.B$5]*[$Data.B$5]/10000);&quot;&quot;)">
            <text:p/>
          </table:table-cell>
          <table:table-cell table:style-name="ce172" table:formula="of:=IF(AND(ISNUMBER([.C49]);ISNUMBER([.C50]));[.C50]-[.C49];&quot;&quot;)">
            <text:p/>
          </table:table-cell>
          <table:table-cell table:style-name="ce202" table:formula="of:=IF(AND(ISNUMBER([.D49]);ISNUMBER([.D50]));[.D50]-[.D49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46" calcext:value-type="float">
            <text:p>046</text:p>
          </table:table-cell>
          <table:table-cell table:style-name="ce167" table:formula="of:=IF(ISNUMBER([.B50]); [.B50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51]);ISNUMBER([$Data.B$4]);ISNUMBER([$Data.B$5]));66.47+13.7*[.C51]+5*[$Data.B$5]-6.8*[$Data.B$4];&quot;&quot;)">
            <text:p/>
          </table:table-cell>
          <table:table-cell table:style-name="ce197" table:formula="of:=IF(AND(ISNUMBER([.I51]);ISNUMBER([$Data.B$6]));[$Data.B$6]*[.I51];[.I51])">
            <text:p/>
          </table:table-cell>
          <table:table-cell table:style-name="ce175" table:formula="of:=IF(AND(ISNUMBER([.C51]);ISNUMBER([$Data.B$5]);[$Data.B$5]&lt;&gt;0);[.C51]/([$Data.B$5]*[$Data.B$5]/10000);&quot;&quot;)">
            <text:p/>
          </table:table-cell>
          <table:table-cell table:style-name="ce172" table:formula="of:=IF(AND(ISNUMBER([.C50]);ISNUMBER([.C51]));[.C51]-[.C50];&quot;&quot;)">
            <text:p/>
          </table:table-cell>
          <table:table-cell table:style-name="ce202" table:formula="of:=IF(AND(ISNUMBER([.D50]);ISNUMBER([.D51]));[.D51]-[.D50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47" calcext:value-type="float">
            <text:p>047</text:p>
          </table:table-cell>
          <table:table-cell table:style-name="ce167" table:formula="of:=IF(ISNUMBER([.B51]); [.B51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52]);ISNUMBER([$Data.B$4]);ISNUMBER([$Data.B$5]));66.47+13.7*[.C52]+5*[$Data.B$5]-6.8*[$Data.B$4];&quot;&quot;)">
            <text:p/>
          </table:table-cell>
          <table:table-cell table:style-name="ce197" table:formula="of:=IF(AND(ISNUMBER([.I52]);ISNUMBER([$Data.B$6]));[$Data.B$6]*[.I52];[.I52])">
            <text:p/>
          </table:table-cell>
          <table:table-cell table:style-name="ce175" table:formula="of:=IF(AND(ISNUMBER([.C52]);ISNUMBER([$Data.B$5]);[$Data.B$5]&lt;&gt;0);[.C52]/([$Data.B$5]*[$Data.B$5]/10000);&quot;&quot;)">
            <text:p/>
          </table:table-cell>
          <table:table-cell table:style-name="ce172" table:formula="of:=IF(AND(ISNUMBER([.C51]);ISNUMBER([.C52]));[.C52]-[.C51];&quot;&quot;)">
            <text:p/>
          </table:table-cell>
          <table:table-cell table:style-name="ce202" table:formula="of:=IF(AND(ISNUMBER([.D51]);ISNUMBER([.D52]));[.D52]-[.D51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48" calcext:value-type="float">
            <text:p>048</text:p>
          </table:table-cell>
          <table:table-cell table:style-name="ce167" table:formula="of:=IF(ISNUMBER([.B52]); [.B52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53]);ISNUMBER([$Data.B$4]);ISNUMBER([$Data.B$5]));66.47+13.7*[.C53]+5*[$Data.B$5]-6.8*[$Data.B$4];&quot;&quot;)">
            <text:p/>
          </table:table-cell>
          <table:table-cell table:style-name="ce197" table:formula="of:=IF(AND(ISNUMBER([.I53]);ISNUMBER([$Data.B$6]));[$Data.B$6]*[.I53];[.I53])">
            <text:p/>
          </table:table-cell>
          <table:table-cell table:style-name="ce175" table:formula="of:=IF(AND(ISNUMBER([.C53]);ISNUMBER([$Data.B$5]);[$Data.B$5]&lt;&gt;0);[.C53]/([$Data.B$5]*[$Data.B$5]/10000);&quot;&quot;)">
            <text:p/>
          </table:table-cell>
          <table:table-cell table:style-name="ce172" table:formula="of:=IF(AND(ISNUMBER([.C52]);ISNUMBER([.C53]));[.C53]-[.C52];&quot;&quot;)">
            <text:p/>
          </table:table-cell>
          <table:table-cell table:style-name="ce202" table:formula="of:=IF(AND(ISNUMBER([.D52]);ISNUMBER([.D53]));[.D53]-[.D52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49" calcext:value-type="float">
            <text:p>049</text:p>
          </table:table-cell>
          <table:table-cell table:style-name="ce167" table:formula="of:=IF(ISNUMBER([.B53]); [.B53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54]);ISNUMBER([$Data.B$4]);ISNUMBER([$Data.B$5]));66.47+13.7*[.C54]+5*[$Data.B$5]-6.8*[$Data.B$4];&quot;&quot;)">
            <text:p/>
          </table:table-cell>
          <table:table-cell table:style-name="ce197" table:formula="of:=IF(AND(ISNUMBER([.I54]);ISNUMBER([$Data.B$6]));[$Data.B$6]*[.I54];[.I54])">
            <text:p/>
          </table:table-cell>
          <table:table-cell table:style-name="ce175" table:formula="of:=IF(AND(ISNUMBER([.C54]);ISNUMBER([$Data.B$5]);[$Data.B$5]&lt;&gt;0);[.C54]/([$Data.B$5]*[$Data.B$5]/10000);&quot;&quot;)">
            <text:p/>
          </table:table-cell>
          <table:table-cell table:style-name="ce172" table:formula="of:=IF(AND(ISNUMBER([.C53]);ISNUMBER([.C54]));[.C54]-[.C53];&quot;&quot;)">
            <text:p/>
          </table:table-cell>
          <table:table-cell table:style-name="ce202" table:formula="of:=IF(AND(ISNUMBER([.D53]);ISNUMBER([.D54]));[.D54]-[.D53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50" calcext:value-type="float">
            <text:p>050</text:p>
          </table:table-cell>
          <table:table-cell table:style-name="ce167" table:formula="of:=IF(ISNUMBER([.B54]); [.B54]+7;&quot;&quot;)">
            <text:p/>
          </table:table-cell>
          <table:table-cell/>
          <table:table-cell table:style-name="ce61" table:number-columns-repeated="4"/>
          <table:table-cell/>
          <table:table-cell table:style-name="ce197" table:formula="of:=IF(AND(ISNUMBER([.C55]);ISNUMBER([$Data.B$4]);ISNUMBER([$Data.B$5]));66.47+13.7*[.C55]+5*[$Data.B$5]-6.8*[$Data.B$4];&quot;&quot;)">
            <text:p/>
          </table:table-cell>
          <table:table-cell table:style-name="ce197" table:formula="of:=IF(AND(ISNUMBER([.I55]);ISNUMBER([$Data.B$6]));[$Data.B$6]*[.I55];[.I55])">
            <text:p/>
          </table:table-cell>
          <table:table-cell table:style-name="ce175" table:formula="of:=IF(AND(ISNUMBER([.C55]);ISNUMBER([$Data.B$5]);[$Data.B$5]&lt;&gt;0);[.C55]/([$Data.B$5]*[$Data.B$5]/10000);&quot;&quot;)">
            <text:p/>
          </table:table-cell>
          <table:table-cell table:style-name="ce172" table:formula="of:=IF(AND(ISNUMBER([.C54]);ISNUMBER([.C55]));[.C55]-[.C54];&quot;&quot;)">
            <text:p/>
          </table:table-cell>
          <table:table-cell table:style-name="ce202" table:formula="of:=IF(AND(ISNUMBER([.D54]);ISNUMBER([.D55]));[.D55]-[.D54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51" calcext:value-type="float">
            <text:p>051</text:p>
          </table:table-cell>
          <table:table-cell table:style-name="ce167" table:formula="of:=IF(ISNUMBER([.B55]); [.B55]+7;&quot;&quot;)">
            <text:p/>
          </table:table-cell>
          <table:table-cell table:number-columns-repeated="6"/>
          <table:table-cell table:style-name="ce197" table:formula="of:=IF(AND(ISNUMBER([.C56]);ISNUMBER([$Data.B$4]);ISNUMBER([$Data.B$5]));66.47+13.7*[.C56]+5*[$Data.B$5]-6.8*[$Data.B$4];&quot;&quot;)">
            <text:p/>
          </table:table-cell>
          <table:table-cell table:style-name="ce197" table:formula="of:=IF(AND(ISNUMBER([.I56]);ISNUMBER([$Data.B$6]));[$Data.B$6]*[.I56];[.I56])">
            <text:p/>
          </table:table-cell>
          <table:table-cell table:style-name="ce175" table:formula="of:=IF(AND(ISNUMBER([.C56]);ISNUMBER([$Data.B$5]);[$Data.B$5]&lt;&gt;0);[.C56]/([$Data.B$5]*[$Data.B$5]/10000);&quot;&quot;)">
            <text:p/>
          </table:table-cell>
          <table:table-cell table:style-name="ce172" table:formula="of:=IF(AND(ISNUMBER([.C55]);ISNUMBER([.C56]));[.C56]-[.C55];&quot;&quot;)">
            <text:p/>
          </table:table-cell>
          <table:table-cell table:style-name="ce202" table:formula="of:=IF(AND(ISNUMBER([.D55]);ISNUMBER([.D56]));[.D56]-[.D55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52" calcext:value-type="float">
            <text:p>052</text:p>
          </table:table-cell>
          <table:table-cell table:style-name="ce167" table:formula="of:=IF(ISNUMBER([.B56]); [.B56]+7;&quot;&quot;)">
            <text:p/>
          </table:table-cell>
          <table:table-cell table:number-columns-repeated="6"/>
          <table:table-cell table:style-name="ce197" table:formula="of:=IF(AND(ISNUMBER([.C57]);ISNUMBER([$Data.B$4]);ISNUMBER([$Data.B$5]));66.47+13.7*[.C57]+5*[$Data.B$5]-6.8*[$Data.B$4];&quot;&quot;)">
            <text:p/>
          </table:table-cell>
          <table:table-cell table:style-name="ce197" table:formula="of:=IF(AND(ISNUMBER([.I57]);ISNUMBER([$Data.B$6]));[$Data.B$6]*[.I57];[.I57])">
            <text:p/>
          </table:table-cell>
          <table:table-cell table:style-name="ce175" table:formula="of:=IF(AND(ISNUMBER([.C57]);ISNUMBER([$Data.B$5]);[$Data.B$5]&lt;&gt;0);[.C57]/([$Data.B$5]*[$Data.B$5]/10000);&quot;&quot;)">
            <text:p/>
          </table:table-cell>
          <table:table-cell table:style-name="ce172" table:formula="of:=IF(AND(ISNUMBER([.C56]);ISNUMBER([.C57]));[.C57]-[.C56];&quot;&quot;)">
            <text:p/>
          </table:table-cell>
          <table:table-cell table:style-name="ce202" table:formula="of:=IF(AND(ISNUMBER([.D56]);ISNUMBER([.D57]));[.D57]-[.D56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53" calcext:value-type="float">
            <text:p>053</text:p>
          </table:table-cell>
          <table:table-cell table:style-name="ce167" table:formula="of:=IF(ISNUMBER([.B57]); [.B57]+7;&quot;&quot;)">
            <text:p/>
          </table:table-cell>
          <table:table-cell table:number-columns-repeated="6"/>
          <table:table-cell table:style-name="ce197" table:formula="of:=IF(AND(ISNUMBER([.C58]);ISNUMBER([$Data.B$4]);ISNUMBER([$Data.B$5]));66.47+13.7*[.C58]+5*[$Data.B$5]-6.8*[$Data.B$4];&quot;&quot;)">
            <text:p/>
          </table:table-cell>
          <table:table-cell table:style-name="ce197" table:formula="of:=IF(AND(ISNUMBER([.I58]);ISNUMBER([$Data.B$6]));[$Data.B$6]*[.I58];[.I58])">
            <text:p/>
          </table:table-cell>
          <table:table-cell table:style-name="ce175" table:formula="of:=IF(AND(ISNUMBER([.C58]);ISNUMBER([$Data.B$5]);[$Data.B$5]&lt;&gt;0);[.C58]/([$Data.B$5]*[$Data.B$5]/10000);&quot;&quot;)">
            <text:p/>
          </table:table-cell>
          <table:table-cell table:style-name="ce172" table:formula="of:=IF(AND(ISNUMBER([.C57]);ISNUMBER([.C58]));[.C58]-[.C57];&quot;&quot;)">
            <text:p/>
          </table:table-cell>
          <table:table-cell table:style-name="ce202" table:formula="of:=IF(AND(ISNUMBER([.D57]);ISNUMBER([.D58]));[.D58]-[.D57];&quot;&quot;)">
            <text:p/>
          </table:table-cell>
          <table:table-cell table:number-columns-repeated="1011"/>
        </table:table-row>
        <table:table-row table:style-name="ro1">
          <table:table-cell table:style-name="ce55" office:value-type="float" office:value="54" calcext:value-type="float">
            <text:p>054</text:p>
          </table:table-cell>
          <table:table-cell table:style-name="ce167" table:formula="of:=IF(ISNUMBER([.B58]); [.B58]+7;&quot;&quot;)">
            <text:p/>
          </table:table-cell>
          <table:table-cell table:number-columns-repeated="6"/>
          <table:table-cell table:style-name="ce197" table:formula="of:=IF(AND(ISNUMBER([.C59]);ISNUMBER([$Data.B$4]);ISNUMBER([$Data.B$5]));66.47+13.7*[.C59]+5*[$Data.B$5]-6.8*[$Data.B$4];&quot;&quot;)">
            <text:p/>
          </table:table-cell>
          <table:table-cell table:style-name="ce197" table:formula="of:=IF(AND(ISNUMBER([.I59]);ISNUMBER([$Data.B$6]));[$Data.B$6]*[.I59];[.I59])">
            <text:p/>
          </table:table-cell>
          <table:table-cell table:style-name="ce175" table:formula="of:=IF(AND(ISNUMBER([.C59]);ISNUMBER([$Data.B$5]);[$Data.B$5]&lt;&gt;0);[.C59]/([$Data.B$5]*[$Data.B$5]/10000);&quot;&quot;)">
            <text:p/>
          </table:table-cell>
          <table:table-cell table:style-name="ce172" table:formula="of:=IF(AND(ISNUMBER([.C58]);ISNUMBER([.C59]));[.C59]-[.C58];&quot;&quot;)">
            <text:p/>
          </table:table-cell>
          <table:table-cell table:style-name="ce202" table:formula="of:=IF(AND(ISNUMBER([.D58]);ISNUMBER([.D59]));[.D59]-[.D58];&quot;&quot;)">
            <text:p/>
          </table:table-cell>
          <table:table-cell table:number-columns-repeated="101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ze" table:style-name="ta1">
        <office:forms form:automatic-focus="false" form:apply-design-mode="false"/>
        <table:table-column table:style-name="co16" table:default-cell-style-name="Default"/>
        <table:table-column table:style-name="co4" table:default-cell-style-name="ce59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number-columns-repeated="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1007" table:default-cell-style-name="Default"/>
        <table:table-row table:style-name="ro1">
          <table:table-cell table:style-name="ce83" office:value-type="string" calcext:value-type="string" table:number-columns-spanned="11" table:number-rows-spanned="1">
            <text:p>WHOLE HEALTHY ATHLETE – Size Protocol</text:p>
          </table:table-cell>
          <table:covered-table-cell table:number-columns-repeated="2" table:style-name="ce104"/>
          <table:covered-table-cell table:style-name="ce136"/>
          <table:covered-table-cell table:style-name="ce147"/>
          <table:covered-table-cell table:number-columns-repeated="6" table:style-name="ce83"/>
          <table:table-cell table:number-columns-repeated="5"/>
          <table:table-cell table:style-name="ce95" table:number-columns-repeated="998"/>
          <table:table-cell table:number-columns-repeated="9"/>
        </table:table-row>
        <table:table-row table:style-name="ro1">
          <table:table-cell table:style-name="ce42"/>
          <table:table-cell table:style-name="ce56"/>
          <table:table-cell table:style-name="ce60" office:value-type="string" calcext:value-type="string" table:number-columns-spanned="6" table:number-rows-spanned="1">
            <text:p>Measurements (cm)</text:p>
          </table:table-cell>
          <table:covered-table-cell table:number-columns-repeated="5" table:style-name="ce95"/>
          <table:table-cell table:style-name="ce66" office:value-type="string" calcext:value-type="string">
            <text:p>Calculated</text:p>
          </table:table-cell>
          <table:table-cell table:style-name="ce64" office:value-type="string" calcext:value-type="string" table:number-columns-spanned="2" table:number-rows-spanned="1">
            <text:p>Differences</text:p>
          </table:table-cell>
          <table:covered-table-cell table:style-name="ce67"/>
          <table:table-cell table:number-columns-repeated="7"/>
          <table:table-cell table:style-name="ce95" table:number-columns-repeated="998"/>
          <table:table-cell table:number-columns-repeated="7"/>
        </table:table-row>
        <table:table-row table:style-name="ro1">
          <table:table-cell table:style-name="ce207" office:value-type="string" calcext:value-type="string">
            <text:p>Week</text:p>
          </table:table-cell>
          <table:table-cell table:style-name="ce208" office:value-type="string" calcext:value-type="string">
            <text:p>Date</text:p>
          </table:table-cell>
          <table:table-cell table:style-name="ce207" office:value-type="string" calcext:value-type="string">
            <text:p>Waist</text:p>
          </table:table-cell>
          <table:table-cell table:style-name="ce207" office:value-type="string" calcext:value-type="string">
            <text:p>Chest</text:p>
          </table:table-cell>
          <table:table-cell table:style-name="ce207" office:value-type="string" calcext:value-type="string">
            <text:p>Biceps R</text:p>
          </table:table-cell>
          <table:table-cell table:style-name="ce207" office:value-type="string" calcext:value-type="string">
            <text:p>Biceps L</text:p>
          </table:table-cell>
          <table:table-cell table:style-name="ce207" office:value-type="string" calcext:value-type="string">
            <text:p>Leg R</text:p>
          </table:table-cell>
          <table:table-cell table:style-name="ce207" office:value-type="string" calcext:value-type="string">
            <text:p>Leg L </text:p>
          </table:table-cell>
          <table:table-cell table:style-name="ce207" office:value-type="string" calcext:value-type="string">
            <text:p>WHtR</text:p>
          </table:table-cell>
          <table:table-cell table:style-name="ce207" office:value-type="string" calcext:value-type="string">
            <text:p>Waist Δ</text:p>
          </table:table-cell>
          <table:table-cell table:style-name="ce207" office:value-type="string" calcext:value-type="string">
            <text:p>WHtR Δ</text:p>
          </table:table-cell>
          <table:table-cell table:style-name="ce132" table:number-columns-repeated="7"/>
          <table:table-cell table:style-name="ce169" table:number-columns-repeated="998"/>
          <table:table-cell table:style-name="ce132" table:number-columns-repeated="7"/>
        </table:table-row>
        <table:table-row table:style-name="ro1">
          <table:table-cell table:style-name="ce216"/>
          <table:table-cell table:style-name="ce287" office:value-type="string" calcext:value-type="string">
            <text:p>Changes:</text:p>
          </table:table-cell>
          <table:table-cell table:style-name="ce288" table:formula="of:=IF(AND(ISNUMBER([.C5]);ISNUMBER(LOOKUP(2;1/ISNUMBER([.C5:.C53]);[.C5:.C53])));LOOKUP(2;1/ISNUMBER([.C5:.C53]);[.C5:.C53])-[.C5];&quot;&quot;)">
            <text:p/>
          </table:table-cell>
          <table:table-cell table:style-name="ce289" table:formula="of:=IF(AND(ISNUMBER([.D5]);ISNUMBER(LOOKUP(2;1/ISNUMBER([.D5:.D53]);[.D5:.D53])));LOOKUP(2;1/ISNUMBER([.D5:.D53]);[.D5:.D53])-[.D5];&quot;&quot;)">
            <text:p/>
          </table:table-cell>
          <table:table-cell table:style-name="ce289" table:formula="of:=IF(AND(ISNUMBER([.E5]);ISNUMBER(LOOKUP(2;1/ISNUMBER([.E5:.E53]);[.E5:.E53])));LOOKUP(2;1/ISNUMBER([.E5:.E53]);[.E5:.E53])-[.E5];&quot;&quot;)">
            <text:p/>
          </table:table-cell>
          <table:table-cell table:style-name="ce289" table:formula="of:=IF(AND(ISNUMBER([.F5]);ISNUMBER(LOOKUP(2;1/ISNUMBER([.F5:.F53]);[.F5:.F53])));LOOKUP(2;1/ISNUMBER([.F5:.F53]);[.F5:.F53])-[.F5];&quot;&quot;)">
            <text:p/>
          </table:table-cell>
          <table:table-cell table:style-name="ce289" table:formula="of:=IF(AND(ISNUMBER([.G5]);ISNUMBER(LOOKUP(2;1/ISNUMBER([.G5:.G53]);[.G5:.G53])));LOOKUP(2;1/ISNUMBER([.G5:.G53]);[.G5:.G53])-[.G5];&quot;&quot;)">
            <text:p/>
          </table:table-cell>
          <table:table-cell table:style-name="ce289" table:formula="of:=IF(AND(ISNUMBER([.H5]);ISNUMBER(LOOKUP(2;1/ISNUMBER([.H5:.H53]);[.H5:.H53])));LOOKUP(2;1/ISNUMBER([.H5:.H53]);[.H5:.H53])-[.H5];&quot;&quot;)">
            <text:p/>
          </table:table-cell>
          <table:table-cell table:style-name="ce291" table:formula="of:=IF(AND(ISNUMBER([.I5]);ISNUMBER(LOOKUP(2;1/ISNUMBER([.I5:.I53]);[.I5:.I53])));LOOKUP(2;1/ISNUMBER([.I5:.I53]);[.I5:.I53])-[.I5];&quot;&quot;)">
            <text:p/>
          </table:table-cell>
          <table:table-cell table:style-name="ce288" table:formula="of:=SUM([.J5:.J59])" office:value-type="float" office:value="0" calcext:value-type="float">
            <text:p>+0.00</text:p>
          </table:table-cell>
          <table:table-cell table:style-name="ce291" table:formula="of:=SUM([.K5:.K59])" office:value-type="float" office:value="0" calcext:value-type="float">
            <text:p>+0.000</text:p>
          </table:table-cell>
          <table:table-cell table:style-name="ce132" table:number-columns-repeated="7"/>
          <table:table-cell table:style-name="ce169" table:number-columns-repeated="998"/>
          <table:table-cell table:style-name="ce132" table:number-columns-repeated="7"/>
        </table:table-row>
        <table:table-row table:style-name="ro1">
          <table:table-cell table:style-name="ce55" office:value-type="float" office:value="0" calcext:value-type="float">
            <text:p>000</text:p>
          </table:table-cell>
          <table:table-cell table:style-name="ce167" table:formula="of:=IF(ISNUMBER([$Weight.B5]);[$Weight.B5];&quot;&quot;)">
            <text:p/>
          </table:table-cell>
          <table:table-cell table:number-columns-repeated="6"/>
          <table:table-cell table:style-name="ce214" table:formula="of:=IF(AND(ISNUMBER([.C5]);ISNUMBER([$Data.B$5]));[.C5]/([$Data.B$5]);&quot;&quot;)">
            <text:p/>
          </table:table-cell>
          <table:table-cell table:style-name="ce172"/>
          <table:table-cell table:style-name="ce214"/>
          <table:table-cell table:number-columns-repeated="1012"/>
        </table:table-row>
        <table:table-row table:style-name="ro1">
          <table:table-cell table:style-name="ce55" office:value-type="float" office:value="1" calcext:value-type="float">
            <text:p>001</text:p>
          </table:table-cell>
          <table:table-cell table:style-name="ce167" table:formula="of:=[$Weight.B6]">
            <text:p/>
          </table:table-cell>
          <table:table-cell table:number-columns-repeated="6"/>
          <table:table-cell table:style-name="ce214" table:formula="of:=IF(AND(ISNUMBER([.C6]);ISNUMBER([$Data.B$5]));[.C6]/([$Data.B$5]);&quot;&quot;)">
            <text:p/>
          </table:table-cell>
          <table:table-cell table:style-name="ce172" table:formula="of:=IF(AND(ISNUMBER([.C5]);ISNUMBER([.C6]));[.C6]-[.C5];&quot;&quot;)">
            <text:p/>
          </table:table-cell>
          <table:table-cell table:style-name="ce214" table:formula="of:=IF(AND(ISNUMBER([.I5]);ISNUMBER([.I6]));[.I6]-[.I5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2" calcext:value-type="float">
            <text:p>002</text:p>
          </table:table-cell>
          <table:table-cell table:style-name="ce167" table:formula="of:=[$Weight.B7]">
            <text:p/>
          </table:table-cell>
          <table:table-cell table:number-columns-repeated="6"/>
          <table:table-cell table:style-name="ce214" table:formula="of:=IF(AND(ISNUMBER([.C7]);ISNUMBER([$Data.B$5]));[.C7]/([$Data.B$5]);&quot;&quot;)">
            <text:p/>
          </table:table-cell>
          <table:table-cell table:style-name="ce172" table:formula="of:=IF(AND(ISNUMBER([.C6]);ISNUMBER([.C7]));[.C7]-[.C6];&quot;&quot;)">
            <text:p/>
          </table:table-cell>
          <table:table-cell table:style-name="ce214" table:formula="of:=IF(AND(ISNUMBER([.I6]);ISNUMBER([.I7]));[.I7]-[.I6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3" calcext:value-type="float">
            <text:p>003</text:p>
          </table:table-cell>
          <table:table-cell table:style-name="ce167" table:formula="of:=[$Weight.B8]">
            <text:p/>
          </table:table-cell>
          <table:table-cell table:number-columns-repeated="6"/>
          <table:table-cell table:style-name="ce214" table:formula="of:=IF(AND(ISNUMBER([.C8]);ISNUMBER([$Data.B$5]));[.C8]/([$Data.B$5]);&quot;&quot;)">
            <text:p/>
          </table:table-cell>
          <table:table-cell table:style-name="ce172" table:formula="of:=IF(AND(ISNUMBER([.C7]);ISNUMBER([.C8]));[.C8]-[.C7];&quot;&quot;)">
            <text:p/>
          </table:table-cell>
          <table:table-cell table:style-name="ce214" table:formula="of:=IF(AND(ISNUMBER([.I7]);ISNUMBER([.I8]));[.I8]-[.I7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4" calcext:value-type="float">
            <text:p>004</text:p>
          </table:table-cell>
          <table:table-cell table:style-name="ce167" table:formula="of:=[$Weight.B9]">
            <text:p/>
          </table:table-cell>
          <table:table-cell table:number-columns-repeated="6"/>
          <table:table-cell table:style-name="ce214" table:formula="of:=IF(AND(ISNUMBER([.C9]);ISNUMBER([$Data.B$5]));[.C9]/([$Data.B$5]);&quot;&quot;)">
            <text:p/>
          </table:table-cell>
          <table:table-cell table:style-name="ce172" table:formula="of:=IF(AND(ISNUMBER([.C8]);ISNUMBER([.C9]));[.C9]-[.C8];&quot;&quot;)">
            <text:p/>
          </table:table-cell>
          <table:table-cell table:style-name="ce214" table:formula="of:=IF(AND(ISNUMBER([.I8]);ISNUMBER([.I9]));[.I9]-[.I8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5" calcext:value-type="float">
            <text:p>005</text:p>
          </table:table-cell>
          <table:table-cell table:style-name="ce167" table:formula="of:=[$Weight.B10]">
            <text:p/>
          </table:table-cell>
          <table:table-cell table:number-columns-repeated="6"/>
          <table:table-cell table:style-name="ce214" table:formula="of:=IF(AND(ISNUMBER([.C10]);ISNUMBER([$Data.B$5]));[.C10]/([$Data.B$5]);&quot;&quot;)">
            <text:p/>
          </table:table-cell>
          <table:table-cell table:style-name="ce172" table:formula="of:=IF(AND(ISNUMBER([.C9]);ISNUMBER([.C10]));[.C10]-[.C9];&quot;&quot;)">
            <text:p/>
          </table:table-cell>
          <table:table-cell table:style-name="ce214" table:formula="of:=IF(AND(ISNUMBER([.I9]);ISNUMBER([.I10]));[.I10]-[.I9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6" calcext:value-type="float">
            <text:p>006</text:p>
          </table:table-cell>
          <table:table-cell table:style-name="ce167" table:formula="of:=[$Weight.B11]">
            <text:p/>
          </table:table-cell>
          <table:table-cell table:number-columns-repeated="6"/>
          <table:table-cell table:style-name="ce214" table:formula="of:=IF(AND(ISNUMBER([.C11]);ISNUMBER([$Data.B$5]));[.C11]/([$Data.B$5]);&quot;&quot;)">
            <text:p/>
          </table:table-cell>
          <table:table-cell table:style-name="ce172" table:formula="of:=IF(AND(ISNUMBER([.C10]);ISNUMBER([.C11]));[.C11]-[.C10];&quot;&quot;)">
            <text:p/>
          </table:table-cell>
          <table:table-cell table:style-name="ce214" table:formula="of:=IF(AND(ISNUMBER([.I10]);ISNUMBER([.I11]));[.I11]-[.I10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7" calcext:value-type="float">
            <text:p>007</text:p>
          </table:table-cell>
          <table:table-cell table:style-name="ce167" table:formula="of:=[$Weight.B12]">
            <text:p/>
          </table:table-cell>
          <table:table-cell table:number-columns-repeated="6"/>
          <table:table-cell table:style-name="ce214" table:formula="of:=IF(AND(ISNUMBER([.C12]);ISNUMBER([$Data.B$5]));[.C12]/([$Data.B$5]);&quot;&quot;)">
            <text:p/>
          </table:table-cell>
          <table:table-cell table:style-name="ce172" table:formula="of:=IF(AND(ISNUMBER([.C11]);ISNUMBER([.C12]));[.C12]-[.C11];&quot;&quot;)">
            <text:p/>
          </table:table-cell>
          <table:table-cell table:style-name="ce214" table:formula="of:=IF(AND(ISNUMBER([.I11]);ISNUMBER([.I12]));[.I12]-[.I11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8" calcext:value-type="float">
            <text:p>008</text:p>
          </table:table-cell>
          <table:table-cell table:style-name="ce167" table:formula="of:=[$Weight.B13]">
            <text:p/>
          </table:table-cell>
          <table:table-cell table:number-columns-repeated="6"/>
          <table:table-cell table:style-name="ce214" table:formula="of:=IF(AND(ISNUMBER([.C13]);ISNUMBER([$Data.B$5]));[.C13]/([$Data.B$5]);&quot;&quot;)">
            <text:p/>
          </table:table-cell>
          <table:table-cell table:style-name="ce172" table:formula="of:=IF(AND(ISNUMBER([.C12]);ISNUMBER([.C13]));[.C13]-[.C12];&quot;&quot;)">
            <text:p/>
          </table:table-cell>
          <table:table-cell table:style-name="ce214" table:formula="of:=IF(AND(ISNUMBER([.I12]);ISNUMBER([.I13]));[.I13]-[.I12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9" calcext:value-type="float">
            <text:p>009</text:p>
          </table:table-cell>
          <table:table-cell table:style-name="ce167" table:formula="of:=[$Weight.B14]">
            <text:p/>
          </table:table-cell>
          <table:table-cell table:number-columns-repeated="6"/>
          <table:table-cell table:style-name="ce214" table:formula="of:=IF(AND(ISNUMBER([.C14]);ISNUMBER([$Data.B$5]));[.C14]/([$Data.B$5]);&quot;&quot;)">
            <text:p/>
          </table:table-cell>
          <table:table-cell table:style-name="ce172" table:formula="of:=IF(AND(ISNUMBER([.C13]);ISNUMBER([.C14]));[.C14]-[.C13];&quot;&quot;)">
            <text:p/>
          </table:table-cell>
          <table:table-cell table:style-name="ce214" table:formula="of:=IF(AND(ISNUMBER([.I13]);ISNUMBER([.I14]));[.I14]-[.I13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10" calcext:value-type="float">
            <text:p>010</text:p>
          </table:table-cell>
          <table:table-cell table:style-name="ce167" table:formula="of:=[$Weight.B15]">
            <text:p/>
          </table:table-cell>
          <table:table-cell table:number-columns-repeated="6"/>
          <table:table-cell table:style-name="ce214" table:formula="of:=IF(AND(ISNUMBER([.C15]);ISNUMBER([$Data.B$5]));[.C15]/([$Data.B$5]);&quot;&quot;)">
            <text:p/>
          </table:table-cell>
          <table:table-cell table:style-name="ce172" table:formula="of:=IF(AND(ISNUMBER([.C14]);ISNUMBER([.C15]));[.C15]-[.C14];&quot;&quot;)">
            <text:p/>
          </table:table-cell>
          <table:table-cell table:style-name="ce214" table:formula="of:=IF(AND(ISNUMBER([.I14]);ISNUMBER([.I15]));[.I15]-[.I14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11" calcext:value-type="float">
            <text:p>011</text:p>
          </table:table-cell>
          <table:table-cell table:style-name="ce167" table:formula="of:=[$Weight.B16]">
            <text:p/>
          </table:table-cell>
          <table:table-cell table:number-columns-repeated="6"/>
          <table:table-cell table:style-name="ce214" table:formula="of:=IF(AND(ISNUMBER([.C16]);ISNUMBER([$Data.B$5]));[.C16]/([$Data.B$5]);&quot;&quot;)">
            <text:p/>
          </table:table-cell>
          <table:table-cell table:style-name="ce172" table:formula="of:=IF(AND(ISNUMBER([.C15]);ISNUMBER([.C16]));[.C16]-[.C15];&quot;&quot;)">
            <text:p/>
          </table:table-cell>
          <table:table-cell table:style-name="ce214" table:formula="of:=IF(AND(ISNUMBER([.I15]);ISNUMBER([.I16]));[.I16]-[.I15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12" calcext:value-type="float">
            <text:p>012</text:p>
          </table:table-cell>
          <table:table-cell table:style-name="ce167" table:formula="of:=[$Weight.B17]">
            <text:p/>
          </table:table-cell>
          <table:table-cell table:number-columns-repeated="6"/>
          <table:table-cell table:style-name="ce214" table:formula="of:=IF(AND(ISNUMBER([.C17]);ISNUMBER([$Data.B$5]));[.C17]/([$Data.B$5]);&quot;&quot;)">
            <text:p/>
          </table:table-cell>
          <table:table-cell table:style-name="ce172" table:formula="of:=IF(AND(ISNUMBER([.C16]);ISNUMBER([.C17]));[.C17]-[.C16];&quot;&quot;)">
            <text:p/>
          </table:table-cell>
          <table:table-cell table:style-name="ce214" table:formula="of:=IF(AND(ISNUMBER([.I16]);ISNUMBER([.I17]));[.I17]-[.I16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13" calcext:value-type="float">
            <text:p>013</text:p>
          </table:table-cell>
          <table:table-cell table:style-name="ce167" table:formula="of:=[$Weight.B18]">
            <text:p/>
          </table:table-cell>
          <table:table-cell table:number-columns-repeated="6"/>
          <table:table-cell table:style-name="ce214" table:formula="of:=IF(AND(ISNUMBER([.C18]);ISNUMBER([$Data.B$5]));[.C18]/([$Data.B$5]);&quot;&quot;)">
            <text:p/>
          </table:table-cell>
          <table:table-cell table:style-name="ce172" table:formula="of:=IF(AND(ISNUMBER([.C17]);ISNUMBER([.C18]));[.C18]-[.C17];&quot;&quot;)">
            <text:p/>
          </table:table-cell>
          <table:table-cell table:style-name="ce214" table:formula="of:=IF(AND(ISNUMBER([.I17]);ISNUMBER([.I18]));[.I18]-[.I17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14" calcext:value-type="float">
            <text:p>014</text:p>
          </table:table-cell>
          <table:table-cell table:style-name="ce167" table:formula="of:=[$Weight.B19]">
            <text:p/>
          </table:table-cell>
          <table:table-cell table:number-columns-repeated="6"/>
          <table:table-cell table:style-name="ce214" table:formula="of:=IF(AND(ISNUMBER([.C19]);ISNUMBER([$Data.B$5]));[.C19]/([$Data.B$5]);&quot;&quot;)">
            <text:p/>
          </table:table-cell>
          <table:table-cell table:style-name="ce172" table:formula="of:=IF(AND(ISNUMBER([.C18]);ISNUMBER([.C19]));[.C19]-[.C18];&quot;&quot;)">
            <text:p/>
          </table:table-cell>
          <table:table-cell table:style-name="ce214" table:formula="of:=IF(AND(ISNUMBER([.I18]);ISNUMBER([.I19]));[.I19]-[.I18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15" calcext:value-type="float">
            <text:p>015</text:p>
          </table:table-cell>
          <table:table-cell table:style-name="ce167" table:formula="of:=[$Weight.B20]">
            <text:p/>
          </table:table-cell>
          <table:table-cell table:number-columns-repeated="6"/>
          <table:table-cell table:style-name="ce214" table:formula="of:=IF(AND(ISNUMBER([.C20]);ISNUMBER([$Data.B$5]));[.C20]/([$Data.B$5]);&quot;&quot;)">
            <text:p/>
          </table:table-cell>
          <table:table-cell table:style-name="ce172" table:formula="of:=IF(AND(ISNUMBER([.C19]);ISNUMBER([.C20]));[.C20]-[.C19];&quot;&quot;)">
            <text:p/>
          </table:table-cell>
          <table:table-cell table:style-name="ce214" table:formula="of:=IF(AND(ISNUMBER([.I19]);ISNUMBER([.I20]));[.I20]-[.I19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16" calcext:value-type="float">
            <text:p>016</text:p>
          </table:table-cell>
          <table:table-cell table:style-name="ce167" table:formula="of:=[$Weight.B21]">
            <text:p/>
          </table:table-cell>
          <table:table-cell table:number-columns-repeated="6"/>
          <table:table-cell table:style-name="ce214" table:formula="of:=IF(AND(ISNUMBER([.C21]);ISNUMBER([$Data.B$5]));[.C21]/([$Data.B$5]);&quot;&quot;)">
            <text:p/>
          </table:table-cell>
          <table:table-cell table:style-name="ce172" table:formula="of:=IF(AND(ISNUMBER([.C20]);ISNUMBER([.C21]));[.C21]-[.C20];&quot;&quot;)">
            <text:p/>
          </table:table-cell>
          <table:table-cell table:style-name="ce214" table:formula="of:=IF(AND(ISNUMBER([.I20]);ISNUMBER([.I21]));[.I21]-[.I20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17" calcext:value-type="float">
            <text:p>017</text:p>
          </table:table-cell>
          <table:table-cell table:style-name="ce167" table:formula="of:=[$Weight.B22]">
            <text:p/>
          </table:table-cell>
          <table:table-cell table:number-columns-repeated="6"/>
          <table:table-cell table:style-name="ce214" table:formula="of:=IF(AND(ISNUMBER([.C22]);ISNUMBER([$Data.B$5]));[.C22]/([$Data.B$5]);&quot;&quot;)">
            <text:p/>
          </table:table-cell>
          <table:table-cell table:style-name="ce172" table:formula="of:=IF(AND(ISNUMBER([.C21]);ISNUMBER([.C22]));[.C22]-[.C21];&quot;&quot;)">
            <text:p/>
          </table:table-cell>
          <table:table-cell table:style-name="ce214" table:formula="of:=IF(AND(ISNUMBER([.I21]);ISNUMBER([.I22]));[.I22]-[.I21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18" calcext:value-type="float">
            <text:p>018</text:p>
          </table:table-cell>
          <table:table-cell table:style-name="ce167" table:formula="of:=[$Weight.B23]">
            <text:p/>
          </table:table-cell>
          <table:table-cell table:number-columns-repeated="6"/>
          <table:table-cell table:style-name="ce214" table:formula="of:=IF(AND(ISNUMBER([.C23]);ISNUMBER([$Data.B$5]));[.C23]/([$Data.B$5]);&quot;&quot;)">
            <text:p/>
          </table:table-cell>
          <table:table-cell table:style-name="ce172" table:formula="of:=IF(AND(ISNUMBER([.C22]);ISNUMBER([.C23]));[.C23]-[.C22];&quot;&quot;)">
            <text:p/>
          </table:table-cell>
          <table:table-cell table:style-name="ce214" table:formula="of:=IF(AND(ISNUMBER([.I22]);ISNUMBER([.I23]));[.I23]-[.I22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19" calcext:value-type="float">
            <text:p>019</text:p>
          </table:table-cell>
          <table:table-cell table:style-name="ce167" table:formula="of:=[$Weight.B24]">
            <text:p/>
          </table:table-cell>
          <table:table-cell table:number-columns-repeated="6"/>
          <table:table-cell table:style-name="ce214" table:formula="of:=IF(AND(ISNUMBER([.C24]);ISNUMBER([$Data.B$5]));[.C24]/([$Data.B$5]);&quot;&quot;)">
            <text:p/>
          </table:table-cell>
          <table:table-cell table:style-name="ce172" table:formula="of:=IF(AND(ISNUMBER([.C23]);ISNUMBER([.C24]));[.C24]-[.C23];&quot;&quot;)">
            <text:p/>
          </table:table-cell>
          <table:table-cell table:style-name="ce214" table:formula="of:=IF(AND(ISNUMBER([.I23]);ISNUMBER([.I24]));[.I24]-[.I23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20" calcext:value-type="float">
            <text:p>020</text:p>
          </table:table-cell>
          <table:table-cell table:style-name="ce167" table:formula="of:=[$Weight.B25]">
            <text:p/>
          </table:table-cell>
          <table:table-cell table:number-columns-repeated="6"/>
          <table:table-cell table:style-name="ce214" table:formula="of:=IF(AND(ISNUMBER([.C25]);ISNUMBER([$Data.B$5]));[.C25]/([$Data.B$5]);&quot;&quot;)">
            <text:p/>
          </table:table-cell>
          <table:table-cell table:style-name="ce172" table:formula="of:=IF(AND(ISNUMBER([.C24]);ISNUMBER([.C25]));[.C25]-[.C24];&quot;&quot;)">
            <text:p/>
          </table:table-cell>
          <table:table-cell table:style-name="ce214" table:formula="of:=IF(AND(ISNUMBER([.I24]);ISNUMBER([.I25]));[.I25]-[.I24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21" calcext:value-type="float">
            <text:p>021</text:p>
          </table:table-cell>
          <table:table-cell table:style-name="ce167" table:formula="of:=[$Weight.B26]">
            <text:p/>
          </table:table-cell>
          <table:table-cell table:number-columns-repeated="6"/>
          <table:table-cell table:style-name="ce214" table:formula="of:=IF(AND(ISNUMBER([.C26]);ISNUMBER([$Data.B$5]));[.C26]/([$Data.B$5]);&quot;&quot;)">
            <text:p/>
          </table:table-cell>
          <table:table-cell table:style-name="ce172" table:formula="of:=IF(AND(ISNUMBER([.C25]);ISNUMBER([.C26]));[.C26]-[.C25];&quot;&quot;)">
            <text:p/>
          </table:table-cell>
          <table:table-cell table:style-name="ce214" table:formula="of:=IF(AND(ISNUMBER([.I25]);ISNUMBER([.I26]));[.I26]-[.I25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22" calcext:value-type="float">
            <text:p>022</text:p>
          </table:table-cell>
          <table:table-cell table:style-name="ce167" table:formula="of:=[$Weight.B27]">
            <text:p/>
          </table:table-cell>
          <table:table-cell table:number-columns-repeated="6"/>
          <table:table-cell table:style-name="ce214" table:formula="of:=IF(AND(ISNUMBER([.C27]);ISNUMBER([$Data.B$5]));[.C27]/([$Data.B$5]);&quot;&quot;)">
            <text:p/>
          </table:table-cell>
          <table:table-cell table:style-name="ce172" table:formula="of:=IF(AND(ISNUMBER([.C26]);ISNUMBER([.C27]));[.C27]-[.C26];&quot;&quot;)">
            <text:p/>
          </table:table-cell>
          <table:table-cell table:style-name="ce214" table:formula="of:=IF(AND(ISNUMBER([.I26]);ISNUMBER([.I27]));[.I27]-[.I26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23" calcext:value-type="float">
            <text:p>023</text:p>
          </table:table-cell>
          <table:table-cell table:style-name="ce167" table:formula="of:=[$Weight.B28]">
            <text:p/>
          </table:table-cell>
          <table:table-cell table:number-columns-repeated="6"/>
          <table:table-cell table:style-name="ce214" table:formula="of:=IF(AND(ISNUMBER([.C28]);ISNUMBER([$Data.B$5]));[.C28]/([$Data.B$5]);&quot;&quot;)">
            <text:p/>
          </table:table-cell>
          <table:table-cell table:style-name="ce172" table:formula="of:=IF(AND(ISNUMBER([.C27]);ISNUMBER([.C28]));[.C28]-[.C27];&quot;&quot;)">
            <text:p/>
          </table:table-cell>
          <table:table-cell table:style-name="ce214" table:formula="of:=IF(AND(ISNUMBER([.I27]);ISNUMBER([.I28]));[.I28]-[.I27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24" calcext:value-type="float">
            <text:p>024</text:p>
          </table:table-cell>
          <table:table-cell table:style-name="ce167" table:formula="of:=[$Weight.B29]">
            <text:p/>
          </table:table-cell>
          <table:table-cell table:number-columns-repeated="6"/>
          <table:table-cell table:style-name="ce214" table:formula="of:=IF(AND(ISNUMBER([.C29]);ISNUMBER([$Data.B$5]));[.C29]/([$Data.B$5]);&quot;&quot;)">
            <text:p/>
          </table:table-cell>
          <table:table-cell table:style-name="ce172" table:formula="of:=IF(AND(ISNUMBER([.C28]);ISNUMBER([.C29]));[.C29]-[.C28];&quot;&quot;)">
            <text:p/>
          </table:table-cell>
          <table:table-cell table:style-name="ce214" table:formula="of:=IF(AND(ISNUMBER([.I28]);ISNUMBER([.I29]));[.I29]-[.I28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25" calcext:value-type="float">
            <text:p>025</text:p>
          </table:table-cell>
          <table:table-cell table:style-name="ce167" table:formula="of:=[$Weight.B30]">
            <text:p/>
          </table:table-cell>
          <table:table-cell table:number-columns-repeated="6"/>
          <table:table-cell table:style-name="ce214" table:formula="of:=IF(AND(ISNUMBER([.C30]);ISNUMBER([$Data.B$5]));[.C30]/([$Data.B$5]);&quot;&quot;)">
            <text:p/>
          </table:table-cell>
          <table:table-cell table:style-name="ce172" table:formula="of:=IF(AND(ISNUMBER([.C29]);ISNUMBER([.C30]));[.C30]-[.C29];&quot;&quot;)">
            <text:p/>
          </table:table-cell>
          <table:table-cell table:style-name="ce214" table:formula="of:=IF(AND(ISNUMBER([.I29]);ISNUMBER([.I30]));[.I30]-[.I29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26" calcext:value-type="float">
            <text:p>026</text:p>
          </table:table-cell>
          <table:table-cell table:style-name="ce167" table:formula="of:=[$Weight.B31]">
            <text:p/>
          </table:table-cell>
          <table:table-cell table:number-columns-repeated="6"/>
          <table:table-cell table:style-name="ce214" table:formula="of:=IF(AND(ISNUMBER([.C31]);ISNUMBER([$Data.B$5]));[.C31]/([$Data.B$5]);&quot;&quot;)">
            <text:p/>
          </table:table-cell>
          <table:table-cell table:style-name="ce172" table:formula="of:=IF(AND(ISNUMBER([.C30]);ISNUMBER([.C31]));[.C31]-[.C30];&quot;&quot;)">
            <text:p/>
          </table:table-cell>
          <table:table-cell table:style-name="ce214" table:formula="of:=IF(AND(ISNUMBER([.I30]);ISNUMBER([.I31]));[.I31]-[.I30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27" calcext:value-type="float">
            <text:p>027</text:p>
          </table:table-cell>
          <table:table-cell table:style-name="ce167" table:formula="of:=[$Weight.B32]">
            <text:p/>
          </table:table-cell>
          <table:table-cell table:number-columns-repeated="6"/>
          <table:table-cell table:style-name="ce214" table:formula="of:=IF(AND(ISNUMBER([.C32]);ISNUMBER([$Data.B$5]));[.C32]/([$Data.B$5]);&quot;&quot;)">
            <text:p/>
          </table:table-cell>
          <table:table-cell table:style-name="ce172" table:formula="of:=IF(AND(ISNUMBER([.C31]);ISNUMBER([.C32]));[.C32]-[.C31];&quot;&quot;)">
            <text:p/>
          </table:table-cell>
          <table:table-cell table:style-name="ce214" table:formula="of:=IF(AND(ISNUMBER([.I31]);ISNUMBER([.I32]));[.I32]-[.I31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28" calcext:value-type="float">
            <text:p>028</text:p>
          </table:table-cell>
          <table:table-cell table:style-name="ce167" table:formula="of:=[$Weight.B33]">
            <text:p/>
          </table:table-cell>
          <table:table-cell table:number-columns-repeated="6"/>
          <table:table-cell table:style-name="ce214" table:formula="of:=IF(AND(ISNUMBER([.C33]);ISNUMBER([$Data.B$5]));[.C33]/([$Data.B$5]);&quot;&quot;)">
            <text:p/>
          </table:table-cell>
          <table:table-cell table:style-name="ce172" table:formula="of:=IF(AND(ISNUMBER([.C32]);ISNUMBER([.C33]));[.C33]-[.C32];&quot;&quot;)">
            <text:p/>
          </table:table-cell>
          <table:table-cell table:style-name="ce214" table:formula="of:=IF(AND(ISNUMBER([.I32]);ISNUMBER([.I33]));[.I33]-[.I32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29" calcext:value-type="float">
            <text:p>029</text:p>
          </table:table-cell>
          <table:table-cell table:style-name="ce167" table:formula="of:=[$Weight.B34]">
            <text:p/>
          </table:table-cell>
          <table:table-cell table:number-columns-repeated="6"/>
          <table:table-cell table:style-name="ce214" table:formula="of:=IF(AND(ISNUMBER([.C34]);ISNUMBER([$Data.B$5]));[.C34]/([$Data.B$5]);&quot;&quot;)">
            <text:p/>
          </table:table-cell>
          <table:table-cell table:style-name="ce172" table:formula="of:=IF(AND(ISNUMBER([.C33]);ISNUMBER([.C34]));[.C34]-[.C33];&quot;&quot;)">
            <text:p/>
          </table:table-cell>
          <table:table-cell table:style-name="ce214" table:formula="of:=IF(AND(ISNUMBER([.I33]);ISNUMBER([.I34]));[.I34]-[.I33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30" calcext:value-type="float">
            <text:p>030</text:p>
          </table:table-cell>
          <table:table-cell table:style-name="ce167" table:formula="of:=[$Weight.B35]">
            <text:p/>
          </table:table-cell>
          <table:table-cell table:number-columns-repeated="6"/>
          <table:table-cell table:style-name="ce214" table:formula="of:=IF(AND(ISNUMBER([.C35]);ISNUMBER([$Data.B$5]));[.C35]/([$Data.B$5]);&quot;&quot;)">
            <text:p/>
          </table:table-cell>
          <table:table-cell table:style-name="ce172" table:formula="of:=IF(AND(ISNUMBER([.C34]);ISNUMBER([.C35]));[.C35]-[.C34];&quot;&quot;)">
            <text:p/>
          </table:table-cell>
          <table:table-cell table:style-name="ce214" table:formula="of:=IF(AND(ISNUMBER([.I34]);ISNUMBER([.I35]));[.I35]-[.I34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31" calcext:value-type="float">
            <text:p>031</text:p>
          </table:table-cell>
          <table:table-cell table:style-name="ce167" table:formula="of:=[$Weight.B36]">
            <text:p/>
          </table:table-cell>
          <table:table-cell table:number-columns-repeated="6"/>
          <table:table-cell table:style-name="ce214" table:formula="of:=IF(AND(ISNUMBER([.C36]);ISNUMBER([$Data.B$5]));[.C36]/([$Data.B$5]);&quot;&quot;)">
            <text:p/>
          </table:table-cell>
          <table:table-cell table:style-name="ce172" table:formula="of:=IF(AND(ISNUMBER([.C35]);ISNUMBER([.C36]));[.C36]-[.C35];&quot;&quot;)">
            <text:p/>
          </table:table-cell>
          <table:table-cell table:style-name="ce214" table:formula="of:=IF(AND(ISNUMBER([.I35]);ISNUMBER([.I36]));[.I36]-[.I35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32" calcext:value-type="float">
            <text:p>032</text:p>
          </table:table-cell>
          <table:table-cell table:style-name="ce167" table:formula="of:=[$Weight.B37]">
            <text:p/>
          </table:table-cell>
          <table:table-cell table:number-columns-repeated="6"/>
          <table:table-cell table:style-name="ce214" table:formula="of:=IF(AND(ISNUMBER([.C37]);ISNUMBER([$Data.B$5]));[.C37]/([$Data.B$5]);&quot;&quot;)">
            <text:p/>
          </table:table-cell>
          <table:table-cell table:style-name="ce172" table:formula="of:=IF(AND(ISNUMBER([.C36]);ISNUMBER([.C37]));[.C37]-[.C36];&quot;&quot;)">
            <text:p/>
          </table:table-cell>
          <table:table-cell table:style-name="ce214" table:formula="of:=IF(AND(ISNUMBER([.I36]);ISNUMBER([.I37]));[.I37]-[.I36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33" calcext:value-type="float">
            <text:p>033</text:p>
          </table:table-cell>
          <table:table-cell table:style-name="ce167" table:formula="of:=[$Weight.B38]">
            <text:p/>
          </table:table-cell>
          <table:table-cell table:number-columns-repeated="6"/>
          <table:table-cell table:style-name="ce214" table:formula="of:=IF(AND(ISNUMBER([.C38]);ISNUMBER([$Data.B$5]));[.C38]/([$Data.B$5]);&quot;&quot;)">
            <text:p/>
          </table:table-cell>
          <table:table-cell table:style-name="ce172" table:formula="of:=IF(AND(ISNUMBER([.C37]);ISNUMBER([.C38]));[.C38]-[.C37];&quot;&quot;)">
            <text:p/>
          </table:table-cell>
          <table:table-cell table:style-name="ce214" table:formula="of:=IF(AND(ISNUMBER([.I37]);ISNUMBER([.I38]));[.I38]-[.I37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34" calcext:value-type="float">
            <text:p>034</text:p>
          </table:table-cell>
          <table:table-cell table:style-name="ce167" table:formula="of:=[$Weight.B39]">
            <text:p/>
          </table:table-cell>
          <table:table-cell table:number-columns-repeated="6"/>
          <table:table-cell table:style-name="ce214" table:formula="of:=IF(AND(ISNUMBER([.C39]);ISNUMBER([$Data.B$5]));[.C39]/([$Data.B$5]);&quot;&quot;)">
            <text:p/>
          </table:table-cell>
          <table:table-cell table:style-name="ce172" table:formula="of:=IF(AND(ISNUMBER([.C38]);ISNUMBER([.C39]));[.C39]-[.C38];&quot;&quot;)">
            <text:p/>
          </table:table-cell>
          <table:table-cell table:style-name="ce214" table:formula="of:=IF(AND(ISNUMBER([.I38]);ISNUMBER([.I39]));[.I39]-[.I38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35" calcext:value-type="float">
            <text:p>035</text:p>
          </table:table-cell>
          <table:table-cell table:style-name="ce167" table:formula="of:=[$Weight.B40]">
            <text:p/>
          </table:table-cell>
          <table:table-cell table:number-columns-repeated="6"/>
          <table:table-cell table:style-name="ce214" table:formula="of:=IF(AND(ISNUMBER([.C40]);ISNUMBER([$Data.B$5]));[.C40]/([$Data.B$5]);&quot;&quot;)">
            <text:p/>
          </table:table-cell>
          <table:table-cell table:style-name="ce172" table:formula="of:=IF(AND(ISNUMBER([.C39]);ISNUMBER([.C40]));[.C40]-[.C39];&quot;&quot;)">
            <text:p/>
          </table:table-cell>
          <table:table-cell table:style-name="ce214" table:formula="of:=IF(AND(ISNUMBER([.I39]);ISNUMBER([.I40]));[.I40]-[.I39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36" calcext:value-type="float">
            <text:p>036</text:p>
          </table:table-cell>
          <table:table-cell table:style-name="ce167" table:formula="of:=[$Weight.B41]">
            <text:p/>
          </table:table-cell>
          <table:table-cell table:number-columns-repeated="6"/>
          <table:table-cell table:style-name="ce214" table:formula="of:=IF(AND(ISNUMBER([.C41]);ISNUMBER([$Data.B$5]));[.C41]/([$Data.B$5]);&quot;&quot;)">
            <text:p/>
          </table:table-cell>
          <table:table-cell table:style-name="ce172" table:formula="of:=IF(AND(ISNUMBER([.C40]);ISNUMBER([.C41]));[.C41]-[.C40];&quot;&quot;)">
            <text:p/>
          </table:table-cell>
          <table:table-cell table:style-name="ce214" table:formula="of:=IF(AND(ISNUMBER([.I40]);ISNUMBER([.I41]));[.I41]-[.I40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37" calcext:value-type="float">
            <text:p>037</text:p>
          </table:table-cell>
          <table:table-cell table:style-name="ce167" table:formula="of:=[$Weight.B42]">
            <text:p/>
          </table:table-cell>
          <table:table-cell table:number-columns-repeated="6"/>
          <table:table-cell table:style-name="ce214" table:formula="of:=IF(AND(ISNUMBER([.C42]);ISNUMBER([$Data.B$5]));[.C42]/([$Data.B$5]);&quot;&quot;)">
            <text:p/>
          </table:table-cell>
          <table:table-cell table:style-name="ce172" table:formula="of:=IF(AND(ISNUMBER([.C41]);ISNUMBER([.C42]));[.C42]-[.C41];&quot;&quot;)">
            <text:p/>
          </table:table-cell>
          <table:table-cell table:style-name="ce214" table:formula="of:=IF(AND(ISNUMBER([.I41]);ISNUMBER([.I42]));[.I42]-[.I41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38" calcext:value-type="float">
            <text:p>038</text:p>
          </table:table-cell>
          <table:table-cell table:style-name="ce167" table:formula="of:=[$Weight.B43]">
            <text:p/>
          </table:table-cell>
          <table:table-cell table:number-columns-repeated="6"/>
          <table:table-cell table:style-name="ce214" table:formula="of:=IF(AND(ISNUMBER([.C43]);ISNUMBER([$Data.B$5]));[.C43]/([$Data.B$5]);&quot;&quot;)">
            <text:p/>
          </table:table-cell>
          <table:table-cell table:style-name="ce172" table:formula="of:=IF(AND(ISNUMBER([.C42]);ISNUMBER([.C43]));[.C43]-[.C42];&quot;&quot;)">
            <text:p/>
          </table:table-cell>
          <table:table-cell table:style-name="ce214" table:formula="of:=IF(AND(ISNUMBER([.I42]);ISNUMBER([.I43]));[.I43]-[.I42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39" calcext:value-type="float">
            <text:p>039</text:p>
          </table:table-cell>
          <table:table-cell table:style-name="ce167" table:formula="of:=[$Weight.B44]">
            <text:p/>
          </table:table-cell>
          <table:table-cell table:number-columns-repeated="6"/>
          <table:table-cell table:style-name="ce214" table:formula="of:=IF(AND(ISNUMBER([.C44]);ISNUMBER([$Data.B$5]));[.C44]/([$Data.B$5]);&quot;&quot;)">
            <text:p/>
          </table:table-cell>
          <table:table-cell table:style-name="ce172" table:formula="of:=IF(AND(ISNUMBER([.C43]);ISNUMBER([.C44]));[.C44]-[.C43];&quot;&quot;)">
            <text:p/>
          </table:table-cell>
          <table:table-cell table:style-name="ce214" table:formula="of:=IF(AND(ISNUMBER([.I43]);ISNUMBER([.I44]));[.I44]-[.I43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40" calcext:value-type="float">
            <text:p>040</text:p>
          </table:table-cell>
          <table:table-cell table:style-name="ce167" table:formula="of:=[$Weight.B45]">
            <text:p/>
          </table:table-cell>
          <table:table-cell table:number-columns-repeated="6"/>
          <table:table-cell table:style-name="ce214" table:formula="of:=IF(AND(ISNUMBER([.C45]);ISNUMBER([$Data.B$5]));[.C45]/([$Data.B$5]);&quot;&quot;)">
            <text:p/>
          </table:table-cell>
          <table:table-cell table:style-name="ce172" table:formula="of:=IF(AND(ISNUMBER([.C44]);ISNUMBER([.C45]));[.C45]-[.C44];&quot;&quot;)">
            <text:p/>
          </table:table-cell>
          <table:table-cell table:style-name="ce214" table:formula="of:=IF(AND(ISNUMBER([.I44]);ISNUMBER([.I45]));[.I45]-[.I44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41" calcext:value-type="float">
            <text:p>041</text:p>
          </table:table-cell>
          <table:table-cell table:style-name="ce167" table:formula="of:=[$Weight.B46]">
            <text:p/>
          </table:table-cell>
          <table:table-cell table:number-columns-repeated="6"/>
          <table:table-cell table:style-name="ce214" table:formula="of:=IF(AND(ISNUMBER([.C46]);ISNUMBER([$Data.B$5]));[.C46]/([$Data.B$5]);&quot;&quot;)">
            <text:p/>
          </table:table-cell>
          <table:table-cell table:style-name="ce172" table:formula="of:=IF(AND(ISNUMBER([.C45]);ISNUMBER([.C46]));[.C46]-[.C45];&quot;&quot;)">
            <text:p/>
          </table:table-cell>
          <table:table-cell table:style-name="ce214" table:formula="of:=IF(AND(ISNUMBER([.I45]);ISNUMBER([.I46]));[.I46]-[.I45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42" calcext:value-type="float">
            <text:p>042</text:p>
          </table:table-cell>
          <table:table-cell table:style-name="ce167" table:formula="of:=[$Weight.B47]">
            <text:p/>
          </table:table-cell>
          <table:table-cell table:number-columns-repeated="6"/>
          <table:table-cell table:style-name="ce214" table:formula="of:=IF(AND(ISNUMBER([.C47]);ISNUMBER([$Data.B$5]));[.C47]/([$Data.B$5]);&quot;&quot;)">
            <text:p/>
          </table:table-cell>
          <table:table-cell table:style-name="ce172" table:formula="of:=IF(AND(ISNUMBER([.C46]);ISNUMBER([.C47]));[.C47]-[.C46];&quot;&quot;)">
            <text:p/>
          </table:table-cell>
          <table:table-cell table:style-name="ce214" table:formula="of:=IF(AND(ISNUMBER([.I46]);ISNUMBER([.I47]));[.I47]-[.I46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43" calcext:value-type="float">
            <text:p>043</text:p>
          </table:table-cell>
          <table:table-cell table:style-name="ce167" table:formula="of:=[$Weight.B48]">
            <text:p/>
          </table:table-cell>
          <table:table-cell table:number-columns-repeated="6"/>
          <table:table-cell table:style-name="ce214" table:formula="of:=IF(AND(ISNUMBER([.C48]);ISNUMBER([$Data.B$5]));[.C48]/([$Data.B$5]);&quot;&quot;)">
            <text:p/>
          </table:table-cell>
          <table:table-cell table:style-name="ce172" table:formula="of:=IF(AND(ISNUMBER([.C47]);ISNUMBER([.C48]));[.C48]-[.C47];&quot;&quot;)">
            <text:p/>
          </table:table-cell>
          <table:table-cell table:style-name="ce214" table:formula="of:=IF(AND(ISNUMBER([.I47]);ISNUMBER([.I48]));[.I48]-[.I47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44" calcext:value-type="float">
            <text:p>044</text:p>
          </table:table-cell>
          <table:table-cell table:style-name="ce167" table:formula="of:=[$Weight.B49]">
            <text:p/>
          </table:table-cell>
          <table:table-cell table:number-columns-repeated="6"/>
          <table:table-cell table:style-name="ce214" table:formula="of:=IF(AND(ISNUMBER([.C49]);ISNUMBER([$Data.B$5]));[.C49]/([$Data.B$5]);&quot;&quot;)">
            <text:p/>
          </table:table-cell>
          <table:table-cell table:style-name="ce172" table:formula="of:=IF(AND(ISNUMBER([.C48]);ISNUMBER([.C49]));[.C49]-[.C48];&quot;&quot;)">
            <text:p/>
          </table:table-cell>
          <table:table-cell table:style-name="ce214" table:formula="of:=IF(AND(ISNUMBER([.I48]);ISNUMBER([.I49]));[.I49]-[.I48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45" calcext:value-type="float">
            <text:p>045</text:p>
          </table:table-cell>
          <table:table-cell table:style-name="ce167" table:formula="of:=[$Weight.B50]">
            <text:p/>
          </table:table-cell>
          <table:table-cell table:number-columns-repeated="6"/>
          <table:table-cell table:style-name="ce214" table:formula="of:=IF(AND(ISNUMBER([.C50]);ISNUMBER([$Data.B$5]));[.C50]/([$Data.B$5]);&quot;&quot;)">
            <text:p/>
          </table:table-cell>
          <table:table-cell table:style-name="ce172" table:formula="of:=IF(AND(ISNUMBER([.C49]);ISNUMBER([.C50]));[.C50]-[.C49];&quot;&quot;)">
            <text:p/>
          </table:table-cell>
          <table:table-cell table:style-name="ce214" table:formula="of:=IF(AND(ISNUMBER([.I49]);ISNUMBER([.I50]));[.I50]-[.I49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46" calcext:value-type="float">
            <text:p>046</text:p>
          </table:table-cell>
          <table:table-cell table:style-name="ce167" table:formula="of:=[$Weight.B51]">
            <text:p/>
          </table:table-cell>
          <table:table-cell table:number-columns-repeated="6"/>
          <table:table-cell table:style-name="ce214" table:formula="of:=IF(AND(ISNUMBER([.C51]);ISNUMBER([$Data.B$5]));[.C51]/([$Data.B$5]);&quot;&quot;)">
            <text:p/>
          </table:table-cell>
          <table:table-cell table:style-name="ce172" table:formula="of:=IF(AND(ISNUMBER([.C50]);ISNUMBER([.C51]));[.C51]-[.C50];&quot;&quot;)">
            <text:p/>
          </table:table-cell>
          <table:table-cell table:style-name="ce214" table:formula="of:=IF(AND(ISNUMBER([.I50]);ISNUMBER([.I51]));[.I51]-[.I50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47" calcext:value-type="float">
            <text:p>047</text:p>
          </table:table-cell>
          <table:table-cell table:style-name="ce167" table:formula="of:=[$Weight.B52]">
            <text:p/>
          </table:table-cell>
          <table:table-cell table:number-columns-repeated="6"/>
          <table:table-cell table:style-name="ce214" table:formula="of:=IF(AND(ISNUMBER([.C52]);ISNUMBER([$Data.B$5]));[.C52]/([$Data.B$5]);&quot;&quot;)">
            <text:p/>
          </table:table-cell>
          <table:table-cell table:style-name="ce172" table:formula="of:=IF(AND(ISNUMBER([.C51]);ISNUMBER([.C52]));[.C52]-[.C51];&quot;&quot;)">
            <text:p/>
          </table:table-cell>
          <table:table-cell table:style-name="ce214" table:formula="of:=IF(AND(ISNUMBER([.I51]);ISNUMBER([.I52]));[.I52]-[.I51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48" calcext:value-type="float">
            <text:p>048</text:p>
          </table:table-cell>
          <table:table-cell table:style-name="ce167" table:formula="of:=[$Weight.B53]">
            <text:p/>
          </table:table-cell>
          <table:table-cell table:number-columns-repeated="6"/>
          <table:table-cell table:style-name="ce214" table:formula="of:=IF(AND(ISNUMBER([.C53]);ISNUMBER([$Data.B$5]));[.C53]/([$Data.B$5]);&quot;&quot;)">
            <text:p/>
          </table:table-cell>
          <table:table-cell table:style-name="ce172" table:formula="of:=IF(AND(ISNUMBER([.C52]);ISNUMBER([.C53]));[.C53]-[.C52];&quot;&quot;)">
            <text:p/>
          </table:table-cell>
          <table:table-cell table:style-name="ce214" table:formula="of:=IF(AND(ISNUMBER([.I52]);ISNUMBER([.I53]));[.I53]-[.I52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49" calcext:value-type="float">
            <text:p>049</text:p>
          </table:table-cell>
          <table:table-cell table:style-name="ce167" table:formula="of:=[$Weight.B54]">
            <text:p/>
          </table:table-cell>
          <table:table-cell table:number-columns-repeated="6"/>
          <table:table-cell table:style-name="ce214" table:formula="of:=IF(AND(ISNUMBER([.C54]);ISNUMBER([$Data.B$5]));[.C54]/([$Data.B$5]);&quot;&quot;)">
            <text:p/>
          </table:table-cell>
          <table:table-cell table:style-name="ce172" table:formula="of:=IF(AND(ISNUMBER([.C53]);ISNUMBER([.C54]));[.C54]-[.C53];&quot;&quot;)">
            <text:p/>
          </table:table-cell>
          <table:table-cell table:style-name="ce214" table:formula="of:=IF(AND(ISNUMBER([.I53]);ISNUMBER([.I54]));[.I54]-[.I53];&quot;&quot;)">
            <text:p/>
          </table:table-cell>
          <table:table-cell table:number-columns-repeated="1012"/>
        </table:table-row>
        <table:table-row table:style-name="ro1">
          <table:table-cell table:style-name="ce55" office:value-type="float" office:value="50" calcext:value-type="float">
            <text:p>050</text:p>
          </table:table-cell>
          <table:table-cell table:style-name="ce167" table:formula="of:=[$Weight.B55]">
            <text:p/>
          </table:table-cell>
          <table:table-cell table:number-columns-repeated="6"/>
          <table:table-cell table:style-name="ce214" table:formula="of:=IF(AND(ISNUMBER([.C55]);ISNUMBER([$Data.B$5]));[.C55]/([$Data.B$5]);&quot;&quot;)">
            <text:p/>
          </table:table-cell>
          <table:table-cell table:style-name="ce172" table:formula="of:=IF(AND(ISNUMBER([.C54]);ISNUMBER([.C55]));[.C55]-[.C54];&quot;&quot;)">
            <text:p/>
          </table:table-cell>
          <table:table-cell table:style-name="ce214" table:formula="of:=IF(AND(ISNUMBER([.I54]);ISNUMBER([.I55]));[.I55]-[.I54];&quot;&quot;)">
            <text:p/>
          </table:table-cell>
          <table:table-cell table:number-columns-repeated="101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ercises" table:style-name="ta1">
        <table:table-column table:style-name="co16" table:default-cell-style-name="Default"/>
        <table:table-column table:style-name="co26" table:default-cell-style-name="ce59"/>
        <table:table-column table:style-name="co4" table:number-columns-repeated="6" table:default-cell-style-name="Default"/>
        <table:table-column table:style-name="co4" table:default-cell-style-name="ce59"/>
        <table:table-column table:style-name="co4" table:number-columns-repeated="5" table:default-cell-style-name="Default"/>
        <table:table-column table:style-name="co27" table:default-cell-style-name="Default"/>
        <table:table-column table:style-name="co4" table:default-cell-style-name="ce59"/>
        <table:table-column table:style-name="co28" table:default-cell-style-name="Default"/>
        <table:table-column table:style-name="co4" table:number-columns-repeated="1007" table:default-cell-style-name="Default"/>
        <table:table-row table:style-name="ro1">
          <table:table-cell table:style-name="ce83" office:value-type="string" calcext:value-type="string" table:number-columns-spanned="17" table:number-rows-spanned="1">
            <text:p>WHOLE HEALTHY ATHLETE – Exercise Protocol</text:p>
          </table:table-cell>
          <table:covered-table-cell table:style-name="ce217"/>
          <table:covered-table-cell table:style-name="ce104"/>
          <table:covered-table-cell table:style-name="ce136"/>
          <table:covered-table-cell table:style-name="ce147"/>
          <table:covered-table-cell table:number-columns-repeated="12" table:style-name="ce83"/>
          <table:table-cell table:number-columns-repeated="1007"/>
        </table:table-row>
        <table:table-row table:style-name="ro1">
          <table:table-cell table:style-name="ce42"/>
          <table:table-cell table:style-name="ce69"/>
          <table:table-cell table:style-name="ce71" office:value-type="string" calcext:value-type="string" table:number-columns-spanned="7" table:number-rows-spanned="1">
            <text:p>Plan</text:p>
          </table:table-cell>
          <table:covered-table-cell table:number-columns-repeated="5" table:style-name="ce74"/>
          <table:covered-table-cell table:style-name="ce75"/>
          <table:table-cell table:style-name="ce86" office:value-type="string" calcext:value-type="string" table:number-columns-spanned="7" table:number-rows-spanned="1">
            <text:p>Execution</text:p>
          </table:table-cell>
          <table:covered-table-cell table:number-columns-repeated="5" table:style-name="ce88"/>
          <table:covered-table-cell table:style-name="ce89"/>
          <table:table-cell table:number-columns-repeated="1008"/>
        </table:table-row>
        <table:table-row table:style-name="ro1">
          <table:table-cell table:style-name="ce216" office:value-type="string" calcext:value-type="string">
            <text:p>Week</text:p>
          </table:table-cell>
          <table:table-cell table:style-name="ce218" office:value-type="string" calcext:value-type="string">
            <text:p>Date</text:p>
          </table:table-cell>
          <table:table-cell table:style-name="ce221" office:value-type="string" calcext:value-type="string">
            <text:p>Mo</text:p>
          </table:table-cell>
          <table:table-cell table:style-name="ce221" office:value-type="string" calcext:value-type="string">
            <text:p>Tue</text:p>
          </table:table-cell>
          <table:table-cell table:style-name="ce221" office:value-type="string" calcext:value-type="string">
            <text:p>Wed</text:p>
          </table:table-cell>
          <table:table-cell table:style-name="ce221" office:value-type="string" calcext:value-type="string">
            <text:p>Thu</text:p>
          </table:table-cell>
          <table:table-cell table:style-name="ce221" office:value-type="string" calcext:value-type="string">
            <text:p>Fr</text:p>
          </table:table-cell>
          <table:table-cell table:style-name="ce221" office:value-type="string" calcext:value-type="string">
            <text:p>Sat</text:p>
          </table:table-cell>
          <table:table-cell table:style-name="ce225" office:value-type="string" calcext:value-type="string">
            <text:p>Sun</text:p>
          </table:table-cell>
          <table:table-cell table:style-name="ce227" office:value-type="string" calcext:value-type="string">
            <text:p>Mo</text:p>
          </table:table-cell>
          <table:table-cell table:style-name="ce227" office:value-type="string" calcext:value-type="string">
            <text:p>Tue</text:p>
          </table:table-cell>
          <table:table-cell table:style-name="ce227" office:value-type="string" calcext:value-type="string">
            <text:p>Wed</text:p>
          </table:table-cell>
          <table:table-cell table:style-name="ce227" office:value-type="string" calcext:value-type="string">
            <text:p>Thu</text:p>
          </table:table-cell>
          <table:table-cell table:style-name="ce227" office:value-type="string" calcext:value-type="string">
            <text:p>Fr</text:p>
          </table:table-cell>
          <table:table-cell table:style-name="ce227" office:value-type="string" calcext:value-type="string">
            <text:p>Sat</text:p>
          </table:table-cell>
          <table:table-cell table:style-name="ce230" office:value-type="string" calcext:value-type="string">
            <text:p>Sun</text:p>
          </table:table-cell>
          <table:table-cell table:style-name="ce216" office:value-type="string" calcext:value-type="string">
            <text:p>Comments</text:p>
          </table:table-cell>
          <table:table-cell table:style-name="ce132" table:number-columns-repeated="1007"/>
        </table:table-row>
        <table:table-row table:style-name="ro1">
          <table:table-cell table:style-name="ce55" office:value-type="float" office:value="0" calcext:value-type="float">
            <text:p>000</text:p>
          </table:table-cell>
          <table:table-cell table:style-name="ce167" table:formula="of:=IF(ISNUMBER([$Weight.B5]);[$Weight.B5];&quot;&quot;)">
            <text:p/>
          </table:table-cell>
          <table:table-cell table:style-name="ce85"/>
          <table:table-cell table:number-columns-repeated="1021"/>
        </table:table-row>
        <table:table-row table:style-name="ro1">
          <table:table-cell table:style-name="ce55" office:value-type="float" office:value="1" calcext:value-type="float">
            <text:p>001</text:p>
          </table:table-cell>
          <table:table-cell table:style-name="ce167" table:formula="of:=[$Weight.B6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2" calcext:value-type="float">
            <text:p>002</text:p>
          </table:table-cell>
          <table:table-cell table:style-name="ce167" table:formula="of:=[$Weight.B7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3" calcext:value-type="float">
            <text:p>003</text:p>
          </table:table-cell>
          <table:table-cell table:style-name="ce167" table:formula="of:=[$Weight.B8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4" calcext:value-type="float">
            <text:p>004</text:p>
          </table:table-cell>
          <table:table-cell table:style-name="ce167" table:formula="of:=[$Weight.B9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5" calcext:value-type="float">
            <text:p>005</text:p>
          </table:table-cell>
          <table:table-cell table:style-name="ce167" table:formula="of:=[$Weight.B10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6" calcext:value-type="float">
            <text:p>006</text:p>
          </table:table-cell>
          <table:table-cell table:style-name="ce167" table:formula="of:=[$Weight.B11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7" calcext:value-type="float">
            <text:p>007</text:p>
          </table:table-cell>
          <table:table-cell table:style-name="ce167" table:formula="of:=[$Weight.B12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8" calcext:value-type="float">
            <text:p>008</text:p>
          </table:table-cell>
          <table:table-cell table:style-name="ce167" table:formula="of:=[$Weight.B13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9" calcext:value-type="float">
            <text:p>009</text:p>
          </table:table-cell>
          <table:table-cell table:style-name="ce167" table:formula="of:=[$Weight.B14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10" calcext:value-type="float">
            <text:p>010</text:p>
          </table:table-cell>
          <table:table-cell table:style-name="ce167" table:formula="of:=[$Weight.B15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11" calcext:value-type="float">
            <text:p>011</text:p>
          </table:table-cell>
          <table:table-cell table:style-name="ce167" table:formula="of:=[$Weight.B16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12" calcext:value-type="float">
            <text:p>012</text:p>
          </table:table-cell>
          <table:table-cell table:style-name="ce167" table:formula="of:=[$Weight.B17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13" calcext:value-type="float">
            <text:p>013</text:p>
          </table:table-cell>
          <table:table-cell table:style-name="ce167" table:formula="of:=[$Weight.B18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14" calcext:value-type="float">
            <text:p>014</text:p>
          </table:table-cell>
          <table:table-cell table:style-name="ce167" table:formula="of:=[$Weight.B19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15" calcext:value-type="float">
            <text:p>015</text:p>
          </table:table-cell>
          <table:table-cell table:style-name="ce167" table:formula="of:=[$Weight.B20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16" calcext:value-type="float">
            <text:p>016</text:p>
          </table:table-cell>
          <table:table-cell table:style-name="ce167" table:formula="of:=[$Weight.B21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17" calcext:value-type="float">
            <text:p>017</text:p>
          </table:table-cell>
          <table:table-cell table:style-name="ce167" table:formula="of:=[$Weight.B22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18" calcext:value-type="float">
            <text:p>018</text:p>
          </table:table-cell>
          <table:table-cell table:style-name="ce167" table:formula="of:=[$Weight.B23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19" calcext:value-type="float">
            <text:p>019</text:p>
          </table:table-cell>
          <table:table-cell table:style-name="ce167" table:formula="of:=[$Weight.B24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20" calcext:value-type="float">
            <text:p>020</text:p>
          </table:table-cell>
          <table:table-cell table:style-name="ce167" table:formula="of:=[$Weight.B25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21" calcext:value-type="float">
            <text:p>021</text:p>
          </table:table-cell>
          <table:table-cell table:style-name="ce167" table:formula="of:=[$Weight.B26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22" calcext:value-type="float">
            <text:p>022</text:p>
          </table:table-cell>
          <table:table-cell table:style-name="ce167" table:formula="of:=[$Weight.B27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23" calcext:value-type="float">
            <text:p>023</text:p>
          </table:table-cell>
          <table:table-cell table:style-name="ce167" table:formula="of:=[$Weight.B28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24" calcext:value-type="float">
            <text:p>024</text:p>
          </table:table-cell>
          <table:table-cell table:style-name="ce167" table:formula="of:=[$Weight.B29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25" calcext:value-type="float">
            <text:p>025</text:p>
          </table:table-cell>
          <table:table-cell table:style-name="ce167" table:formula="of:=[$Weight.B30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26" calcext:value-type="float">
            <text:p>026</text:p>
          </table:table-cell>
          <table:table-cell table:style-name="ce167" table:formula="of:=[$Weight.B31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27" calcext:value-type="float">
            <text:p>027</text:p>
          </table:table-cell>
          <table:table-cell table:style-name="ce167" table:formula="of:=[$Weight.B32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28" calcext:value-type="float">
            <text:p>028</text:p>
          </table:table-cell>
          <table:table-cell table:style-name="ce167" table:formula="of:=[$Weight.B33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29" calcext:value-type="float">
            <text:p>029</text:p>
          </table:table-cell>
          <table:table-cell table:style-name="ce167" table:formula="of:=[$Weight.B34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30" calcext:value-type="float">
            <text:p>030</text:p>
          </table:table-cell>
          <table:table-cell table:style-name="ce167" table:formula="of:=[$Weight.B35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31" calcext:value-type="float">
            <text:p>031</text:p>
          </table:table-cell>
          <table:table-cell table:style-name="ce167" table:formula="of:=[$Weight.B36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32" calcext:value-type="float">
            <text:p>032</text:p>
          </table:table-cell>
          <table:table-cell table:style-name="ce167" table:formula="of:=[$Weight.B37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33" calcext:value-type="float">
            <text:p>033</text:p>
          </table:table-cell>
          <table:table-cell table:style-name="ce167" table:formula="of:=[$Weight.B38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34" calcext:value-type="float">
            <text:p>034</text:p>
          </table:table-cell>
          <table:table-cell table:style-name="ce167" table:formula="of:=[$Weight.B39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35" calcext:value-type="float">
            <text:p>035</text:p>
          </table:table-cell>
          <table:table-cell table:style-name="ce167" table:formula="of:=[$Weight.B40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36" calcext:value-type="float">
            <text:p>036</text:p>
          </table:table-cell>
          <table:table-cell table:style-name="ce167" table:formula="of:=[$Weight.B41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37" calcext:value-type="float">
            <text:p>037</text:p>
          </table:table-cell>
          <table:table-cell table:style-name="ce167" table:formula="of:=[$Weight.B42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38" calcext:value-type="float">
            <text:p>038</text:p>
          </table:table-cell>
          <table:table-cell table:style-name="ce167" table:formula="of:=[$Weight.B43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39" calcext:value-type="float">
            <text:p>039</text:p>
          </table:table-cell>
          <table:table-cell table:style-name="ce167" table:formula="of:=[$Weight.B44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40" calcext:value-type="float">
            <text:p>040</text:p>
          </table:table-cell>
          <table:table-cell table:style-name="ce167" table:formula="of:=[$Weight.B45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41" calcext:value-type="float">
            <text:p>041</text:p>
          </table:table-cell>
          <table:table-cell table:style-name="ce167" table:formula="of:=[$Weight.B46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42" calcext:value-type="float">
            <text:p>042</text:p>
          </table:table-cell>
          <table:table-cell table:style-name="ce167" table:formula="of:=[$Weight.B47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43" calcext:value-type="float">
            <text:p>043</text:p>
          </table:table-cell>
          <table:table-cell table:style-name="ce167" table:formula="of:=[$Weight.B48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44" calcext:value-type="float">
            <text:p>044</text:p>
          </table:table-cell>
          <table:table-cell table:style-name="ce167" table:formula="of:=[$Weight.B49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45" calcext:value-type="float">
            <text:p>045</text:p>
          </table:table-cell>
          <table:table-cell table:style-name="ce167" table:formula="of:=[$Weight.B50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46" calcext:value-type="float">
            <text:p>046</text:p>
          </table:table-cell>
          <table:table-cell table:style-name="ce167" table:formula="of:=[$Weight.B51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47" calcext:value-type="float">
            <text:p>047</text:p>
          </table:table-cell>
          <table:table-cell table:style-name="ce167" table:formula="of:=[$Weight.B52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48" calcext:value-type="float">
            <text:p>048</text:p>
          </table:table-cell>
          <table:table-cell table:style-name="ce167" table:formula="of:=[$Weight.B53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49" calcext:value-type="float">
            <text:p>049</text:p>
          </table:table-cell>
          <table:table-cell table:style-name="ce167" table:formula="of:=[$Weight.B54]">
            <text:p/>
          </table:table-cell>
          <table:table-cell table:number-columns-repeated="1022"/>
        </table:table-row>
        <table:table-row table:style-name="ro1">
          <table:table-cell table:style-name="ce55" office:value-type="float" office:value="50" calcext:value-type="float">
            <text:p>050</text:p>
          </table:table-cell>
          <table:table-cell table:style-name="ce167" table:formula="of:=[$Weight.B55]">
            <text:p/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trition Week XYZ" table:style-name="ta1">
        <table:table-column table:style-name="co16" table:default-cell-style-name="Default"/>
        <table:table-column table:style-name="co26" table:default-cell-style-name="ce59"/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1" table:default-cell-style-name="ce59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ce59"/>
        <table:table-column table:style-name="co28" table:default-cell-style-name="Default"/>
        <table:table-column table:style-name="co4" table:number-columns-repeated="1007" table:default-cell-style-name="Default"/>
        <table:table-row table:style-name="ro1">
          <table:table-cell table:style-name="ce83" office:value-type="string" calcext:value-type="string" table:number-columns-spanned="11" table:number-rows-spanned="1">
            <text:p>WHOLE HEALTHY ATHLETE – Nutrition Protocol</text:p>
          </table:table-cell>
          <table:covered-table-cell table:style-name="ce217"/>
          <table:covered-table-cell table:style-name="ce104"/>
          <table:covered-table-cell table:style-name="ce136"/>
          <table:covered-table-cell table:style-name="ce147"/>
          <table:covered-table-cell table:number-columns-repeated="6" table:style-name="ce83"/>
          <table:table-cell table:number-columns-repeated="1007"/>
        </table:table-row>
        <table:table-row table:style-name="ro1">
          <table:table-cell table:style-name="ce83"/>
          <table:table-cell table:style-name="ce217"/>
          <table:table-cell table:style-name="ce104"/>
          <table:table-cell table:style-name="ce136"/>
          <table:table-cell table:style-name="ce147"/>
          <table:table-cell table:style-name="ce83" table:number-columns-repeated="6"/>
          <table:table-cell table:number-columns-repeated="1007"/>
        </table:table-row>
        <table:table-row table:style-name="ro1">
          <table:table-cell table:style-name="ce216" office:value-type="string" calcext:value-type="string">
            <text:p>Week</text:p>
          </table:table-cell>
          <table:table-cell table:style-name="ce218" office:value-type="string" calcext:value-type="string">
            <text:p>Date</text:p>
          </table:table-cell>
          <table:table-cell table:style-name="ce221" office:value-type="string" calcext:value-type="string">
            <text:p>Meal</text:p>
          </table:table-cell>
          <table:table-cell table:style-name="ce221" office:value-type="string" calcext:value-type="string">
            <text:p>Food</text:p>
          </table:table-cell>
          <table:table-cell table:style-name="ce221" office:value-type="string" calcext:value-type="string">
            <text:p>Weight</text:p>
          </table:table-cell>
          <table:table-cell table:style-name="ce225" office:value-type="string" calcext:value-type="string">
            <text:p>Calories</text:p>
          </table:table-cell>
          <table:table-cell table:style-name="ce239" office:value-type="string" calcext:value-type="string">
            <text:p>Criterion 1</text:p>
          </table:table-cell>
          <table:table-cell table:style-name="ce239" office:value-type="string" calcext:value-type="string">
            <text:p>Criterion 2</text:p>
          </table:table-cell>
          <table:table-cell table:style-name="ce239" office:value-type="string" calcext:value-type="string">
            <text:p>Criterion 3</text:p>
          </table:table-cell>
          <table:table-cell table:style-name="ce242" office:value-type="string" calcext:value-type="string">
            <text:p>Other Criteria</text:p>
          </table:table-cell>
          <table:table-cell table:style-name="ce216" office:value-type="string" calcext:value-type="string">
            <text:p>Comments</text:p>
          </table:table-cell>
          <table:table-cell table:style-name="ce132" table:number-columns-repeated="1007"/>
        </table:table-row>
        <table:table-row table:style-name="ro1">
          <table:table-cell table:style-name="ce231"/>
          <table:table-cell table:style-name="ce232"/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 table:number-rows-repeated="10">
          <table:table-cell table:style-name="ce55"/>
          <table:table-cell table:style-name="ce167"/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233" office:value-type="string" calcext:value-type="string">
            <text:p>Sum:</text:p>
          </table:table-cell>
          <table:table-cell table:style-name="ce141" table:number-columns-repeated="2"/>
          <table:table-cell table:style-name="ce236" table:formula="of:=SUM([.E4:.E14])" office:value-type="float" office:value="0" calcext:value-type="float">
            <text:p>0</text:p>
          </table:table-cell>
          <table:table-cell table:style-name="ce237" table:formula="of:=SUM([.F4:.F14])" office:value-type="float" office:value="0" calcext:value-type="float">
            <text:p>0</text:p>
          </table:table-cell>
          <table:table-cell table:style-name="ce138" table:formula="of:=SUM([.G4:.G14])" office:value-type="percentage" office:value="0" calcext:value-type="percentage">
            <text:p>0%</text:p>
          </table:table-cell>
          <table:table-cell table:style-name="ce138" table:formula="of:=SUM([.H4:.H14])" office:value-type="percentage" office:value="0" calcext:value-type="percentage">
            <text:p>0%</text:p>
          </table:table-cell>
          <table:table-cell table:style-name="ce138" table:formula="of:=SUM([.I4:.I14])" office:value-type="percentage" office:value="0" calcext:value-type="percentage">
            <text:p>0%</text:p>
          </table:table-cell>
          <table:table-cell table:style-name="ce142" table:formula="of:=SUM([.J4:.J14])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table:style-name="ce55"/>
          <table:table-cell table:style-name="ce233"/>
          <table:table-cell table:style-name="ce141" table:number-columns-repeated="3"/>
          <table:table-cell table:style-name="ce238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167" table:formula="of:=IF(ISNUMBER([.B4]);[.B4]+1;&quot;&quot;)">
            <text:p/>
          </table:table-cell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 table:number-rows-repeated="10">
          <table:table-cell table:style-name="ce55"/>
          <table:table-cell table:style-name="ce167"/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233" office:value-type="string" calcext:value-type="string">
            <text:p>Sum:</text:p>
          </table:table-cell>
          <table:table-cell table:style-name="ce141" table:number-columns-repeated="2"/>
          <table:table-cell table:style-name="ce236" table:formula="of:=SUM([.E17:.E27])" office:value-type="float" office:value="0" calcext:value-type="float">
            <text:p>0</text:p>
          </table:table-cell>
          <table:table-cell table:style-name="ce237" table:formula="of:=SUM([.F17:.F27])" office:value-type="float" office:value="0" calcext:value-type="float">
            <text:p>0</text:p>
          </table:table-cell>
          <table:table-cell table:style-name="ce138" table:formula="of:=SUM([.G17:.G27])" office:value-type="percentage" office:value="0" calcext:value-type="percentage">
            <text:p>0%</text:p>
          </table:table-cell>
          <table:table-cell table:style-name="ce138" table:formula="of:=SUM([.H17:.H27])" office:value-type="percentage" office:value="0" calcext:value-type="percentage">
            <text:p>0%</text:p>
          </table:table-cell>
          <table:table-cell table:style-name="ce138" table:formula="of:=SUM([.I17:.I27])" office:value-type="percentage" office:value="0" calcext:value-type="percentage">
            <text:p>0%</text:p>
          </table:table-cell>
          <table:table-cell table:style-name="ce142" table:formula="of:=SUM([.J17:.J27])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table:style-name="ce55"/>
          <table:table-cell table:style-name="ce167"/>
          <table:table-cell table:style-name="ce141" table:number-columns-repeated="3"/>
          <table:table-cell table:style-name="ce238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167" table:formula="of:=IF(ISNUMBER([.B17]);[.B17]+1;&quot;&quot;)">
            <text:p/>
          </table:table-cell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 table:number-rows-repeated="10">
          <table:table-cell table:style-name="ce55"/>
          <table:table-cell table:style-name="ce167"/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233" office:value-type="string" calcext:value-type="string">
            <text:p>Sum:</text:p>
          </table:table-cell>
          <table:table-cell table:style-name="ce141" table:number-columns-repeated="2"/>
          <table:table-cell table:style-name="ce236" table:formula="of:=SUM([.E30:.E40])" office:value-type="float" office:value="0" calcext:value-type="float">
            <text:p>0</text:p>
          </table:table-cell>
          <table:table-cell table:style-name="ce237" table:formula="of:=SUM([.F30:.F40])" office:value-type="float" office:value="0" calcext:value-type="float">
            <text:p>0</text:p>
          </table:table-cell>
          <table:table-cell table:style-name="ce138" table:formula="of:=SUM([.G30:.G40])" office:value-type="percentage" office:value="0" calcext:value-type="percentage">
            <text:p>0%</text:p>
          </table:table-cell>
          <table:table-cell table:style-name="ce138" table:formula="of:=SUM([.H30:.H40])" office:value-type="percentage" office:value="0" calcext:value-type="percentage">
            <text:p>0%</text:p>
          </table:table-cell>
          <table:table-cell table:style-name="ce138" table:formula="of:=SUM([.I30:.I40])" office:value-type="percentage" office:value="0" calcext:value-type="percentage">
            <text:p>0%</text:p>
          </table:table-cell>
          <table:table-cell table:style-name="ce142" table:formula="of:=SUM([.J30:.J40])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table:style-name="ce55"/>
          <table:table-cell table:style-name="ce167"/>
          <table:table-cell table:style-name="ce141" table:number-columns-repeated="3"/>
          <table:table-cell table:style-name="ce238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167" table:formula="of:=IF(ISNUMBER([.B30]);[.B30]+1;&quot;&quot;)">
            <text:p/>
          </table:table-cell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 table:number-rows-repeated="10">
          <table:table-cell table:style-name="ce55"/>
          <table:table-cell table:style-name="ce167"/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233" office:value-type="string" calcext:value-type="string">
            <text:p>Sum:</text:p>
          </table:table-cell>
          <table:table-cell table:style-name="ce141" table:number-columns-repeated="2"/>
          <table:table-cell table:style-name="ce236" table:formula="of:=SUM([.E43:.E53])" office:value-type="float" office:value="0" calcext:value-type="float">
            <text:p>0</text:p>
          </table:table-cell>
          <table:table-cell table:style-name="ce237" table:formula="of:=SUM([.F43:.F53])" office:value-type="float" office:value="0" calcext:value-type="float">
            <text:p>0</text:p>
          </table:table-cell>
          <table:table-cell table:style-name="ce138" table:formula="of:=SUM([.G43:.G53])" office:value-type="percentage" office:value="0" calcext:value-type="percentage">
            <text:p>0%</text:p>
          </table:table-cell>
          <table:table-cell table:style-name="ce138" table:formula="of:=SUM([.H43:.H53])" office:value-type="percentage" office:value="0" calcext:value-type="percentage">
            <text:p>0%</text:p>
          </table:table-cell>
          <table:table-cell table:style-name="ce138" table:formula="of:=SUM([.I43:.I53])" office:value-type="percentage" office:value="0" calcext:value-type="percentage">
            <text:p>0%</text:p>
          </table:table-cell>
          <table:table-cell table:style-name="ce142" table:formula="of:=SUM([.J43:.J53])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table:style-name="ce55"/>
          <table:table-cell table:style-name="ce234"/>
          <table:table-cell table:number-columns-repeated="4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167" table:formula="of:=IF(ISNUMBER([.B43]);[.B43]+1;&quot;&quot;)">
            <text:p/>
          </table:table-cell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 table:number-rows-repeated="10">
          <table:table-cell table:style-name="ce55"/>
          <table:table-cell table:style-name="ce167"/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233" office:value-type="string" calcext:value-type="string">
            <text:p>Sum:</text:p>
          </table:table-cell>
          <table:table-cell table:style-name="ce141" table:number-columns-repeated="2"/>
          <table:table-cell table:style-name="ce236" table:formula="of:=SUM([.E56:.E66])" office:value-type="float" office:value="0" calcext:value-type="float">
            <text:p>0</text:p>
          </table:table-cell>
          <table:table-cell table:style-name="ce237" table:formula="of:=SUM([.F56:.F66])" office:value-type="float" office:value="0" calcext:value-type="float">
            <text:p>0</text:p>
          </table:table-cell>
          <table:table-cell table:style-name="ce138" table:formula="of:=SUM([.G56:.G66])" office:value-type="percentage" office:value="0" calcext:value-type="percentage">
            <text:p>0%</text:p>
          </table:table-cell>
          <table:table-cell table:style-name="ce138" table:formula="of:=SUM([.H56:.H66])" office:value-type="percentage" office:value="0" calcext:value-type="percentage">
            <text:p>0%</text:p>
          </table:table-cell>
          <table:table-cell table:style-name="ce138" table:formula="of:=SUM([.I56:.I66])" office:value-type="percentage" office:value="0" calcext:value-type="percentage">
            <text:p>0%</text:p>
          </table:table-cell>
          <table:table-cell table:style-name="ce142" table:formula="of:=SUM([.J56:.J66])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table:style-name="ce55"/>
          <table:table-cell table:style-name="ce235"/>
          <table:table-cell table:number-columns-repeated="4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167" table:formula="of:=IF(ISNUMBER([.B56]);[.B56]+1;&quot;&quot;)">
            <text:p/>
          </table:table-cell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 table:number-rows-repeated="10">
          <table:table-cell table:style-name="ce55"/>
          <table:table-cell table:style-name="ce167"/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233" office:value-type="string" calcext:value-type="string">
            <text:p>Sum:</text:p>
          </table:table-cell>
          <table:table-cell table:style-name="ce141" table:number-columns-repeated="2"/>
          <table:table-cell table:style-name="ce236" table:formula="of:=SUM([.E69:.E79])" office:value-type="float" office:value="0" calcext:value-type="float">
            <text:p>0</text:p>
          </table:table-cell>
          <table:table-cell table:style-name="ce237" table:formula="of:=SUM([.F69:.F79])" office:value-type="float" office:value="0" calcext:value-type="float">
            <text:p>0</text:p>
          </table:table-cell>
          <table:table-cell table:style-name="ce138" table:formula="of:=SUM([.G69:.G79])" office:value-type="percentage" office:value="0" calcext:value-type="percentage">
            <text:p>0%</text:p>
          </table:table-cell>
          <table:table-cell table:style-name="ce138" table:formula="of:=SUM([.H69:.H79])" office:value-type="percentage" office:value="0" calcext:value-type="percentage">
            <text:p>0%</text:p>
          </table:table-cell>
          <table:table-cell table:style-name="ce138" table:formula="of:=SUM([.I69:.I79])" office:value-type="percentage" office:value="0" calcext:value-type="percentage">
            <text:p>0%</text:p>
          </table:table-cell>
          <table:table-cell table:style-name="ce142" table:formula="of:=SUM([.J69:.J79])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>
          <table:table-cell table:style-name="ce55"/>
          <table:table-cell table:style-name="ce235"/>
          <table:table-cell table:number-columns-repeated="4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167" table:formula="of:=IF(ISNUMBER([.B69]);[.B69]+1;&quot;&quot;)">
            <text:p/>
          </table:table-cell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 table:number-rows-repeated="10">
          <table:table-cell table:style-name="ce55"/>
          <table:table-cell table:style-name="ce167"/>
          <table:table-cell table:style-name="ce141" table:number-columns-repeated="2"/>
          <table:table-cell table:style-name="ce236"/>
          <table:table-cell table:style-name="ce237"/>
          <table:table-cell table:style-name="ce138" table:number-columns-repeated="3"/>
          <table:table-cell table:style-name="ce142"/>
          <table:table-cell table:number-columns-repeated="1008"/>
        </table:table-row>
        <table:table-row table:style-name="ro1">
          <table:table-cell table:style-name="ce55"/>
          <table:table-cell table:style-name="ce233" office:value-type="string" calcext:value-type="string">
            <text:p>Sum:</text:p>
          </table:table-cell>
          <table:table-cell table:style-name="ce141" table:number-columns-repeated="2"/>
          <table:table-cell table:style-name="ce236" table:formula="of:=SUM([.E82:.E92])" office:value-type="float" office:value="0" calcext:value-type="float">
            <text:p>0</text:p>
          </table:table-cell>
          <table:table-cell table:style-name="ce237" table:formula="of:=SUM([.F82:.F92])" office:value-type="float" office:value="0" calcext:value-type="float">
            <text:p>0</text:p>
          </table:table-cell>
          <table:table-cell table:style-name="ce138" table:formula="of:=SUM([.G82:.G92])" office:value-type="percentage" office:value="0" calcext:value-type="percentage">
            <text:p>0%</text:p>
          </table:table-cell>
          <table:table-cell table:style-name="ce138" table:formula="of:=SUM([.H82:.H92])" office:value-type="percentage" office:value="0" calcext:value-type="percentage">
            <text:p>0%</text:p>
          </table:table-cell>
          <table:table-cell table:style-name="ce138" table:formula="of:=SUM([.I82:.I92])" office:value-type="percentage" office:value="0" calcext:value-type="percentage">
            <text:p>0%</text:p>
          </table:table-cell>
          <table:table-cell table:style-name="ce142" table:formula="of:=SUM([.J82:.J92])" office:value-type="percentage" office:value="0" calcext:value-type="percentage">
            <text:p>0%</text:p>
          </table:table-cell>
          <table:table-cell table:number-columns-repeated="1008"/>
        </table:table-row>
        <table:table-row table:style-name="ro1" table:number-rows-repeated="34">
          <table:table-cell table:style-name="ce55"/>
          <table:table-cell table:number-columns-repeated="1017"/>
        </table:table-row>
        <table:table-row table:style-name="ro1" table:number-rows-repeated="1048448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lay Black" svg:font-family="'Noto Sans Display Black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3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7P0" style:volatile="true">
      <style:text-properties fo:color="#00ff00"/>
      <number:text>+</number:text>
      <number:number number:decimal-places="0" number:min-decimal-places="0" number:min-integer-digits="1"/>
    </number:number-style>
    <number:number-style style:name="N127" number:title="U~ser-defined">
      <style:text-properties fo:color="#ff0000"/>
      <number:text>-</number:text>
      <number:number number:decimal-places="0" number:min-decimal-places="0" number:min-integer-digits="1"/>
      <style:map style:condition="value()&gt;=0" style:apply-style-name="N127P0"/>
    </number:number-style>
    <number:number-style style:name="N129P0" style:volatile="true">
      <style:text-properties fo:color="#00ff00"/>
      <number:text>+</number:text>
      <number:number number:decimal-places="2" number:min-decimal-places="2" number:min-integer-digits="1"/>
    </number:number-style>
    <number:number-style style:name="N129">
      <style:text-properties fo:color="#ff0000"/>
      <number:text>-</number:text>
      <number:number number:decimal-places="2" number:min-decimal-places="2" number:min-integer-digits="1"/>
      <style:map style:condition="value()&gt;=0" style:apply-style-name="N129P0"/>
    </number:number-style>
    <number:number-style style:name="N131P0" style:volatile="true">
      <style:text-properties fo:color="#ff0000"/>
      <number:text>+</number:text>
      <number:number number:decimal-places="2" number:min-decimal-places="2" number:min-integer-digits="1"/>
    </number:number-style>
    <number:number-style style:name="N131">
      <style:text-properties fo:color="#00ff00"/>
      <number:text>-</number:text>
      <number:number number:decimal-places="2" number:min-decimal-places="2" number:min-integer-digits="1"/>
      <style:map style:condition="value()&gt;=0" style:apply-style-name="N131P0"/>
    </number:number-style>
    <number:percentage-style style:name="N133P0" style:volatile="true">
      <style:text-properties fo:color="#ff0000"/>
      <number:text>+</number:text>
      <number:number number:decimal-places="2" number:min-decimal-places="2" number:min-integer-digits="1"/>
      <number:text>%</number:text>
    </number:percentage-style>
    <number:percentage-style style:name="N133">
      <style:text-properties fo:color="#00ff00"/>
      <number:text>-</number:text>
      <number:number number:decimal-places="2" number:min-decimal-places="2" number:min-integer-digits="1"/>
      <number:text>%</number:text>
      <style:map style:condition="value()&gt;=0" style:apply-style-name="N133P0"/>
    </number:percentage-style>
    <number:percentage-style style:name="N135P0" style:volatile="true">
      <number:text>+</number:text>
      <number:number number:decimal-places="2" number:min-decimal-places="2" number:min-integer-digits="1"/>
      <number:text>%</number:text>
    </number:percentage-style>
    <number:percentage-style style:name="N135">
      <number:text>-</number:text>
      <number:number number:decimal-places="2" number:min-decimal-places="2" number:min-integer-digits="1"/>
      <number:text>%</number:text>
      <style:map style:condition="value()&gt;=0" style:apply-style-name="N135P0"/>
    </number:percentage-style>
    <number:percentage-style style:name="N136P0" style:volatile="true">
      <number:text>+</number:text>
      <number:number number:decimal-places="2" number:min-decimal-places="2" number:min-integer-digits="1"/>
      <number:text>%</number:text>
    </number:percentage-style>
    <number:percentage-style style:name="N136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36P0"/>
    </number:percentage-style>
    <number:number-style style:name="N138P0" style:volatile="true">
      <number:text>+</number:text>
      <number:number number:decimal-places="2" number:min-decimal-places="2" number:min-integer-digits="1"/>
    </number:number-style>
    <number:number-style style:name="N138">
      <number:text>-</number:text>
      <number:number number:decimal-places="2" number:min-decimal-places="2" number:min-integer-digits="1"/>
      <style:map style:condition="value()&gt;=0" style:apply-style-name="N138P0"/>
    </number:number-style>
    <number:percentage-style style:name="N139P0" style:volatile="true">
      <style:text-properties fo:color="#ff0000"/>
      <number:text>+</number:text>
      <number:number number:decimal-places="2" number:min-decimal-places="2" number:min-integer-digits="1"/>
      <number:text>%</number:text>
    </number:percentage-style>
    <number:percentage-style style:name="N139">
      <number:text>-</number:text>
      <number:number number:decimal-places="2" number:min-decimal-places="2" number:min-integer-digits="1"/>
      <number:text>%</number:text>
      <style:map style:condition="value()&gt;=0" style:apply-style-name="N139P0"/>
    </number:percentage-style>
    <number:number-style style:name="N140P0" style:volatile="true">
      <style:text-properties fo:color="#ff0000"/>
      <number:text>+</number:text>
      <number:number number:decimal-places="2" number:min-decimal-places="2" number:min-integer-digits="1"/>
    </number:number-style>
    <number:number-style style:name="N140">
      <number:text>-</number:text>
      <number:number number:decimal-places="2" number:min-decimal-places="2" number:min-integer-digits="1"/>
      <style:map style:condition="value()&gt;=0" style:apply-style-name="N140P0"/>
    </number:number-style>
    <number:number-style style:name="N142P0" style:volatile="true">
      <number:text>+</number:text>
      <number:number number:decimal-places="0" number:min-decimal-places="0" number:min-integer-digits="1"/>
    </number:number-style>
    <number:number-style style:name="N142">
      <number:text>-</number:text>
      <number:number number:decimal-places="0" number:min-decimal-places="0" number:min-integer-digits="1"/>
      <style:map style:condition="value()&gt;=0" style:apply-style-name="N142P0"/>
    </number:number-style>
    <number:number-style style:name="N144P0" style:volatile="true">
      <style:text-properties fo:color="#ff0000"/>
      <number:text>+</number:text>
      <number:number number:decimal-places="3" number:min-decimal-places="3" number:min-integer-digits="1"/>
    </number:number-style>
    <number:number-style style:name="N144">
      <number:text>-</number:text>
      <number:number number:decimal-places="3" number:min-decimal-places="3" number:min-integer-digits="1"/>
      <style:map style:condition="value()&gt;=0" style:apply-style-name="N14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8:09:20.631213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7T10:46:55.903810808</meta:creation-date>
    <dc:date>2021-07-25T18:07:44.513591273</dc:date>
    <meta:editing-duration>P1DT20H57M31S</meta:editing-duration>
    <meta:editing-cycles>206</meta:editing-cycles>
    <meta:generator>LibreOffice/7.1.3.2$Linux_X86_64 LibreOffice_project/10$Build-2</meta:generator>
    <meta:document-statistic meta:table-count="5" meta:cell-count="995" meta:object-count="0"/>
  </office:meta>
</office:document-meta>
</file>